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em Production (Wh)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/08/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/08/202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17/08/2021</text:p>
          </table:table-cell>
          <table:table-cell office:value-type="float" office:value="51270" calcext:value-type="float">
            <text:p>51270</text:p>
          </table:table-cell>
        </table:table-row>
        <table:table-row table:style-name="ro1">
          <table:table-cell office:value-type="string" calcext:value-type="string">
            <text:p>18/08/2021</text:p>
          </table:table-cell>
          <table:table-cell office:value-type="float" office:value="47911" calcext:value-type="float">
            <text:p>47911</text:p>
          </table:table-cell>
        </table:table-row>
        <table:table-row table:style-name="ro1">
          <table:table-cell office:value-type="string" calcext:value-type="string">
            <text:p>19/08/2021</text:p>
          </table:table-cell>
          <table:table-cell office:value-type="float" office:value="49698" calcext:value-type="float">
            <text:p>49698</text:p>
          </table:table-cell>
        </table:table-row>
        <table:table-row table:style-name="ro1">
          <table:table-cell office:value-type="string" calcext:value-type="string">
            <text:p>20/08/2021</text:p>
          </table:table-cell>
          <table:table-cell office:value-type="float" office:value="49464" calcext:value-type="float">
            <text:p>49464</text:p>
          </table:table-cell>
        </table:table-row>
        <table:table-row table:style-name="ro1">
          <table:table-cell office:value-type="string" calcext:value-type="string">
            <text:p>21/08/2021</text:p>
          </table:table-cell>
          <table:table-cell office:value-type="float" office:value="41490" calcext:value-type="float">
            <text:p>41490</text:p>
          </table:table-cell>
        </table:table-row>
        <table:table-row table:style-name="ro1">
          <table:table-cell office:value-type="string" calcext:value-type="string">
            <text:p>22/08/2021</text:p>
          </table:table-cell>
          <table:table-cell office:value-type="float" office:value="50755" calcext:value-type="float">
            <text:p>50755</text:p>
          </table:table-cell>
        </table:table-row>
        <table:table-row table:style-name="ro1">
          <table:table-cell office:value-type="string" calcext:value-type="string">
            <text:p>23/08/2021</text:p>
          </table:table-cell>
          <table:table-cell office:value-type="float" office:value="30480" calcext:value-type="float">
            <text:p>30480</text:p>
          </table:table-cell>
        </table:table-row>
        <table:table-row table:style-name="ro1">
          <table:table-cell office:value-type="string" calcext:value-type="string">
            <text:p>24/08/2021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string" calcext:value-type="string">
            <text:p>25/08/2021</text:p>
          </table:table-cell>
          <table:table-cell office:value-type="float" office:value="29329" calcext:value-type="float">
            <text:p>29329</text:p>
          </table:table-cell>
        </table:table-row>
        <table:table-row table:style-name="ro1">
          <table:table-cell office:value-type="string" calcext:value-type="string">
            <text:p>26/08/2021</text:p>
          </table:table-cell>
          <table:table-cell office:value-type="float" office:value="42434" calcext:value-type="float">
            <text:p>42434</text:p>
          </table:table-cell>
        </table:table-row>
        <table:table-row table:style-name="ro1">
          <table:table-cell office:value-type="string" calcext:value-type="string">
            <text:p>27/08/2021</text:p>
          </table:table-cell>
          <table:table-cell office:value-type="float" office:value="35516" calcext:value-type="float">
            <text:p>35516</text:p>
          </table:table-cell>
        </table:table-row>
        <table:table-row table:style-name="ro1">
          <table:table-cell office:value-type="string" calcext:value-type="string">
            <text:p>28/08/2021</text:p>
          </table:table-cell>
          <table:table-cell office:value-type="float" office:value="32210" calcext:value-type="float">
            <text:p>32210</text:p>
          </table:table-cell>
        </table:table-row>
        <table:table-row table:style-name="ro1">
          <table:table-cell office:value-type="string" calcext:value-type="string">
            <text:p>29/08/2021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string" calcext:value-type="string">
            <text:p>30/08/2021</text:p>
          </table:table-cell>
          <table:table-cell office:value-type="float" office:value="51286" calcext:value-type="float">
            <text:p>51286</text:p>
          </table:table-cell>
        </table:table-row>
        <table:table-row table:style-name="ro1">
          <table:table-cell office:value-type="string" calcext:value-type="string">
            <text:p>31/08/2021</text:p>
          </table:table-cell>
          <table:table-cell office:value-type="float" office:value="54440" calcext:value-type="float">
            <text:p>54440</text:p>
          </table:table-cell>
        </table:table-row>
        <table:table-row table:style-name="ro1">
          <table:table-cell office:value-type="string" calcext:value-type="string">
            <text:p>01/09/2021</text:p>
          </table:table-cell>
          <table:table-cell office:value-type="float" office:value="52987" calcext:value-type="float">
            <text:p>52987</text:p>
          </table:table-cell>
        </table:table-row>
        <table:table-row table:style-name="ro1">
          <table:table-cell office:value-type="string" calcext:value-type="string">
            <text:p>02/09/2021</text:p>
          </table:table-cell>
          <table:table-cell office:value-type="float" office:value="28736" calcext:value-type="float">
            <text:p>28736</text:p>
          </table:table-cell>
        </table:table-row>
        <table:table-row table:style-name="ro1">
          <table:table-cell office:value-type="string" calcext:value-type="string">
            <text:p>03/09/2021</text:p>
          </table:table-cell>
          <table:table-cell office:value-type="float" office:value="54178" calcext:value-type="float">
            <text:p>54178</text:p>
          </table:table-cell>
        </table:table-row>
        <table:table-row table:style-name="ro1">
          <table:table-cell office:value-type="string" calcext:value-type="string">
            <text:p>04/09/2021</text:p>
          </table:table-cell>
          <table:table-cell office:value-type="float" office:value="13706" calcext:value-type="float">
            <text:p>13706</text:p>
          </table:table-cell>
        </table:table-row>
        <table:table-row table:style-name="ro1">
          <table:table-cell office:value-type="string" calcext:value-type="string">
            <text:p>05/09/2021</text:p>
          </table:table-cell>
          <table:table-cell office:value-type="float" office:value="53259" calcext:value-type="float">
            <text:p>53259</text:p>
          </table:table-cell>
        </table:table-row>
        <table:table-row table:style-name="ro1">
          <table:table-cell office:value-type="string" calcext:value-type="string">
            <text:p>06/09/2021</text:p>
          </table:table-cell>
          <table:table-cell office:value-type="float" office:value="59348" calcext:value-type="float">
            <text:p>59348</text:p>
          </table:table-cell>
        </table:table-row>
        <table:table-row table:style-name="ro1">
          <table:table-cell office:value-type="string" calcext:value-type="string">
            <text:p>07/09/2021</text:p>
          </table:table-cell>
          <table:table-cell office:value-type="float" office:value="60519" calcext:value-type="float">
            <text:p>60519</text:p>
          </table:table-cell>
        </table:table-row>
        <table:table-row table:style-name="ro1">
          <table:table-cell office:value-type="string" calcext:value-type="string">
            <text:p>08/09/2021</text:p>
          </table:table-cell>
          <table:table-cell office:value-type="float" office:value="47409" calcext:value-type="float">
            <text:p>47409</text:p>
          </table:table-cell>
        </table:table-row>
        <table:table-row table:style-name="ro1">
          <table:table-cell office:value-type="string" calcext:value-type="string">
            <text:p>09/09/2021</text:p>
          </table:table-cell>
          <table:table-cell office:value-type="float" office:value="55677" calcext:value-type="float">
            <text:p>55677</text:p>
          </table:table-cell>
        </table:table-row>
        <table:table-row table:style-name="ro1">
          <table:table-cell office:value-type="string" calcext:value-type="string">
            <text:p>10/09/2021</text:p>
          </table:table-cell>
          <table:table-cell office:value-type="float" office:value="38973" calcext:value-type="float">
            <text:p>38973</text:p>
          </table:table-cell>
        </table:table-row>
        <table:table-row table:style-name="ro1">
          <table:table-cell office:value-type="string" calcext:value-type="string">
            <text:p>11/09/2021</text:p>
          </table:table-cell>
          <table:table-cell office:value-type="float" office:value="61141" calcext:value-type="float">
            <text:p>61141</text:p>
          </table:table-cell>
        </table:table-row>
        <table:table-row table:style-name="ro1">
          <table:table-cell office:value-type="string" calcext:value-type="string">
            <text:p>12/09/2021</text:p>
          </table:table-cell>
          <table:table-cell office:value-type="float" office:value="60195" calcext:value-type="float">
            <text:p>60195</text:p>
          </table:table-cell>
        </table:table-row>
        <table:table-row table:style-name="ro1">
          <table:table-cell office:value-type="string" calcext:value-type="string">
            <text:p>13/09/2021</text:p>
          </table:table-cell>
          <table:table-cell office:value-type="float" office:value="36023" calcext:value-type="float">
            <text:p>36023</text:p>
          </table:table-cell>
        </table:table-row>
        <table:table-row table:style-name="ro1">
          <table:table-cell office:value-type="string" calcext:value-type="string">
            <text:p>14/09/2021</text:p>
          </table:table-cell>
          <table:table-cell office:value-type="float" office:value="31491" calcext:value-type="float">
            <text:p>31491</text:p>
          </table:table-cell>
        </table:table-row>
        <table:table-row table:style-name="ro1">
          <table:table-cell office:value-type="string" calcext:value-type="string">
            <text:p>15/09/2021</text:p>
          </table:table-cell>
          <table:table-cell office:value-type="float" office:value="50679" calcext:value-type="float">
            <text:p>50679</text:p>
          </table:table-cell>
        </table:table-row>
        <table:table-row table:style-name="ro1">
          <table:table-cell office:value-type="string" calcext:value-type="string">
            <text:p>16/09/2021</text:p>
          </table:table-cell>
          <table:table-cell office:value-type="float" office:value="51880" calcext:value-type="float">
            <text:p>51880</text:p>
          </table:table-cell>
        </table:table-row>
        <table:table-row table:style-name="ro1">
          <table:table-cell office:value-type="string" calcext:value-type="string">
            <text:p>17/09/2021</text:p>
          </table:table-cell>
          <table:table-cell office:value-type="float" office:value="62922" calcext:value-type="float">
            <text:p>62922</text:p>
          </table:table-cell>
        </table:table-row>
        <table:table-row table:style-name="ro1">
          <table:table-cell office:value-type="string" calcext:value-type="string">
            <text:p>18/09/2021</text:p>
          </table:table-cell>
          <table:table-cell office:value-type="float" office:value="27020" calcext:value-type="float">
            <text:p>27020</text:p>
          </table:table-cell>
        </table:table-row>
        <table:table-row table:style-name="ro1">
          <table:table-cell office:value-type="string" calcext:value-type="string">
            <text:p>19/09/2021</text:p>
          </table:table-cell>
          <table:table-cell office:value-type="float" office:value="64212" calcext:value-type="float">
            <text:p>64212</text:p>
          </table:table-cell>
        </table:table-row>
        <table:table-row table:style-name="ro1">
          <table:table-cell office:value-type="string" calcext:value-type="string">
            <text:p>20/09/2021</text:p>
          </table:table-cell>
          <table:table-cell office:value-type="float" office:value="63656" calcext:value-type="float">
            <text:p>63656</text:p>
          </table:table-cell>
        </table:table-row>
        <table:table-row table:style-name="ro1">
          <table:table-cell office:value-type="string" calcext:value-type="string">
            <text:p>21/09/2021</text:p>
          </table:table-cell>
          <table:table-cell office:value-type="float" office:value="51389" calcext:value-type="float">
            <text:p>51389</text:p>
          </table:table-cell>
        </table:table-row>
        <table:table-row table:style-name="ro1">
          <table:table-cell office:value-type="string" calcext:value-type="string">
            <text:p>22/09/2021</text:p>
          </table:table-cell>
          <table:table-cell office:value-type="float" office:value="65620" calcext:value-type="float">
            <text:p>65620</text:p>
          </table:table-cell>
        </table:table-row>
        <table:table-row table:style-name="ro1">
          <table:table-cell office:value-type="string" calcext:value-type="string">
            <text:p>23/09/2021</text:p>
          </table:table-cell>
          <table:table-cell office:value-type="float" office:value="64532" calcext:value-type="float">
            <text:p>64532</text:p>
          </table:table-cell>
        </table:table-row>
        <table:table-row table:style-name="ro1">
          <table:table-cell office:value-type="string" calcext:value-type="string">
            <text:p>24/09/2021</text:p>
          </table:table-cell>
          <table:table-cell office:value-type="float" office:value="63367" calcext:value-type="float">
            <text:p>63367</text:p>
          </table:table-cell>
        </table:table-row>
        <table:table-row table:style-name="ro1">
          <table:table-cell office:value-type="string" calcext:value-type="string">
            <text:p>25/09/2021</text:p>
          </table:table-cell>
          <table:table-cell office:value-type="float" office:value="48773" calcext:value-type="float">
            <text:p>48773</text:p>
          </table:table-cell>
        </table:table-row>
        <table:table-row table:style-name="ro1">
          <table:table-cell office:value-type="string" calcext:value-type="string">
            <text:p>26/09/2021</text:p>
          </table:table-cell>
          <table:table-cell office:value-type="float" office:value="56853" calcext:value-type="float">
            <text:p>56853</text:p>
          </table:table-cell>
        </table:table-row>
        <table:table-row table:style-name="ro1">
          <table:table-cell office:value-type="string" calcext:value-type="string">
            <text:p>27/09/2021</text:p>
          </table:table-cell>
          <table:table-cell office:value-type="float" office:value="43744" calcext:value-type="float">
            <text:p>43744</text:p>
          </table:table-cell>
        </table:table-row>
        <table:table-row table:style-name="ro1">
          <table:table-cell office:value-type="string" calcext:value-type="string">
            <text:p>28/09/2021</text:p>
          </table:table-cell>
          <table:table-cell office:value-type="float" office:value="55546" calcext:value-type="float">
            <text:p>55546</text:p>
          </table:table-cell>
        </table:table-row>
        <table:table-row table:style-name="ro1">
          <table:table-cell office:value-type="string" calcext:value-type="string">
            <text:p>29/09/2021</text:p>
          </table:table-cell>
          <table:table-cell office:value-type="float" office:value="23665" calcext:value-type="float">
            <text:p>23665</text:p>
          </table:table-cell>
        </table:table-row>
        <table:table-row table:style-name="ro1">
          <table:table-cell office:value-type="string" calcext:value-type="string">
            <text:p>30/09/2021</text:p>
          </table:table-cell>
          <table:table-cell office:value-type="float" office:value="42548" calcext:value-type="float">
            <text:p>42548</text:p>
          </table:table-cell>
        </table:table-row>
        <table:table-row table:style-name="ro1">
          <table:table-cell office:value-type="string" calcext:value-type="string">
            <text:p>01/10/2021</text:p>
          </table:table-cell>
          <table:table-cell office:value-type="float" office:value="34656" calcext:value-type="float">
            <text:p>34656</text:p>
          </table:table-cell>
        </table:table-row>
        <table:table-row table:style-name="ro1">
          <table:table-cell office:value-type="string" calcext:value-type="string">
            <text:p>02/10/2021</text:p>
          </table:table-cell>
          <table:table-cell office:value-type="float" office:value="49303" calcext:value-type="float">
            <text:p>49303</text:p>
          </table:table-cell>
        </table:table-row>
        <table:table-row table:style-name="ro1">
          <table:table-cell office:value-type="string" calcext:value-type="string">
            <text:p>03/10/2021</text:p>
          </table:table-cell>
          <table:table-cell office:value-type="float" office:value="50738" calcext:value-type="float">
            <text:p>50738</text:p>
          </table:table-cell>
        </table:table-row>
        <table:table-row table:style-name="ro1">
          <table:table-cell office:value-type="string" calcext:value-type="string">
            <text:p>04/10/2021</text:p>
          </table:table-cell>
          <table:table-cell office:value-type="float" office:value="63367" calcext:value-type="float">
            <text:p>63367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float" office:value="72490" calcext:value-type="float">
            <text:p>72490</text:p>
          </table:table-cell>
        </table:table-row>
        <table:table-row table:style-name="ro1">
          <table:table-cell office:value-type="string" calcext:value-type="string">
            <text:p>06/10/2021</text:p>
          </table:table-cell>
          <table:table-cell office:value-type="float" office:value="71195" calcext:value-type="float">
            <text:p>71195</text:p>
          </table:table-cell>
        </table:table-row>
        <table:table-row table:style-name="ro1">
          <table:table-cell office:value-type="string" calcext:value-type="string">
            <text:p>07/10/2021</text:p>
          </table:table-cell>
          <table:table-cell office:value-type="float" office:value="64455" calcext:value-type="float">
            <text:p>64455</text:p>
          </table:table-cell>
        </table:table-row>
        <table:table-row table:style-name="ro1">
          <table:table-cell office:value-type="string" calcext:value-type="string">
            <text:p>08/10/2021</text:p>
          </table:table-cell>
          <table:table-cell office:value-type="float" office:value="60846" calcext:value-type="float">
            <text:p>60846</text:p>
          </table:table-cell>
        </table:table-row>
        <table:table-row table:style-name="ro1">
          <table:table-cell office:value-type="string" calcext:value-type="string">
            <text:p>09/10/2021</text:p>
          </table:table-cell>
          <table:table-cell office:value-type="float" office:value="65696" calcext:value-type="float">
            <text:p>65696</text:p>
          </table:table-cell>
        </table:table-row>
        <table:table-row table:style-name="ro1">
          <table:table-cell office:value-type="string" calcext:value-type="string">
            <text:p>10/10/2021</text:p>
          </table:table-cell>
          <table:table-cell office:value-type="float" office:value="29421" calcext:value-type="float">
            <text:p>29421</text:p>
          </table:table-cell>
        </table:table-row>
        <table:table-row table:style-name="ro1">
          <table:table-cell office:value-type="string" calcext:value-type="string">
            <text:p>11/10/2021</text:p>
          </table:table-cell>
          <table:table-cell office:value-type="float" office:value="14303" calcext:value-type="float">
            <text:p>14303</text:p>
          </table:table-cell>
        </table:table-row>
        <table:table-row table:style-name="ro1">
          <table:table-cell office:value-type="string" calcext:value-type="string">
            <text:p>12/10/2021</text:p>
          </table:table-cell>
          <table:table-cell office:value-type="float" office:value="17235" calcext:value-type="float">
            <text:p>17235</text:p>
          </table:table-cell>
        </table:table-row>
        <table:table-row table:style-name="ro1">
          <table:table-cell office:value-type="string" calcext:value-type="string">
            <text:p>13/10/2021</text:p>
          </table:table-cell>
          <table:table-cell office:value-type="float" office:value="19697" calcext:value-type="float">
            <text:p>19697</text:p>
          </table:table-cell>
        </table:table-row>
        <table:table-row table:style-name="ro1">
          <table:table-cell office:value-type="string" calcext:value-type="string">
            <text:p>14/10/2021</text:p>
          </table:table-cell>
          <table:table-cell office:value-type="float" office:value="40510" calcext:value-type="float">
            <text:p>40510</text:p>
          </table:table-cell>
        </table:table-row>
        <table:table-row table:style-name="ro1">
          <table:table-cell office:value-type="string" calcext:value-type="string">
            <text:p>15/10/2021</text:p>
          </table:table-cell>
          <table:table-cell office:value-type="float" office:value="51237" calcext:value-type="float">
            <text:p>51237</text:p>
          </table:table-cell>
        </table:table-row>
        <table:table-row table:style-name="ro1">
          <table:table-cell office:value-type="string" calcext:value-type="string">
            <text:p>16/10/2021</text:p>
          </table:table-cell>
          <table:table-cell office:value-type="float" office:value="69184" calcext:value-type="float">
            <text:p>69184</text:p>
          </table:table-cell>
        </table:table-row>
        <table:table-row table:style-name="ro1">
          <table:table-cell office:value-type="string" calcext:value-type="string">
            <text:p>17/10/2021</text:p>
          </table:table-cell>
          <table:table-cell office:value-type="float" office:value="74506" calcext:value-type="float">
            <text:p>74506</text:p>
          </table:table-cell>
        </table:table-row>
        <table:table-row table:style-name="ro1">
          <table:table-cell office:value-type="string" calcext:value-type="string">
            <text:p>18/10/2021</text:p>
          </table:table-cell>
          <table:table-cell office:value-type="float" office:value="72437" calcext:value-type="float">
            <text:p>72437</text:p>
          </table:table-cell>
        </table:table-row>
        <table:table-row table:style-name="ro1">
          <table:table-cell office:value-type="string" calcext:value-type="string">
            <text:p>19/10/2021</text:p>
          </table:table-cell>
          <table:table-cell office:value-type="float" office:value="43663" calcext:value-type="float">
            <text:p>43663</text:p>
          </table:table-cell>
        </table:table-row>
        <table:table-row table:style-name="ro1">
          <table:table-cell office:value-type="string" calcext:value-type="string">
            <text:p>20/10/2021</text:p>
          </table:table-cell>
          <table:table-cell office:value-type="float" office:value="60512" calcext:value-type="float">
            <text:p>60512</text:p>
          </table:table-cell>
        </table:table-row>
        <table:table-row table:style-name="ro1">
          <table:table-cell office:value-type="string" calcext:value-type="string">
            <text:p>21/10/2021</text:p>
          </table:table-cell>
          <table:table-cell office:value-type="float" office:value="68525" calcext:value-type="float">
            <text:p>68525</text:p>
          </table:table-cell>
        </table:table-row>
        <table:table-row table:style-name="ro1">
          <table:table-cell office:value-type="string" calcext:value-type="string">
            <text:p>22/10/2021</text:p>
          </table:table-cell>
          <table:table-cell office:value-type="float" office:value="60229" calcext:value-type="float">
            <text:p>60229</text:p>
          </table:table-cell>
        </table:table-row>
        <table:table-row table:style-name="ro1">
          <table:table-cell office:value-type="string" calcext:value-type="string">
            <text:p>23/10/2021</text:p>
          </table:table-cell>
          <table:table-cell office:value-type="float" office:value="70402" calcext:value-type="float">
            <text:p>70402</text:p>
          </table:table-cell>
        </table:table-row>
        <table:table-row table:style-name="ro1">
          <table:table-cell office:value-type="string" calcext:value-type="string">
            <text:p>24/10/2021</text:p>
          </table:table-cell>
          <table:table-cell office:value-type="float" office:value="64344" calcext:value-type="float">
            <text:p>64344</text:p>
          </table:table-cell>
        </table:table-row>
        <table:table-row table:style-name="ro1">
          <table:table-cell office:value-type="string" calcext:value-type="string">
            <text:p>25/10/2021</text:p>
          </table:table-cell>
          <table:table-cell office:value-type="float" office:value="74134" calcext:value-type="float">
            <text:p>74134</text:p>
          </table:table-cell>
        </table:table-row>
        <table:table-row table:style-name="ro1">
          <table:table-cell office:value-type="string" calcext:value-type="string">
            <text:p>26/10/2021</text:p>
          </table:table-cell>
          <table:table-cell office:value-type="float" office:value="72556" calcext:value-type="float">
            <text:p>72556</text:p>
          </table:table-cell>
        </table:table-row>
        <table:table-row table:style-name="ro1">
          <table:table-cell office:value-type="string" calcext:value-type="string">
            <text:p>27/10/2021</text:p>
          </table:table-cell>
          <table:table-cell office:value-type="float" office:value="72467" calcext:value-type="float">
            <text:p>72467</text:p>
          </table:table-cell>
        </table:table-row>
        <table:table-row table:style-name="ro1">
          <table:table-cell office:value-type="string" calcext:value-type="string">
            <text:p>28/10/2021</text:p>
          </table:table-cell>
          <table:table-cell office:value-type="float" office:value="58295" calcext:value-type="float">
            <text:p>58295</text:p>
          </table:table-cell>
        </table:table-row>
        <table:table-row table:style-name="ro1">
          <table:table-cell office:value-type="string" calcext:value-type="string">
            <text:p>29/10/2021</text:p>
          </table:table-cell>
          <table:table-cell office:value-type="float" office:value="64264" calcext:value-type="float">
            <text:p>64264</text:p>
          </table:table-cell>
        </table:table-row>
        <table:table-row table:style-name="ro1">
          <table:table-cell office:value-type="string" calcext:value-type="string">
            <text:p>30/10/2021</text:p>
          </table:table-cell>
          <table:table-cell office:value-type="float" office:value="58736" calcext:value-type="float">
            <text:p>58736</text:p>
          </table:table-cell>
        </table:table-row>
        <table:table-row table:style-name="ro1">
          <table:table-cell office:value-type="string" calcext:value-type="string">
            <text:p>31/10/2021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01/11/2021</text:p>
          </table:table-cell>
          <table:table-cell office:value-type="float" office:value="55419" calcext:value-type="float">
            <text:p>55419</text:p>
          </table:table-cell>
        </table:table-row>
        <table:table-row table:style-name="ro1">
          <table:table-cell office:value-type="string" calcext:value-type="string">
            <text:p>02/11/2021</text:p>
          </table:table-cell>
          <table:table-cell office:value-type="float" office:value="77710" calcext:value-type="float">
            <text:p>77710</text:p>
          </table:table-cell>
        </table:table-row>
        <table:table-row table:style-name="ro1">
          <table:table-cell office:value-type="string" calcext:value-type="string">
            <text:p>03/11/2021</text:p>
          </table:table-cell>
          <table:table-cell office:value-type="float" office:value="64456" calcext:value-type="float">
            <text:p>64456</text:p>
          </table:table-cell>
        </table:table-row>
        <table:table-row table:style-name="ro1">
          <table:table-cell office:value-type="string" calcext:value-type="string">
            <text:p>04/11/2021</text:p>
          </table:table-cell>
          <table:table-cell office:value-type="float" office:value="26564" calcext:value-type="float">
            <text:p>26564</text:p>
          </table:table-cell>
        </table:table-row>
        <table:table-row table:style-name="ro1">
          <table:table-cell office:value-type="string" calcext:value-type="string">
            <text:p>05/11/2021</text:p>
          </table:table-cell>
          <table:table-cell office:value-type="float" office:value="27806" calcext:value-type="float">
            <text:p>27806</text:p>
          </table:table-cell>
        </table:table-row>
        <table:table-row table:style-name="ro1">
          <table:table-cell office:value-type="string" calcext:value-type="string">
            <text:p>06/11/2021</text:p>
          </table:table-cell>
          <table:table-cell office:value-type="float" office:value="73263" calcext:value-type="float">
            <text:p>73263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float" office:value="20580" calcext:value-type="float">
            <text:p>20580</text:p>
          </table:table-cell>
        </table:table-row>
        <table:table-row table:style-name="ro1">
          <table:table-cell office:value-type="string" calcext:value-type="string">
            <text:p>08/11/2021</text:p>
          </table:table-cell>
          <table:table-cell office:value-type="float" office:value="28702" calcext:value-type="float">
            <text:p>28702</text:p>
          </table:table-cell>
        </table:table-row>
        <table:table-row table:style-name="ro1">
          <table:table-cell office:value-type="string" calcext:value-type="string">
            <text:p>09/11/2021</text:p>
          </table:table-cell>
          <table:table-cell office:value-type="float" office:value="51331" calcext:value-type="float">
            <text:p>51331</text:p>
          </table:table-cell>
        </table:table-row>
        <table:table-row table:style-name="ro1">
          <table:table-cell office:value-type="string" calcext:value-type="string">
            <text:p>10/11/2021</text:p>
          </table:table-cell>
          <table:table-cell office:value-type="float" office:value="9509" calcext:value-type="float">
            <text:p>9509</text:p>
          </table:table-cell>
        </table:table-row>
        <table:table-row table:style-name="ro1">
          <table:table-cell office:value-type="string" calcext:value-type="string">
            <text:p>11/11/2021</text:p>
          </table:table-cell>
          <table:table-cell office:value-type="float" office:value="12560" calcext:value-type="float">
            <text:p>12560</text:p>
          </table:table-cell>
        </table:table-row>
        <table:table-row table:style-name="ro1">
          <table:table-cell office:value-type="string" calcext:value-type="string">
            <text:p>12/11/2021</text:p>
          </table:table-cell>
          <table:table-cell office:value-type="float" office:value="23904" calcext:value-type="float">
            <text:p>23904</text:p>
          </table:table-cell>
        </table:table-row>
        <table:table-row table:style-name="ro1">
          <table:table-cell office:value-type="string" calcext:value-type="string">
            <text:p>13/11/2021</text:p>
          </table:table-cell>
          <table:table-cell office:value-type="float" office:value="43416" calcext:value-type="float">
            <text:p>43416</text:p>
          </table:table-cell>
        </table:table-row>
        <table:table-row table:style-name="ro1">
          <table:table-cell office:value-type="string" calcext:value-type="string">
            <text:p>14/11/2021</text:p>
          </table:table-cell>
          <table:table-cell office:value-type="float" office:value="69130" calcext:value-type="float">
            <text:p>69130</text:p>
          </table:table-cell>
        </table:table-row>
        <table:table-row table:style-name="ro1">
          <table:table-cell office:value-type="string" calcext:value-type="string">
            <text:p>15/11/2021</text:p>
          </table:table-cell>
          <table:table-cell office:value-type="float" office:value="79842" calcext:value-type="float">
            <text:p>79842</text:p>
          </table:table-cell>
        </table:table-row>
        <table:table-row table:style-name="ro1">
          <table:table-cell office:value-type="string" calcext:value-type="string">
            <text:p>16/11/2021</text:p>
          </table:table-cell>
          <table:table-cell office:value-type="float" office:value="81522" calcext:value-type="float">
            <text:p>81522</text:p>
          </table:table-cell>
        </table:table-row>
        <table:table-row table:style-name="ro1">
          <table:table-cell office:value-type="string" calcext:value-type="string">
            <text:p>17/11/2021</text:p>
          </table:table-cell>
          <table:table-cell office:value-type="float" office:value="69380" calcext:value-type="float">
            <text:p>69380</text:p>
          </table:table-cell>
        </table:table-row>
        <table:table-row table:style-name="ro1">
          <table:table-cell office:value-type="string" calcext:value-type="string">
            <text:p>18/11/2021</text:p>
          </table:table-cell>
          <table:table-cell office:value-type="float" office:value="73487" calcext:value-type="float">
            <text:p>73487</text:p>
          </table:table-cell>
        </table:table-row>
        <table:table-row table:style-name="ro1">
          <table:table-cell office:value-type="string" calcext:value-type="string">
            <text:p>19/11/2021</text:p>
          </table:table-cell>
          <table:table-cell office:value-type="float" office:value="26094" calcext:value-type="float">
            <text:p>26094</text:p>
          </table:table-cell>
        </table:table-row>
        <table:table-row table:style-name="ro1">
          <table:table-cell office:value-type="string" calcext:value-type="string">
            <text:p>20/11/2021</text:p>
          </table:table-cell>
          <table:table-cell office:value-type="float" office:value="14382" calcext:value-type="float">
            <text:p>14382</text:p>
          </table:table-cell>
        </table:table-row>
        <table:table-row table:style-name="ro1">
          <table:table-cell office:value-type="string" calcext:value-type="string">
            <text:p>21/11/2021</text:p>
          </table:table-cell>
          <table:table-cell office:value-type="float" office:value="14854" calcext:value-type="float">
            <text:p>14854</text:p>
          </table:table-cell>
        </table:table-row>
        <table:table-row table:style-name="ro1">
          <table:table-cell office:value-type="string" calcext:value-type="string">
            <text:p>22/11/2021</text:p>
          </table:table-cell>
          <table:table-cell office:value-type="float" office:value="51993" calcext:value-type="float">
            <text:p>51993</text:p>
          </table:table-cell>
        </table:table-row>
        <table:table-row table:style-name="ro1">
          <table:table-cell office:value-type="string" calcext:value-type="string">
            <text:p>23/11/2021</text:p>
          </table:table-cell>
          <table:table-cell office:value-type="float" office:value="49752" calcext:value-type="float">
            <text:p>49752</text:p>
          </table:table-cell>
        </table:table-row>
        <table:table-row table:style-name="ro1">
          <table:table-cell office:value-type="string" calcext:value-type="string">
            <text:p>24/11/2021</text:p>
          </table:table-cell>
          <table:table-cell office:value-type="float" office:value="45877" calcext:value-type="float">
            <text:p>45877</text:p>
          </table:table-cell>
        </table:table-row>
        <table:table-row table:style-name="ro1">
          <table:table-cell office:value-type="string" calcext:value-type="string">
            <text:p>25/11/2021</text:p>
          </table:table-cell>
          <table:table-cell office:value-type="float" office:value="35720" calcext:value-type="float">
            <text:p>35720</text:p>
          </table:table-cell>
        </table:table-row>
        <table:table-row table:style-name="ro1">
          <table:table-cell office:value-type="string" calcext:value-type="string">
            <text:p>26/11/2021</text:p>
          </table:table-cell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string" calcext:value-type="string">
            <text:p>27/11/2021</text:p>
          </table:table-cell>
          <table:table-cell office:value-type="float" office:value="32689" calcext:value-type="float">
            <text:p>32689</text:p>
          </table:table-cell>
        </table:table-row>
        <table:table-row table:style-name="ro1">
          <table:table-cell office:value-type="string" calcext:value-type="string">
            <text:p>28/11/2021</text:p>
          </table:table-cell>
          <table:table-cell office:value-type="float" office:value="37384" calcext:value-type="float">
            <text:p>37384</text:p>
          </table:table-cell>
        </table:table-row>
        <table:table-row table:style-name="ro1">
          <table:table-cell office:value-type="string" calcext:value-type="string">
            <text:p>29/11/2021</text:p>
          </table:table-cell>
          <table:table-cell office:value-type="float" office:value="56947" calcext:value-type="float">
            <text:p>56947</text:p>
          </table:table-cell>
        </table:table-row>
        <table:table-row table:style-name="ro1">
          <table:table-cell office:value-type="string" calcext:value-type="string">
            <text:p>30/11/2021</text:p>
          </table:table-cell>
          <table:table-cell office:value-type="float" office:value="37193" calcext:value-type="float">
            <text:p>37193</text:p>
          </table:table-cell>
        </table:table-row>
        <table:table-row table:style-name="ro1">
          <table:table-cell office:value-type="string" calcext:value-type="string">
            <text:p>01/12/2021</text:p>
          </table:table-cell>
          <table:table-cell office:value-type="float" office:value="42065" calcext:value-type="float">
            <text:p>42065</text:p>
          </table:table-cell>
        </table:table-row>
        <table:table-row table:style-name="ro1">
          <table:table-cell office:value-type="string" calcext:value-type="string">
            <text:p>02/12/2021</text:p>
          </table:table-cell>
          <table:table-cell office:value-type="float" office:value="77672" calcext:value-type="float">
            <text:p>77672</text:p>
          </table:table-cell>
        </table:table-row>
        <table:table-row table:style-name="ro1">
          <table:table-cell office:value-type="string" calcext:value-type="string">
            <text:p>03/12/2021</text:p>
          </table:table-cell>
          <table:table-cell office:value-type="float" office:value="50789" calcext:value-type="float">
            <text:p>50789</text:p>
          </table:table-cell>
        </table:table-row>
        <table:table-row table:style-name="ro1">
          <table:table-cell office:value-type="string" calcext:value-type="string">
            <text:p>04/12/2021</text:p>
          </table:table-cell>
          <table:table-cell office:value-type="float" office:value="23687" calcext:value-type="float">
            <text:p>23687</text:p>
          </table:table-cell>
        </table:table-row>
        <table:table-row table:style-name="ro1">
          <table:table-cell office:value-type="string" calcext:value-type="string">
            <text:p>05/12/2021</text:p>
          </table:table-cell>
          <table:table-cell office:value-type="float" office:value="17193" calcext:value-type="float">
            <text:p>17193</text:p>
          </table:table-cell>
        </table:table-row>
        <table:table-row table:style-name="ro1">
          <table:table-cell office:value-type="string" calcext:value-type="string">
            <text:p>06/12/2021</text:p>
          </table:table-cell>
          <table:table-cell office:value-type="float" office:value="28302" calcext:value-type="float">
            <text:p>28302</text:p>
          </table:table-cell>
        </table:table-row>
        <table:table-row table:style-name="ro1">
          <table:table-cell office:value-type="string" calcext:value-type="string">
            <text:p>07/12/2021</text:p>
          </table:table-cell>
          <table:table-cell office:value-type="float" office:value="63714" calcext:value-type="float">
            <text:p>63714</text:p>
          </table:table-cell>
        </table:table-row>
        <table:table-row table:style-name="ro1">
          <table:table-cell office:value-type="string" calcext:value-type="string">
            <text:p>08/12/2021</text:p>
          </table:table-cell>
          <table:table-cell office:value-type="float" office:value="16762" calcext:value-type="float">
            <text:p>16762</text:p>
          </table:table-cell>
        </table:table-row>
        <table:table-row table:style-name="ro1">
          <table:table-cell office:value-type="string" calcext:value-type="string">
            <text:p>09/12/2021</text:p>
          </table:table-cell>
          <table:table-cell office:value-type="float" office:value="51699" calcext:value-type="float">
            <text:p>51699</text:p>
          </table:table-cell>
        </table:table-row>
        <table:table-row table:style-name="ro1">
          <table:table-cell office:value-type="string" calcext:value-type="string">
            <text:p>10/12/2021</text:p>
          </table:table-cell>
          <table:table-cell office:value-type="float" office:value="34945" calcext:value-type="float">
            <text:p>34945</text:p>
          </table:table-cell>
        </table:table-row>
        <table:table-row table:style-name="ro1">
          <table:table-cell office:value-type="string" calcext:value-type="string">
            <text:p>11/12/2021</text:p>
          </table:table-cell>
          <table:table-cell office:value-type="float" office:value="58259" calcext:value-type="float">
            <text:p>58259</text:p>
          </table:table-cell>
        </table:table-row>
        <table:table-row table:style-name="ro1">
          <table:table-cell office:value-type="string" calcext:value-type="string">
            <text:p>12/12/2021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office:value-type="string" calcext:value-type="string">
            <text:p>13/12/2021</text:p>
          </table:table-cell>
          <table:table-cell office:value-type="float" office:value="81901" calcext:value-type="float">
            <text:p>81901</text:p>
          </table:table-cell>
        </table:table-row>
        <table:table-row table:style-name="ro1">
          <table:table-cell office:value-type="string" calcext:value-type="string">
            <text:p>14/12/2021</text:p>
          </table:table-cell>
          <table:table-cell office:value-type="float" office:value="77957" calcext:value-type="float">
            <text:p>77957</text:p>
          </table:table-cell>
        </table:table-row>
        <table:table-row table:style-name="ro1">
          <table:table-cell office:value-type="string" calcext:value-type="string">
            <text:p>15/12/2021</text:p>
          </table:table-cell>
          <table:table-cell office:value-type="float" office:value="73320" calcext:value-type="float">
            <text:p>73320</text:p>
          </table:table-cell>
        </table:table-row>
        <table:table-row table:style-name="ro1">
          <table:table-cell office:value-type="string" calcext:value-type="string">
            <text:p>16/12/2021</text:p>
          </table:table-cell>
          <table:table-cell office:value-type="float" office:value="18912" calcext:value-type="float">
            <text:p>18912</text:p>
          </table:table-cell>
        </table:table-row>
        <table:table-row table:style-name="ro1">
          <table:table-cell office:value-type="string" calcext:value-type="string">
            <text:p>17/12/2021</text:p>
          </table:table-cell>
          <table:table-cell office:value-type="float" office:value="54460" calcext:value-type="float">
            <text:p>54460</text:p>
          </table:table-cell>
        </table:table-row>
        <table:table-row table:style-name="ro1">
          <table:table-cell office:value-type="string" calcext:value-type="string">
            <text:p>18/12/2021</text:p>
          </table:table-cell>
          <table:table-cell office:value-type="float" office:value="69334" calcext:value-type="float">
            <text:p>69334</text:p>
          </table:table-cell>
        </table:table-row>
        <table:table-row table:style-name="ro1">
          <table:table-cell office:value-type="string" calcext:value-type="string">
            <text:p>19/12/2021</text:p>
          </table:table-cell>
          <table:table-cell office:value-type="float" office:value="42505" calcext:value-type="float">
            <text:p>42505</text:p>
          </table:table-cell>
        </table:table-row>
        <table:table-row table:style-name="ro1">
          <table:table-cell office:value-type="string" calcext:value-type="string">
            <text:p>20/12/2021</text:p>
          </table:table-cell>
          <table:table-cell office:value-type="float" office:value="64380" calcext:value-type="float">
            <text:p>64380</text:p>
          </table:table-cell>
        </table:table-row>
        <table:table-row table:style-name="ro1">
          <table:table-cell office:value-type="string" calcext:value-type="string">
            <text:p>21/12/2021</text:p>
          </table:table-cell>
          <table:table-cell office:value-type="float" office:value="81391" calcext:value-type="float">
            <text:p>81391</text:p>
          </table:table-cell>
        </table:table-row>
        <table:table-row table:style-name="ro1">
          <table:table-cell office:value-type="string" calcext:value-type="string">
            <text:p>22/12/2021</text:p>
          </table:table-cell>
          <table:table-cell office:value-type="float" office:value="23999" calcext:value-type="float">
            <text:p>23999</text:p>
          </table:table-cell>
        </table:table-row>
        <table:table-row table:style-name="ro1">
          <table:table-cell office:value-type="string" calcext:value-type="string">
            <text:p>23/12/2021</text:p>
          </table:table-cell>
          <table:table-cell office:value-type="float" office:value="24773" calcext:value-type="float">
            <text:p>24773</text:p>
          </table:table-cell>
        </table:table-row>
        <table:table-row table:style-name="ro1">
          <table:table-cell office:value-type="string" calcext:value-type="string">
            <text:p>24/12/2021</text:p>
          </table:table-cell>
          <table:table-cell office:value-type="float" office:value="56807" calcext:value-type="float">
            <text:p>56807</text:p>
          </table:table-cell>
        </table:table-row>
        <table:table-row table:style-name="ro1">
          <table:table-cell office:value-type="string" calcext:value-type="string">
            <text:p>25/12/2021</text:p>
          </table:table-cell>
          <table:table-cell office:value-type="float" office:value="67509" calcext:value-type="float">
            <text:p>67509</text:p>
          </table:table-cell>
        </table:table-row>
        <table:table-row table:style-name="ro1">
          <table:table-cell office:value-type="string" calcext:value-type="string">
            <text:p>26/12/2021</text:p>
          </table:table-cell>
          <table:table-cell office:value-type="float" office:value="23780" calcext:value-type="float">
            <text:p>23780</text:p>
          </table:table-cell>
        </table:table-row>
        <table:table-row table:style-name="ro1">
          <table:table-cell office:value-type="string" calcext:value-type="string">
            <text:p>27/12/2021</text:p>
          </table:table-cell>
          <table:table-cell office:value-type="float" office:value="43786" calcext:value-type="float">
            <text:p>43786</text:p>
          </table:table-cell>
        </table:table-row>
        <table:table-row table:style-name="ro1">
          <table:table-cell office:value-type="string" calcext:value-type="string">
            <text:p>28/12/2021</text:p>
          </table:table-cell>
          <table:table-cell office:value-type="float" office:value="66849" calcext:value-type="float">
            <text:p>66849</text:p>
          </table:table-cell>
        </table:table-row>
        <table:table-row table:style-name="ro1">
          <table:table-cell office:value-type="string" calcext:value-type="string">
            <text:p>29/12/2021</text:p>
          </table:table-cell>
          <table:table-cell office:value-type="float" office:value="74408" calcext:value-type="float">
            <text:p>74408</text:p>
          </table:table-cell>
        </table:table-row>
        <table:table-row table:style-name="ro1">
          <table:table-cell office:value-type="string" calcext:value-type="string">
            <text:p>30/12/2021</text:p>
          </table:table-cell>
          <table:table-cell office:value-type="float" office:value="83207" calcext:value-type="float">
            <text:p>83207</text:p>
          </table:table-cell>
        </table:table-row>
        <table:table-row table:style-name="ro1">
          <table:table-cell office:value-type="string" calcext:value-type="string">
            <text:p>31/12/2021</text:p>
          </table:table-cell>
          <table:table-cell office:value-type="float" office:value="84242" calcext:value-type="float">
            <text:p>84242</text:p>
          </table:table-cell>
        </table:table-row>
        <table:table-row table:style-name="ro1">
          <table:table-cell office:value-type="string" calcext:value-type="string">
            <text:p>01/01/2022</text:p>
          </table:table-cell>
          <table:table-cell office:value-type="float" office:value="69185" calcext:value-type="float">
            <text:p>69185</text:p>
          </table:table-cell>
        </table:table-row>
        <table:table-row table:style-name="ro1">
          <table:table-cell office:value-type="string" calcext:value-type="string">
            <text:p>02/01/2022</text:p>
          </table:table-cell>
          <table:table-cell office:value-type="float" office:value="78769" calcext:value-type="float">
            <text:p>78769</text:p>
          </table:table-cell>
        </table:table-row>
        <table:table-row table:style-name="ro1">
          <table:table-cell office:value-type="string" calcext:value-type="string">
            <text:p>03/01/2022</text:p>
          </table:table-cell>
          <table:table-cell office:value-type="float" office:value="78206" calcext:value-type="float">
            <text:p>78206</text:p>
          </table:table-cell>
        </table:table-row>
        <table:table-row table:style-name="ro1">
          <table:table-cell office:value-type="string" calcext:value-type="string">
            <text:p>04/01/2022</text:p>
          </table:table-cell>
          <table:table-cell office:value-type="float" office:value="66209" calcext:value-type="float">
            <text:p>66209</text:p>
          </table:table-cell>
        </table:table-row>
        <table:table-row table:style-name="ro1">
          <table:table-cell office:value-type="string" calcext:value-type="string">
            <text:p>05/01/2022</text:p>
          </table:table-cell>
          <table:table-cell office:value-type="float" office:value="23760" calcext:value-type="float">
            <text:p>23760</text:p>
          </table:table-cell>
        </table:table-row>
        <table:table-row table:style-name="ro1">
          <table:table-cell office:value-type="string" calcext:value-type="string">
            <text:p>06/01/2022</text:p>
          </table:table-cell>
          <table:table-cell office:value-type="float" office:value="57121" calcext:value-type="float">
            <text:p>57121</text:p>
          </table:table-cell>
        </table:table-row>
        <table:table-row table:style-name="ro1">
          <table:table-cell office:value-type="string" calcext:value-type="string">
            <text:p>07/01/2022</text:p>
          </table:table-cell>
          <table:table-cell office:value-type="float" office:value="16444" calcext:value-type="float">
            <text:p>16444</text:p>
          </table:table-cell>
        </table:table-row>
        <table:table-row table:style-name="ro1">
          <table:table-cell office:value-type="string" calcext:value-type="string">
            <text:p>08/01/2022</text:p>
          </table:table-cell>
          <table:table-cell office:value-type="float" office:value="59481" calcext:value-type="float">
            <text:p>59481</text:p>
          </table:table-cell>
        </table:table-row>
        <table:table-row table:style-name="ro1">
          <table:table-cell office:value-type="string" calcext:value-type="string">
            <text:p>09/01/2022</text:p>
          </table:table-cell>
          <table:table-cell office:value-type="float" office:value="21168" calcext:value-type="float">
            <text:p>21168</text:p>
          </table:table-cell>
        </table:table-row>
        <table:table-row table:style-name="ro1">
          <table:table-cell office:value-type="string" calcext:value-type="string">
            <text:p>10/01/2022</text:p>
          </table:table-cell>
          <table:table-cell office:value-type="float" office:value="49157" calcext:value-type="float">
            <text:p>49157</text:p>
          </table:table-cell>
        </table:table-row>
        <table:table-row table:style-name="ro1">
          <table:table-cell office:value-type="string" calcext:value-type="string">
            <text:p>11/01/2022</text:p>
          </table:table-cell>
          <table:table-cell office:value-type="float" office:value="38824" calcext:value-type="float">
            <text:p>38824</text:p>
          </table:table-cell>
        </table:table-row>
        <table:table-row table:style-name="ro1">
          <table:table-cell office:value-type="string" calcext:value-type="string">
            <text:p>12/01/2022</text:p>
          </table:table-cell>
          <table:table-cell office:value-type="float" office:value="29250" calcext:value-type="float">
            <text:p>29250</text:p>
          </table:table-cell>
        </table:table-row>
        <table:table-row table:style-name="ro1">
          <table:table-cell office:value-type="string" calcext:value-type="string">
            <text:p>13/01/2022</text:p>
          </table:table-cell>
          <table:table-cell office:value-type="float" office:value="39146" calcext:value-type="float">
            <text:p>39146</text:p>
          </table:table-cell>
        </table:table-row>
        <table:table-row table:style-name="ro1">
          <table:table-cell office:value-type="string" calcext:value-type="string">
            <text:p>14/01/2022</text:p>
          </table:table-cell>
          <table:table-cell office:value-type="float" office:value="54287" calcext:value-type="float">
            <text:p>54287</text:p>
          </table:table-cell>
        </table:table-row>
        <table:table-row table:style-name="ro1">
          <table:table-cell office:value-type="string" calcext:value-type="string">
            <text:p>15/01/2022</text:p>
          </table:table-cell>
          <table:table-cell office:value-type="float" office:value="43536" calcext:value-type="float">
            <text:p>43536</text:p>
          </table:table-cell>
        </table:table-row>
        <table:table-row table:style-name="ro1">
          <table:table-cell office:value-type="string" calcext:value-type="string">
            <text:p>16/01/2022</text:p>
          </table:table-cell>
          <table:table-cell office:value-type="float" office:value="60676" calcext:value-type="float">
            <text:p>60676</text:p>
          </table:table-cell>
        </table:table-row>
        <table:table-row table:style-name="ro1">
          <table:table-cell office:value-type="string" calcext:value-type="string">
            <text:p>17/01/2022</text:p>
          </table:table-cell>
          <table:table-cell office:value-type="float" office:value="54533" calcext:value-type="float">
            <text:p>54533</text:p>
          </table:table-cell>
        </table:table-row>
        <table:table-row table:style-name="ro1">
          <table:table-cell office:value-type="string" calcext:value-type="string">
            <text:p>18/01/2022</text:p>
          </table:table-cell>
          <table:table-cell office:value-type="float" office:value="12504" calcext:value-type="float">
            <text:p>12504</text:p>
          </table:table-cell>
        </table:table-row>
        <table:table-row table:style-name="ro1">
          <table:table-cell office:value-type="string" calcext:value-type="string">
            <text:p>19/01/2022</text:p>
          </table:table-cell>
          <table:table-cell office:value-type="float" office:value="22688" calcext:value-type="float">
            <text:p>22688</text:p>
          </table:table-cell>
        </table:table-row>
        <table:table-row table:style-name="ro1">
          <table:table-cell office:value-type="string" calcext:value-type="string">
            <text:p>20/01/2022</text:p>
          </table:table-cell>
          <table:table-cell office:value-type="float" office:value="36767" calcext:value-type="float">
            <text:p>36767</text:p>
          </table:table-cell>
        </table:table-row>
        <table:table-row table:style-name="ro1">
          <table:table-cell office:value-type="string" calcext:value-type="string">
            <text:p>21/01/2022</text:p>
          </table:table-cell>
          <table:table-cell office:value-type="float" office:value="50992" calcext:value-type="float">
            <text:p>50992</text:p>
          </table:table-cell>
        </table:table-row>
        <table:table-row table:style-name="ro1">
          <table:table-cell office:value-type="string" calcext:value-type="string">
            <text:p>22/01/2022</text:p>
          </table:table-cell>
          <table:table-cell office:value-type="float" office:value="73274" calcext:value-type="float">
            <text:p>73274</text:p>
          </table:table-cell>
        </table:table-row>
        <table:table-row table:style-name="ro1">
          <table:table-cell office:value-type="string" calcext:value-type="string">
            <text:p>23/01/2022</text:p>
          </table:table-cell>
          <table:table-cell office:value-type="float" office:value="51905" calcext:value-type="float">
            <text:p>51905</text:p>
          </table:table-cell>
        </table:table-row>
        <table:table-row table:style-name="ro1">
          <table:table-cell office:value-type="string" calcext:value-type="string">
            <text:p>24/01/2022</text:p>
          </table:table-cell>
          <table:table-cell office:value-type="float" office:value="52474" calcext:value-type="float">
            <text:p>52474</text:p>
          </table:table-cell>
        </table:table-row>
        <table:table-row table:style-name="ro1">
          <table:table-cell office:value-type="string" calcext:value-type="string">
            <text:p>25/01/2022</text:p>
          </table:table-cell>
          <table:table-cell office:value-type="float" office:value="46530" calcext:value-type="float">
            <text:p>46530</text:p>
          </table:table-cell>
        </table:table-row>
        <table:table-row table:style-name="ro1">
          <table:table-cell office:value-type="string" calcext:value-type="string">
            <text:p>26/01/2022</text:p>
          </table:table-cell>
          <table:table-cell office:value-type="float" office:value="79809" calcext:value-type="float">
            <text:p>79809</text:p>
          </table:table-cell>
        </table:table-row>
        <table:table-row table:style-name="ro1">
          <table:table-cell office:value-type="string" calcext:value-type="string">
            <text:p>27/01/2022</text:p>
          </table:table-cell>
          <table:table-cell office:value-type="float" office:value="42930" calcext:value-type="float">
            <text:p>42930</text:p>
          </table:table-cell>
        </table:table-row>
        <table:table-row table:style-name="ro1">
          <table:table-cell office:value-type="string" calcext:value-type="string">
            <text:p>28/01/2022</text:p>
          </table:table-cell>
          <table:table-cell office:value-type="float" office:value="63288" calcext:value-type="float">
            <text:p>63288</text:p>
          </table:table-cell>
        </table:table-row>
        <table:table-row table:style-name="ro1">
          <table:table-cell office:value-type="string" calcext:value-type="string">
            <text:p>29/01/2022</text:p>
          </table:table-cell>
          <table:table-cell office:value-type="float" office:value="60059" calcext:value-type="float">
            <text:p>60059</text:p>
          </table:table-cell>
        </table:table-row>
        <table:table-row table:style-name="ro1">
          <table:table-cell office:value-type="string" calcext:value-type="string">
            <text:p>30/01/2022</text:p>
          </table:table-cell>
          <table:table-cell office:value-type="float" office:value="64288" calcext:value-type="float">
            <text:p>64288</text:p>
          </table:table-cell>
        </table:table-row>
        <table:table-row table:style-name="ro1">
          <table:table-cell office:value-type="string" calcext:value-type="string">
            <text:p>31/01/2022</text:p>
          </table:table-cell>
          <table:table-cell office:value-type="float" office:value="68895" calcext:value-type="float">
            <text:p>68895</text:p>
          </table:table-cell>
        </table:table-row>
        <table:table-row table:style-name="ro1">
          <table:table-cell office:value-type="string" calcext:value-type="string">
            <text:p>01/02/2022</text:p>
          </table:table-cell>
          <table:table-cell office:value-type="float" office:value="55052" calcext:value-type="float">
            <text:p>55052</text:p>
          </table:table-cell>
        </table:table-row>
        <table:table-row table:style-name="ro1">
          <table:table-cell office:value-type="string" calcext:value-type="string">
            <text:p>02/02/2022</text:p>
          </table:table-cell>
          <table:table-cell office:value-type="float" office:value="13837" calcext:value-type="float">
            <text:p>13837</text:p>
          </table:table-cell>
        </table:table-row>
        <table:table-row table:style-name="ro1">
          <table:table-cell office:value-type="string" calcext:value-type="string">
            <text:p>03/02/2022</text:p>
          </table:table-cell>
          <table:table-cell office:value-type="float" office:value="57911" calcext:value-type="float">
            <text:p>57911</text:p>
          </table:table-cell>
        </table:table-row>
        <table:table-row table:style-name="ro1">
          <table:table-cell office:value-type="string" calcext:value-type="string">
            <text:p>04/02/2022</text:p>
          </table:table-cell>
          <table:table-cell office:value-type="float" office:value="53461" calcext:value-type="float">
            <text:p>53461</text:p>
          </table:table-cell>
        </table:table-row>
        <table:table-row table:style-name="ro1">
          <table:table-cell office:value-type="string" calcext:value-type="string">
            <text:p>05/02/2022</text:p>
          </table:table-cell>
          <table:table-cell office:value-type="float" office:value="54661" calcext:value-type="float">
            <text:p>54661</text:p>
          </table:table-cell>
        </table:table-row>
        <table:table-row table:style-name="ro1">
          <table:table-cell office:value-type="string" calcext:value-type="string">
            <text:p>06/02/2022</text:p>
          </table:table-cell>
          <table:table-cell office:value-type="float" office:value="25774" calcext:value-type="float">
            <text:p>25774</text:p>
          </table:table-cell>
        </table:table-row>
        <table:table-row table:style-name="ro1">
          <table:table-cell office:value-type="string" calcext:value-type="string">
            <text:p>07/02/2022</text:p>
          </table:table-cell>
          <table:table-cell office:value-type="float" office:value="29935" calcext:value-type="float">
            <text:p>29935</text:p>
          </table:table-cell>
        </table:table-row>
        <table:table-row table:style-name="ro1">
          <table:table-cell office:value-type="string" calcext:value-type="string">
            <text:p>08/02/2022</text:p>
          </table:table-cell>
          <table:table-cell office:value-type="float" office:value="68100" calcext:value-type="float">
            <text:p>68100</text:p>
          </table:table-cell>
        </table:table-row>
        <table:table-row table:style-name="ro1">
          <table:table-cell office:value-type="string" calcext:value-type="string">
            <text:p>09/02/2022</text:p>
          </table:table-cell>
          <table:table-cell office:value-type="float" office:value="71880" calcext:value-type="float">
            <text:p>71880</text:p>
          </table:table-cell>
        </table:table-row>
        <table:table-row table:style-name="ro1">
          <table:table-cell office:value-type="string" calcext:value-type="string">
            <text:p>10/02/2022</text:p>
          </table:table-cell>
          <table:table-cell office:value-type="float" office:value="52725" calcext:value-type="float">
            <text:p>52725</text:p>
          </table:table-cell>
        </table:table-row>
        <table:table-row table:style-name="ro1">
          <table:table-cell office:value-type="string" calcext:value-type="string">
            <text:p>11/02/2022</text:p>
          </table:table-cell>
          <table:table-cell office:value-type="float" office:value="29100" calcext:value-type="float">
            <text:p>29100</text:p>
          </table:table-cell>
        </table:table-row>
        <table:table-row table:style-name="ro1">
          <table:table-cell office:value-type="string" calcext:value-type="string">
            <text:p>12/02/2022</text:p>
          </table:table-cell>
          <table:table-cell office:value-type="float" office:value="38285" calcext:value-type="float">
            <text:p>38285</text:p>
          </table:table-cell>
        </table:table-row>
        <table:table-row table:style-name="ro1">
          <table:table-cell office:value-type="string" calcext:value-type="string">
            <text:p>13/02/2022</text:p>
          </table:table-cell>
          <table:table-cell office:value-type="float" office:value="65565" calcext:value-type="float">
            <text:p>65565</text:p>
          </table:table-cell>
        </table:table-row>
        <table:table-row table:style-name="ro1">
          <table:table-cell office:value-type="string" calcext:value-type="string">
            <text:p>14/02/2022</text:p>
          </table:table-cell>
          <table:table-cell office:value-type="float" office:value="66338" calcext:value-type="float">
            <text:p>66338</text:p>
          </table:table-cell>
        </table:table-row>
        <table:table-row table:style-name="ro1">
          <table:table-cell office:value-type="string" calcext:value-type="string">
            <text:p>15/02/2022</text:p>
          </table:table-cell>
          <table:table-cell office:value-type="float" office:value="74185" calcext:value-type="float">
            <text:p>74185</text:p>
          </table:table-cell>
        </table:table-row>
        <table:table-row table:style-name="ro1">
          <table:table-cell office:value-type="string" calcext:value-type="string">
            <text:p>16/02/2022</text:p>
          </table:table-cell>
          <table:table-cell office:value-type="float" office:value="70387" calcext:value-type="float">
            <text:p>70387</text:p>
          </table:table-cell>
        </table:table-row>
        <table:table-row table:style-name="ro1">
          <table:table-cell office:value-type="string" calcext:value-type="string">
            <text:p>17/02/2022</text:p>
          </table:table-cell>
          <table:table-cell office:value-type="float" office:value="56782" calcext:value-type="float">
            <text:p>56782</text:p>
          </table:table-cell>
        </table:table-row>
        <table:table-row table:style-name="ro1">
          <table:table-cell office:value-type="string" calcext:value-type="string">
            <text:p>18/02/2022</text:p>
          </table:table-cell>
          <table:table-cell office:value-type="float" office:value="65660" calcext:value-type="float">
            <text:p>65660</text:p>
          </table:table-cell>
        </table:table-row>
        <table:table-row table:style-name="ro1">
          <table:table-cell office:value-type="string" calcext:value-type="string">
            <text:p>19/02/2022</text:p>
          </table:table-cell>
          <table:table-cell office:value-type="float" office:value="26039" calcext:value-type="float">
            <text:p>26039</text:p>
          </table:table-cell>
        </table:table-row>
        <table:table-row table:style-name="ro1">
          <table:table-cell office:value-type="string" calcext:value-type="string">
            <text:p>20/02/2022</text:p>
          </table:table-cell>
          <table:table-cell office:value-type="float" office:value="70429" calcext:value-type="float">
            <text:p>70429</text:p>
          </table:table-cell>
        </table:table-row>
        <table:table-row table:style-name="ro1">
          <table:table-cell office:value-type="string" calcext:value-type="string">
            <text:p>21/02/2022</text:p>
          </table:table-cell>
          <table:table-cell office:value-type="float" office:value="39506" calcext:value-type="float">
            <text:p>39506</text:p>
          </table:table-cell>
        </table:table-row>
        <table:table-row table:style-name="ro1">
          <table:table-cell office:value-type="string" calcext:value-type="string">
            <text:p>22/02/2022</text:p>
          </table:table-cell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string" calcext:value-type="string">
            <text:p>23/02/2022</text:p>
          </table:table-cell>
          <table:table-cell office:value-type="float" office:value="25471" calcext:value-type="float">
            <text:p>25471</text:p>
          </table:table-cell>
        </table:table-row>
        <table:table-row table:style-name="ro1">
          <table:table-cell office:value-type="string" calcext:value-type="string">
            <text:p>24/02/2022</text:p>
          </table:table-cell>
          <table:table-cell office:value-type="float" office:value="24415" calcext:value-type="float">
            <text:p>24415</text:p>
          </table:table-cell>
        </table:table-row>
        <table:table-row table:style-name="ro1">
          <table:table-cell office:value-type="string" calcext:value-type="string">
            <text:p>25/02/2022</text:p>
          </table:table-cell>
          <table:table-cell office:value-type="float" office:value="14390" calcext:value-type="float">
            <text:p>14390</text:p>
          </table:table-cell>
        </table:table-row>
        <table:table-row table:style-name="ro1">
          <table:table-cell office:value-type="string" calcext:value-type="string">
            <text:p>26/02/2022</text:p>
          </table:table-cell>
          <table:table-cell office:value-type="float" office:value="12985" calcext:value-type="float">
            <text:p>12985</text:p>
          </table:table-cell>
        </table:table-row>
        <table:table-row table:style-name="ro1">
          <table:table-cell office:value-type="string" calcext:value-type="string">
            <text:p>27/02/2022</text:p>
          </table:table-cell>
          <table:table-cell office:value-type="float" office:value="53609" calcext:value-type="float">
            <text:p>53609</text:p>
          </table:table-cell>
        </table:table-row>
        <table:table-row table:style-name="ro1">
          <table:table-cell office:value-type="string" calcext:value-type="string">
            <text:p>28/02/2022</text:p>
          </table:table-cell>
          <table:table-cell office:value-type="float" office:value="28764" calcext:value-type="float">
            <text:p>28764</text:p>
          </table:table-cell>
        </table:table-row>
        <table:table-row table:style-name="ro1">
          <table:table-cell office:value-type="string" calcext:value-type="string">
            <text:p>01/03/2022</text:p>
          </table:table-cell>
          <table:table-cell office:value-type="float" office:value="15635" calcext:value-type="float">
            <text:p>15635</text:p>
          </table:table-cell>
        </table:table-row>
        <table:table-row table:style-name="ro1">
          <table:table-cell office:value-type="string" calcext:value-type="string">
            <text:p>02/03/2022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string" calcext:value-type="string">
            <text:p>03/03/2022</text:p>
          </table:table-cell>
          <table:table-cell office:value-type="float" office:value="18481" calcext:value-type="float">
            <text:p>18481</text:p>
          </table:table-cell>
        </table:table-row>
        <table:table-row table:style-name="ro1">
          <table:table-cell office:value-type="string" calcext:value-type="string">
            <text:p>04/03/2022</text:p>
          </table:table-cell>
          <table:table-cell office:value-type="float" office:value="30964" calcext:value-type="float">
            <text:p>30964</text:p>
          </table:table-cell>
        </table:table-row>
        <table:table-row table:style-name="ro1">
          <table:table-cell office:value-type="string" calcext:value-type="string">
            <text:p>05/03/2022</text:p>
          </table:table-cell>
          <table:table-cell office:value-type="float" office:value="37110" calcext:value-type="float">
            <text:p>37110</text:p>
          </table:table-cell>
        </table:table-row>
        <table:table-row table:style-name="ro1">
          <table:table-cell office:value-type="string" calcext:value-type="string">
            <text:p>06/03/2022</text:p>
          </table:table-cell>
          <table:table-cell office:value-type="float" office:value="15925" calcext:value-type="float">
            <text:p>15925</text:p>
          </table:table-cell>
        </table:table-row>
        <table:table-row table:style-name="ro1">
          <table:table-cell office:value-type="string" calcext:value-type="string">
            <text:p>07/03/2022</text:p>
          </table:table-cell>
          <table:table-cell office:value-type="float" office:value="18967" calcext:value-type="float">
            <text:p>18967</text:p>
          </table:table-cell>
        </table:table-row>
        <table:table-row table:style-name="ro1">
          <table:table-cell office:value-type="string" calcext:value-type="string">
            <text:p>08/03/2022</text:p>
          </table:table-cell>
          <table:table-cell office:value-type="float" office:value="18889" calcext:value-type="float">
            <text:p>18889</text:p>
          </table:table-cell>
        </table:table-row>
        <table:table-row table:style-name="ro1">
          <table:table-cell office:value-type="string" calcext:value-type="string">
            <text:p>09/03/2022</text:p>
          </table:table-cell>
          <table:table-cell office:value-type="float" office:value="49399" calcext:value-type="float">
            <text:p>49399</text:p>
          </table:table-cell>
        </table:table-row>
        <table:table-row table:style-name="ro1">
          <table:table-cell office:value-type="string" calcext:value-type="string">
            <text:p>10/03/2022</text:p>
          </table:table-cell>
          <table:table-cell office:value-type="float" office:value="53108" calcext:value-type="float">
            <text:p>53108</text:p>
          </table:table-cell>
        </table:table-row>
        <table:table-row table:style-name="ro1">
          <table:table-cell office:value-type="string" calcext:value-type="string">
            <text:p>11/03/2022</text:p>
          </table:table-cell>
          <table:table-cell office:value-type="float" office:value="60647" calcext:value-type="float">
            <text:p>60647</text:p>
          </table:table-cell>
        </table:table-row>
        <table:table-row table:style-name="ro1">
          <table:table-cell office:value-type="string" calcext:value-type="string">
            <text:p>12/03/2022</text:p>
          </table:table-cell>
          <table:table-cell office:value-type="float" office:value="28006" calcext:value-type="float">
            <text:p>28006</text:p>
          </table:table-cell>
        </table:table-row>
        <table:table-row table:style-name="ro1">
          <table:table-cell office:value-type="string" calcext:value-type="string">
            <text:p>13/03/2022</text:p>
          </table:table-cell>
          <table:table-cell office:value-type="float" office:value="34046" calcext:value-type="float">
            <text:p>34046</text:p>
          </table:table-cell>
        </table:table-row>
        <table:table-row table:style-name="ro1">
          <table:table-cell office:value-type="string" calcext:value-type="string">
            <text:p>14/03/2022</text:p>
          </table:table-cell>
          <table:table-cell office:value-type="float" office:value="36187" calcext:value-type="float">
            <text:p>36187</text:p>
          </table:table-cell>
        </table:table-row>
        <table:table-row table:style-name="ro1">
          <table:table-cell office:value-type="string" calcext:value-type="string">
            <text:p>15/03/2022</text:p>
          </table:table-cell>
          <table:table-cell office:value-type="float" office:value="57185" calcext:value-type="float">
            <text:p>57185</text:p>
          </table:table-cell>
        </table:table-row>
        <table:table-row table:style-name="ro1">
          <table:table-cell office:value-type="string" calcext:value-type="string">
            <text:p>16/03/2022</text:p>
          </table:table-cell>
          <table:table-cell office:value-type="float" office:value="29153" calcext:value-type="float">
            <text:p>29153</text:p>
          </table:table-cell>
        </table:table-row>
        <table:table-row table:style-name="ro1">
          <table:table-cell office:value-type="string" calcext:value-type="string">
            <text:p>17/03/2022</text:p>
          </table:table-cell>
          <table:table-cell office:value-type="float" office:value="45742" calcext:value-type="float">
            <text:p>45742</text:p>
          </table:table-cell>
        </table:table-row>
        <table:table-row table:style-name="ro1">
          <table:table-cell office:value-type="string" calcext:value-type="string">
            <text:p>18/03/2022</text:p>
          </table:table-cell>
          <table:table-cell office:value-type="float" office:value="51973" calcext:value-type="float">
            <text:p>51973</text:p>
          </table:table-cell>
        </table:table-row>
        <table:table-row table:style-name="ro1">
          <table:table-cell office:value-type="string" calcext:value-type="string">
            <text:p>19/03/2022</text:p>
          </table:table-cell>
          <table:table-cell office:value-type="float" office:value="22245" calcext:value-type="float">
            <text:p>22245</text:p>
          </table:table-cell>
        </table:table-row>
        <table:table-row table:style-name="ro1">
          <table:table-cell office:value-type="string" calcext:value-type="string">
            <text:p>20/03/2022</text:p>
          </table:table-cell>
          <table:table-cell office:value-type="float" office:value="58051" calcext:value-type="float">
            <text:p>58051</text:p>
          </table:table-cell>
        </table:table-row>
        <table:table-row table:style-name="ro1">
          <table:table-cell office:value-type="string" calcext:value-type="string">
            <text:p>21/03/2022</text:p>
          </table:table-cell>
          <table:table-cell office:value-type="float" office:value="43762" calcext:value-type="float">
            <text:p>43762</text:p>
          </table:table-cell>
        </table:table-row>
        <table:table-row table:style-name="ro1">
          <table:table-cell office:value-type="string" calcext:value-type="string">
            <text:p>22/03/2022</text:p>
          </table:table-cell>
          <table:table-cell office:value-type="float" office:value="60528" calcext:value-type="float">
            <text:p>60528</text:p>
          </table:table-cell>
        </table:table-row>
        <table:table-row table:style-name="ro1">
          <table:table-cell office:value-type="string" calcext:value-type="string">
            <text:p>23/03/2022</text:p>
          </table:table-cell>
          <table:table-cell office:value-type="float" office:value="22428" calcext:value-type="float">
            <text:p>22428</text:p>
          </table:table-cell>
        </table:table-row>
        <table:table-row table:style-name="ro1">
          <table:table-cell office:value-type="string" calcext:value-type="string">
            <text:p>24/03/2022</text:p>
          </table:table-cell>
          <table:table-cell office:value-type="float" office:value="14737" calcext:value-type="float">
            <text:p>14737</text:p>
          </table:table-cell>
        </table:table-row>
        <table:table-row table:style-name="ro1">
          <table:table-cell office:value-type="string" calcext:value-type="string">
            <text:p>25/03/2022</text:p>
          </table:table-cell>
          <table:table-cell office:value-type="float" office:value="24803" calcext:value-type="float">
            <text:p>24803</text:p>
          </table:table-cell>
        </table:table-row>
        <table:table-row table:style-name="ro1">
          <table:table-cell office:value-type="string" calcext:value-type="string">
            <text:p>26/03/2022</text:p>
          </table:table-cell>
          <table:table-cell office:value-type="float" office:value="10337" calcext:value-type="float">
            <text:p>10337</text:p>
          </table:table-cell>
        </table:table-row>
        <table:table-row table:style-name="ro1">
          <table:table-cell office:value-type="string" calcext:value-type="string">
            <text:p>27/03/2022</text:p>
          </table:table-cell>
          <table:table-cell office:value-type="float" office:value="15957" calcext:value-type="float">
            <text:p>15957</text:p>
          </table:table-cell>
        </table:table-row>
        <table:table-row table:style-name="ro1">
          <table:table-cell office:value-type="string" calcext:value-type="string">
            <text:p>28/03/2022</text:p>
          </table:table-cell>
          <table:table-cell office:value-type="float" office:value="26605" calcext:value-type="float">
            <text:p>26605</text:p>
          </table:table-cell>
        </table:table-row>
        <table:table-row table:style-name="ro1">
          <table:table-cell office:value-type="string" calcext:value-type="string">
            <text:p>29/03/2022</text:p>
          </table:table-cell>
          <table:table-cell office:value-type="float" office:value="17184" calcext:value-type="float">
            <text:p>17184</text:p>
          </table:table-cell>
        </table:table-row>
        <table:table-row table:style-name="ro1">
          <table:table-cell office:value-type="string" calcext:value-type="string">
            <text:p>30/03/2022</text:p>
          </table:table-cell>
          <table:table-cell office:value-type="float" office:value="30927" calcext:value-type="float">
            <text:p>30927</text:p>
          </table:table-cell>
        </table:table-row>
        <table:table-row table:style-name="ro1">
          <table:table-cell office:value-type="string" calcext:value-type="string">
            <text:p>31/03/2022</text:p>
          </table:table-cell>
          <table:table-cell office:value-type="float" office:value="17402" calcext:value-type="float">
            <text:p>17402</text:p>
          </table:table-cell>
        </table:table-row>
        <table:table-row table:style-name="ro1">
          <table:table-cell office:value-type="string" calcext:value-type="string">
            <text:p>01/04/2022</text:p>
          </table:table-cell>
          <table:table-cell office:value-type="float" office:value="41357" calcext:value-type="float">
            <text:p>41357</text:p>
          </table:table-cell>
        </table:table-row>
        <table:table-row table:style-name="ro1">
          <table:table-cell office:value-type="string" calcext:value-type="string">
            <text:p>02/04/2022</text:p>
          </table:table-cell>
          <table:table-cell office:value-type="float" office:value="37827" calcext:value-type="float">
            <text:p>37827</text:p>
          </table:table-cell>
        </table:table-row>
        <table:table-row table:style-name="ro1">
          <table:table-cell office:value-type="string" calcext:value-type="string">
            <text:p>03/04/2022</text:p>
          </table:table-cell>
          <table:table-cell office:value-type="float" office:value="51547" calcext:value-type="float">
            <text:p>51547</text:p>
          </table:table-cell>
        </table:table-row>
        <table:table-row table:style-name="ro1">
          <table:table-cell office:value-type="string" calcext:value-type="string">
            <text:p>04/04/2022</text:p>
          </table:table-cell>
          <table:table-cell office:value-type="float" office:value="53905" calcext:value-type="float">
            <text:p>53905</text:p>
          </table:table-cell>
        </table:table-row>
        <table:table-row table:style-name="ro1">
          <table:table-cell office:value-type="string" calcext:value-type="string">
            <text:p>05/04/2022</text:p>
          </table:table-cell>
          <table:table-cell office:value-type="float" office:value="48813" calcext:value-type="float">
            <text:p>48813</text:p>
          </table:table-cell>
        </table:table-row>
        <table:table-row table:style-name="ro1">
          <table:table-cell office:value-type="string" calcext:value-type="string">
            <text:p>06/04/2022</text:p>
          </table:table-cell>
          <table:table-cell office:value-type="float" office:value="10676" calcext:value-type="float">
            <text:p>10676</text:p>
          </table:table-cell>
        </table:table-row>
        <table:table-row table:style-name="ro1">
          <table:table-cell office:value-type="string" calcext:value-type="string">
            <text:p>07/04/2022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string" calcext:value-type="string">
            <text:p>08/04/2022</text:p>
          </table:table-cell>
          <table:table-cell office:value-type="float" office:value="21510" calcext:value-type="float">
            <text:p>21510</text:p>
          </table:table-cell>
        </table:table-row>
        <table:table-row table:style-name="ro1">
          <table:table-cell office:value-type="string" calcext:value-type="string">
            <text:p>09/04/2022</text:p>
          </table:table-cell>
          <table:table-cell office:value-type="float" office:value="30748" calcext:value-type="float">
            <text:p>30748</text:p>
          </table:table-cell>
        </table:table-row>
        <table:table-row table:style-name="ro1">
          <table:table-cell office:value-type="string" calcext:value-type="string">
            <text:p>10/04/2022</text:p>
          </table:table-cell>
          <table:table-cell office:value-type="float" office:value="35137" calcext:value-type="float">
            <text:p>35137</text:p>
          </table:table-cell>
        </table:table-row>
        <table:table-row table:style-name="ro1">
          <table:table-cell office:value-type="string" calcext:value-type="string">
            <text:p>11/04/2022</text:p>
          </table:table-cell>
          <table:table-cell office:value-type="float" office:value="49624" calcext:value-type="float">
            <text:p>49624</text:p>
          </table:table-cell>
        </table:table-row>
        <table:table-row table:style-name="ro1">
          <table:table-cell office:value-type="string" calcext:value-type="string">
            <text:p>12/04/2022</text:p>
          </table:table-cell>
          <table:table-cell office:value-type="float" office:value="35190" calcext:value-type="float">
            <text:p>35190</text:p>
          </table:table-cell>
        </table:table-row>
        <table:table-row table:style-name="ro1">
          <table:table-cell office:value-type="string" calcext:value-type="string">
            <text:p>13/04/2022</text:p>
          </table:table-cell>
          <table:table-cell office:value-type="float" office:value="23366" calcext:value-type="float">
            <text:p>23366</text:p>
          </table:table-cell>
        </table:table-row>
        <table:table-row table:style-name="ro1">
          <table:table-cell office:value-type="string" calcext:value-type="string">
            <text:p>14/04/2022</text:p>
          </table:table-cell>
          <table:table-cell office:value-type="float" office:value="47543" calcext:value-type="float">
            <text:p>47543</text:p>
          </table:table-cell>
        </table:table-row>
        <table:table-row table:style-name="ro1">
          <table:table-cell office:value-type="string" calcext:value-type="string">
            <text:p>15/04/2022</text:p>
          </table:table-cell>
          <table:table-cell office:value-type="float" office:value="51451" calcext:value-type="float">
            <text:p>51451</text:p>
          </table:table-cell>
        </table:table-row>
        <table:table-row table:style-name="ro1">
          <table:table-cell office:value-type="string" calcext:value-type="string">
            <text:p>16/04/2022</text:p>
          </table:table-cell>
          <table:table-cell office:value-type="float" office:value="31696" calcext:value-type="float">
            <text:p>31696</text:p>
          </table:table-cell>
        </table:table-row>
        <table:table-row table:style-name="ro1">
          <table:table-cell office:value-type="string" calcext:value-type="string">
            <text:p>17/04/2022</text:p>
          </table:table-cell>
          <table:table-cell office:value-type="float" office:value="51008" calcext:value-type="float">
            <text:p>51008</text:p>
          </table:table-cell>
        </table:table-row>
        <table:table-row table:style-name="ro1">
          <table:table-cell office:value-type="string" calcext:value-type="string">
            <text:p>18/04/2022</text:p>
          </table:table-cell>
          <table:table-cell office:value-type="float" office:value="46792" calcext:value-type="float">
            <text:p>46792</text:p>
          </table:table-cell>
        </table:table-row>
        <table:table-row table:style-name="ro1">
          <table:table-cell office:value-type="string" calcext:value-type="string">
            <text:p>19/04/2022</text:p>
          </table:table-cell>
          <table:table-cell office:value-type="float" office:value="44559" calcext:value-type="float">
            <text:p>44559</text:p>
          </table:table-cell>
        </table:table-row>
        <table:table-row table:style-name="ro1">
          <table:table-cell office:value-type="string" calcext:value-type="string">
            <text:p>20/04/2022</text:p>
          </table:table-cell>
          <table:table-cell office:value-type="float" office:value="47400" calcext:value-type="float">
            <text:p>47400</text:p>
          </table:table-cell>
        </table:table-row>
        <table:table-row table:style-name="ro1">
          <table:table-cell office:value-type="string" calcext:value-type="string">
            <text:p>21/04/2022</text:p>
          </table:table-cell>
          <table:table-cell office:value-type="float" office:value="21789" calcext:value-type="float">
            <text:p>21789</text:p>
          </table:table-cell>
        </table:table-row>
        <table:table-row table:style-name="ro1">
          <table:table-cell office:value-type="string" calcext:value-type="string">
            <text:p>22/04/2022</text:p>
          </table:table-cell>
          <table:table-cell office:value-type="float" office:value="31539" calcext:value-type="float">
            <text:p>31539</text:p>
          </table:table-cell>
        </table:table-row>
        <table:table-row table:style-name="ro1">
          <table:table-cell office:value-type="string" calcext:value-type="string">
            <text:p>23/04/2022</text:p>
          </table:table-cell>
          <table:table-cell office:value-type="float" office:value="28880" calcext:value-type="float">
            <text:p>28880</text:p>
          </table:table-cell>
        </table:table-row>
        <table:table-row table:style-name="ro1">
          <table:table-cell office:value-type="string" calcext:value-type="string">
            <text:p>24/04/2022</text:p>
          </table:table-cell>
          <table:table-cell office:value-type="float" office:value="44837" calcext:value-type="float">
            <text:p>44837</text:p>
          </table:table-cell>
        </table:table-row>
        <table:table-row table:style-name="ro1">
          <table:table-cell office:value-type="string" calcext:value-type="string">
            <text:p>25/04/2022</text:p>
          </table:table-cell>
          <table:table-cell office:value-type="float" office:value="25901" calcext:value-type="float">
            <text:p>25901</text:p>
          </table:table-cell>
        </table:table-row>
        <table:table-row table:style-name="ro1">
          <table:table-cell office:value-type="string" calcext:value-type="string">
            <text:p>26/04/2022</text:p>
          </table:table-cell>
          <table:table-cell office:value-type="float" office:value="14924" calcext:value-type="float">
            <text:p>14924</text:p>
          </table:table-cell>
        </table:table-row>
        <table:table-row table:style-name="ro1">
          <table:table-cell office:value-type="string" calcext:value-type="string">
            <text:p>27/04/2022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string" calcext:value-type="string">
            <text:p>28/04/2022</text:p>
          </table:table-cell>
          <table:table-cell office:value-type="float" office:value="14124" calcext:value-type="float">
            <text:p>14124</text:p>
          </table:table-cell>
        </table:table-row>
        <table:table-row table:style-name="ro1">
          <table:table-cell office:value-type="string" calcext:value-type="string">
            <text:p>29/04/2022</text:p>
          </table:table-cell>
          <table:table-cell office:value-type="float" office:value="41038" calcext:value-type="float">
            <text:p>41038</text:p>
          </table:table-cell>
        </table:table-row>
        <table:table-row table:style-name="ro1">
          <table:table-cell office:value-type="string" calcext:value-type="string">
            <text:p>30/04/2022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1/05/2022</text:p>
          </table:table-cell>
          <table:table-cell office:value-type="float" office:value="42014" calcext:value-type="float">
            <text:p>42014</text:p>
          </table:table-cell>
        </table:table-row>
        <table:table-row table:style-name="ro1">
          <table:table-cell office:value-type="string" calcext:value-type="string">
            <text:p>02/05/2022</text:p>
          </table:table-cell>
          <table:table-cell office:value-type="float" office:value="33643" calcext:value-type="float">
            <text:p>33643</text:p>
          </table:table-cell>
        </table:table-row>
        <table:table-row table:style-name="ro1">
          <table:table-cell office:value-type="string" calcext:value-type="string">
            <text:p>03/05/2022</text:p>
          </table:table-cell>
          <table:table-cell office:value-type="float" office:value="46504" calcext:value-type="float">
            <text:p>46504</text:p>
          </table:table-cell>
        </table:table-row>
        <table:table-row table:style-name="ro1">
          <table:table-cell office:value-type="string" calcext:value-type="string">
            <text:p>04/05/2022</text:p>
          </table:table-cell>
          <table:table-cell office:value-type="float" office:value="40494" calcext:value-type="float">
            <text:p>40494</text:p>
          </table:table-cell>
        </table:table-row>
        <table:table-row table:style-name="ro1">
          <table:table-cell office:value-type="string" calcext:value-type="string">
            <text:p>05/05/2022</text:p>
          </table:table-cell>
          <table:table-cell office:value-type="float" office:value="25145" calcext:value-type="float">
            <text:p>25145</text:p>
          </table:table-cell>
        </table:table-row>
        <table:table-row table:style-name="ro1">
          <table:table-cell office:value-type="string" calcext:value-type="string">
            <text:p>06/05/2022</text:p>
          </table:table-cell>
          <table:table-cell office:value-type="float" office:value="47296" calcext:value-type="float">
            <text:p>47296</text:p>
          </table:table-cell>
        </table:table-row>
        <table:table-row table:style-name="ro1">
          <table:table-cell office:value-type="string" calcext:value-type="string">
            <text:p>07/05/2022</text:p>
          </table:table-cell>
          <table:table-cell office:value-type="float" office:value="47625" calcext:value-type="float">
            <text:p>47625</text:p>
          </table:table-cell>
        </table:table-row>
        <table:table-row table:style-name="ro1">
          <table:table-cell office:value-type="string" calcext:value-type="string">
            <text:p>08/05/2022</text:p>
          </table:table-cell>
          <table:table-cell office:value-type="float" office:value="44418" calcext:value-type="float">
            <text:p>44418</text:p>
          </table:table-cell>
        </table:table-row>
        <table:table-row table:style-name="ro1">
          <table:table-cell office:value-type="string" calcext:value-type="string">
            <text:p>09/05/2022</text:p>
          </table:table-cell>
          <table:table-cell office:value-type="float" office:value="14303" calcext:value-type="float">
            <text:p>14303</text:p>
          </table:table-cell>
        </table:table-row>
        <table:table-row table:style-name="ro1">
          <table:table-cell office:value-type="string" calcext:value-type="string">
            <text:p>10/05/2022</text:p>
          </table:table-cell>
          <table:table-cell office:value-type="float" office:value="20303" calcext:value-type="float">
            <text:p>20303</text:p>
          </table:table-cell>
        </table:table-row>
        <table:table-row table:style-name="ro1">
          <table:table-cell office:value-type="string" calcext:value-type="string">
            <text:p>11/05/2022</text:p>
          </table:table-cell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string" calcext:value-type="string">
            <text:p>12/05/2022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 office:value-type="string" calcext:value-type="string">
            <text:p>13/05/2022</text:p>
          </table:table-cell>
          <table:table-cell office:value-type="float" office:value="16112" calcext:value-type="float">
            <text:p>16112</text:p>
          </table:table-cell>
        </table:table-row>
        <table:table-row table:style-name="ro1">
          <table:table-cell office:value-type="string" calcext:value-type="string">
            <text:p>14/05/2022</text:p>
          </table:table-cell>
          <table:table-cell office:value-type="float" office:value="37872" calcext:value-type="float">
            <text:p>37872</text:p>
          </table:table-cell>
        </table:table-row>
        <table:table-row table:style-name="ro1">
          <table:table-cell office:value-type="string" calcext:value-type="string">
            <text:p>15/05/2022</text:p>
          </table:table-cell>
          <table:table-cell office:value-type="float" office:value="10976" calcext:value-type="float">
            <text:p>10976</text:p>
          </table:table-cell>
        </table:table-row>
        <table:table-row table:style-name="ro1">
          <table:table-cell office:value-type="string" calcext:value-type="string">
            <text:p>16/05/2022</text:p>
          </table:table-cell>
          <table:table-cell office:value-type="float" office:value="42238" calcext:value-type="float">
            <text:p>42238</text:p>
          </table:table-cell>
        </table:table-row>
        <table:table-row table:style-name="ro1">
          <table:table-cell office:value-type="string" calcext:value-type="string">
            <text:p>17/05/2022</text:p>
          </table:table-cell>
          <table:table-cell office:value-type="float" office:value="43208" calcext:value-type="float">
            <text:p>43208</text:p>
          </table:table-cell>
        </table:table-row>
        <table:table-row table:style-name="ro1">
          <table:table-cell office:value-type="string" calcext:value-type="string">
            <text:p>18/05/2022</text:p>
          </table:table-cell>
          <table:table-cell office:value-type="float" office:value="38411" calcext:value-type="float">
            <text:p>38411</text:p>
          </table:table-cell>
        </table:table-row>
        <table:table-row table:style-name="ro1">
          <table:table-cell office:value-type="string" calcext:value-type="string">
            <text:p>19/05/2022</text:p>
          </table:table-cell>
          <table:table-cell office:value-type="float" office:value="40202" calcext:value-type="float">
            <text:p>40202</text:p>
          </table:table-cell>
        </table:table-row>
        <table:table-row table:style-name="ro1">
          <table:table-cell office:value-type="string" calcext:value-type="string">
            <text:p>20/05/2022</text:p>
          </table:table-cell>
          <table:table-cell office:value-type="float" office:value="18712" calcext:value-type="float">
            <text:p>18712</text:p>
          </table:table-cell>
        </table:table-row>
        <table:table-row table:style-name="ro1">
          <table:table-cell office:value-type="string" calcext:value-type="string">
            <text:p>21/05/2022</text:p>
          </table:table-cell>
          <table:table-cell office:value-type="float" office:value="13298" calcext:value-type="float">
            <text:p>13298</text:p>
          </table:table-cell>
        </table:table-row>
        <table:table-row table:style-name="ro1">
          <table:table-cell office:value-type="string" calcext:value-type="string">
            <text:p>22/05/2022</text:p>
          </table:table-cell>
          <table:table-cell office:value-type="float" office:value="27826" calcext:value-type="float">
            <text:p>27826</text:p>
          </table:table-cell>
        </table:table-row>
        <table:table-row table:style-name="ro1">
          <table:table-cell office:value-type="string" calcext:value-type="string">
            <text:p>23/05/2022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24/05/2022</text:p>
          </table:table-cell>
          <table:table-cell office:value-type="float" office:value="21071" calcext:value-type="float">
            <text:p>21071</text:p>
          </table:table-cell>
        </table:table-row>
        <table:table-row table:style-name="ro1">
          <table:table-cell office:value-type="string" calcext:value-type="string">
            <text:p>25/05/2022</text:p>
          </table:table-cell>
          <table:table-cell office:value-type="float" office:value="29293" calcext:value-type="float">
            <text:p>29293</text:p>
          </table:table-cell>
        </table:table-row>
        <table:table-row table:style-name="ro1">
          <table:table-cell office:value-type="string" calcext:value-type="string">
            <text:p>26/05/2022</text:p>
          </table:table-cell>
          <table:table-cell office:value-type="float" office:value="36188" calcext:value-type="float">
            <text:p>36188</text:p>
          </table:table-cell>
        </table:table-row>
        <table:table-row table:style-name="ro1">
          <table:table-cell office:value-type="string" calcext:value-type="string">
            <text:p>27/05/2022</text:p>
          </table:table-cell>
          <table:table-cell office:value-type="float" office:value="37072" calcext:value-type="float">
            <text:p>37072</text:p>
          </table:table-cell>
        </table:table-row>
        <table:table-row table:style-name="ro1">
          <table:table-cell office:value-type="string" calcext:value-type="string">
            <text:p>28/05/2022</text:p>
          </table:table-cell>
          <table:table-cell office:value-type="float" office:value="27756" calcext:value-type="float">
            <text:p>27756</text:p>
          </table:table-cell>
        </table:table-row>
        <table:table-row table:style-name="ro1">
          <table:table-cell office:value-type="string" calcext:value-type="string">
            <text:p>29/05/2022</text:p>
          </table:table-cell>
          <table:table-cell office:value-type="float" office:value="40388" calcext:value-type="float">
            <text:p>40388</text:p>
          </table:table-cell>
        </table:table-row>
        <table:table-row table:style-name="ro1">
          <table:table-cell office:value-type="string" calcext:value-type="string">
            <text:p>30/05/2022</text:p>
          </table:table-cell>
          <table:table-cell office:value-type="float" office:value="14050" calcext:value-type="float">
            <text:p>14050</text:p>
          </table:table-cell>
        </table:table-row>
        <table:table-row table:style-name="ro1">
          <table:table-cell office:value-type="string" calcext:value-type="string">
            <text:p>31/05/2022</text:p>
          </table:table-cell>
          <table:table-cell office:value-type="float" office:value="37041" calcext:value-type="float">
            <text:p>37041</text:p>
          </table:table-cell>
        </table:table-row>
        <table:table-row table:style-name="ro1">
          <table:table-cell office:value-type="string" calcext:value-type="string">
            <text:p>01/06/2022</text:p>
          </table:table-cell>
          <table:table-cell office:value-type="float" office:value="41726" calcext:value-type="float">
            <text:p>41726</text:p>
          </table:table-cell>
        </table:table-row>
        <table:table-row table:style-name="ro1">
          <table:table-cell office:value-type="string" calcext:value-type="string">
            <text:p>02/06/2022</text:p>
          </table:table-cell>
          <table:table-cell office:value-type="float" office:value="33140" calcext:value-type="float">
            <text:p>33140</text:p>
          </table:table-cell>
        </table:table-row>
        <table:table-row table:style-name="ro1">
          <table:table-cell office:value-type="string" calcext:value-type="string">
            <text:p>03/06/2022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office:value-type="string" calcext:value-type="string">
            <text:p>04/06/2022</text:p>
          </table:table-cell>
          <table:table-cell office:value-type="float" office:value="39192" calcext:value-type="float">
            <text:p>39192</text:p>
          </table:table-cell>
        </table:table-row>
        <table:table-row table:style-name="ro1">
          <table:table-cell office:value-type="string" calcext:value-type="string">
            <text:p>05/06/2022</text:p>
          </table:table-cell>
          <table:table-cell office:value-type="float" office:value="29573" calcext:value-type="float">
            <text:p>29573</text:p>
          </table:table-cell>
        </table:table-row>
        <table:table-row table:style-name="ro1">
          <table:table-cell office:value-type="string" calcext:value-type="string">
            <text:p>06/06/2022</text:p>
          </table:table-cell>
          <table:table-cell office:value-type="float" office:value="40216" calcext:value-type="float">
            <text:p>40216</text:p>
          </table:table-cell>
        </table:table-row>
        <table:table-row table:style-name="ro1">
          <table:table-cell office:value-type="string" calcext:value-type="string">
            <text:p>07/06/2022</text:p>
          </table:table-cell>
          <table:table-cell office:value-type="float" office:value="39151" calcext:value-type="float">
            <text:p>39151</text:p>
          </table:table-cell>
        </table:table-row>
        <table:table-row table:style-name="ro1">
          <table:table-cell office:value-type="string" calcext:value-type="string">
            <text:p>08/06/2022</text:p>
          </table:table-cell>
          <table:table-cell office:value-type="float" office:value="39950" calcext:value-type="float">
            <text:p>39950</text:p>
          </table:table-cell>
        </table:table-row>
        <table:table-row table:style-name="ro1">
          <table:table-cell office:value-type="string" calcext:value-type="string">
            <text:p>09/06/2022</text:p>
          </table:table-cell>
          <table:table-cell office:value-type="float" office:value="38011" calcext:value-type="float">
            <text:p>38011</text:p>
          </table:table-cell>
        </table:table-row>
        <table:table-row table:style-name="ro1">
          <table:table-cell office:value-type="string" calcext:value-type="string">
            <text:p>10/06/2022</text:p>
          </table:table-cell>
          <table:table-cell office:value-type="float" office:value="39183" calcext:value-type="float">
            <text:p>39183</text:p>
          </table:table-cell>
        </table:table-row>
        <table:table-row table:style-name="ro1">
          <table:table-cell office:value-type="string" calcext:value-type="string">
            <text:p>11/06/2022</text:p>
          </table:table-cell>
          <table:table-cell office:value-type="float" office:value="38057" calcext:value-type="float">
            <text:p>38057</text:p>
          </table:table-cell>
        </table:table-row>
        <table:table-row table:style-name="ro1">
          <table:table-cell office:value-type="string" calcext:value-type="string">
            <text:p>12/06/2022</text:p>
          </table:table-cell>
          <table:table-cell office:value-type="float" office:value="38589" calcext:value-type="float">
            <text:p>38589</text:p>
          </table:table-cell>
        </table:table-row>
        <table:table-row table:style-name="ro1">
          <table:table-cell office:value-type="string" calcext:value-type="string">
            <text:p>13/06/2022</text:p>
          </table:table-cell>
          <table:table-cell office:value-type="float" office:value="36762" calcext:value-type="float">
            <text:p>36762</text:p>
          </table:table-cell>
        </table:table-row>
        <table:table-row table:style-name="ro1">
          <table:table-cell office:value-type="string" calcext:value-type="string">
            <text:p>14/06/2022</text:p>
          </table:table-cell>
          <table:table-cell office:value-type="float" office:value="37815" calcext:value-type="float">
            <text:p>37815</text:p>
          </table:table-cell>
        </table:table-row>
        <table:table-row table:style-name="ro1">
          <table:table-cell office:value-type="string" calcext:value-type="string">
            <text:p>15/06/2022</text:p>
          </table:table-cell>
          <table:table-cell office:value-type="float" office:value="37277" calcext:value-type="float">
            <text:p>37277</text:p>
          </table:table-cell>
        </table:table-row>
        <table:table-row table:style-name="ro1">
          <table:table-cell office:value-type="string" calcext:value-type="string">
            <text:p>16/06/2022</text:p>
          </table:table-cell>
          <table:table-cell office:value-type="float" office:value="32386" calcext:value-type="float">
            <text:p>32386</text:p>
          </table:table-cell>
        </table:table-row>
        <table:table-row table:style-name="ro1">
          <table:table-cell office:value-type="string" calcext:value-type="string">
            <text:p>17/06/2022</text:p>
          </table:table-cell>
          <table:table-cell office:value-type="float" office:value="33592" calcext:value-type="float">
            <text:p>33592</text:p>
          </table:table-cell>
        </table:table-row>
        <table:table-row table:style-name="ro1">
          <table:table-cell office:value-type="string" calcext:value-type="string">
            <text:p>18/06/2022</text:p>
          </table:table-cell>
          <table:table-cell office:value-type="float" office:value="36013" calcext:value-type="float">
            <text:p>36013</text:p>
          </table:table-cell>
        </table:table-row>
        <table:table-row table:style-name="ro1">
          <table:table-cell office:value-type="string" calcext:value-type="string">
            <text:p>19/06/2022</text:p>
          </table:table-cell>
          <table:table-cell office:value-type="float" office:value="25489" calcext:value-type="float">
            <text:p>25489</text:p>
          </table:table-cell>
        </table:table-row>
        <table:table-row table:style-name="ro1">
          <table:table-cell office:value-type="string" calcext:value-type="string">
            <text:p>20/06/2022</text:p>
          </table:table-cell>
          <table:table-cell office:value-type="float" office:value="13552" calcext:value-type="float">
            <text:p>13552</text:p>
          </table:table-cell>
        </table:table-row>
        <table:table-row table:style-name="ro1">
          <table:table-cell office:value-type="string" calcext:value-type="string">
            <text:p>21/06/2022</text:p>
          </table:table-cell>
          <table:table-cell office:value-type="float" office:value="22220" calcext:value-type="float">
            <text:p>22220</text:p>
          </table:table-cell>
        </table:table-row>
        <table:table-row table:style-name="ro1">
          <table:table-cell office:value-type="string" calcext:value-type="string">
            <text:p>22/06/2022</text:p>
          </table:table-cell>
          <table:table-cell office:value-type="float" office:value="32698" calcext:value-type="float">
            <text:p>32698</text:p>
          </table:table-cell>
        </table:table-row>
        <table:table-row table:style-name="ro1">
          <table:table-cell office:value-type="string" calcext:value-type="string">
            <text:p>23/06/2022</text:p>
          </table:table-cell>
          <table:table-cell office:value-type="float" office:value="35355" calcext:value-type="float">
            <text:p>35355</text:p>
          </table:table-cell>
        </table:table-row>
        <table:table-row table:style-name="ro1">
          <table:table-cell office:value-type="string" calcext:value-type="string">
            <text:p>24/06/2022</text:p>
          </table:table-cell>
          <table:table-cell office:value-type="float" office:value="17253" calcext:value-type="float">
            <text:p>17253</text:p>
          </table:table-cell>
        </table:table-row>
        <table:table-row table:style-name="ro1">
          <table:table-cell office:value-type="string" calcext:value-type="string">
            <text:p>25/06/2022</text:p>
          </table:table-cell>
          <table:table-cell office:value-type="float" office:value="35885" calcext:value-type="float">
            <text:p>35885</text:p>
          </table:table-cell>
        </table:table-row>
        <table:table-row table:style-name="ro1">
          <table:table-cell office:value-type="string" calcext:value-type="string">
            <text:p>26/06/2022</text:p>
          </table:table-cell>
          <table:table-cell office:value-type="float" office:value="24819" calcext:value-type="float">
            <text:p>24819</text:p>
          </table:table-cell>
        </table:table-row>
        <table:table-row table:style-name="ro1">
          <table:table-cell office:value-type="string" calcext:value-type="string">
            <text:p>27/06/2022</text:p>
          </table:table-cell>
          <table:table-cell office:value-type="float" office:value="31507" calcext:value-type="float">
            <text:p>31507</text:p>
          </table:table-cell>
        </table:table-row>
        <table:table-row table:style-name="ro1">
          <table:table-cell office:value-type="string" calcext:value-type="string">
            <text:p>28/06/2022</text:p>
          </table:table-cell>
          <table:table-cell office:value-type="float" office:value="26806" calcext:value-type="float">
            <text:p>26806</text:p>
          </table:table-cell>
        </table:table-row>
        <table:table-row table:style-name="ro1">
          <table:table-cell office:value-type="string" calcext:value-type="string">
            <text:p>29/06/2022</text:p>
          </table:table-cell>
          <table:table-cell office:value-type="float" office:value="29397" calcext:value-type="float">
            <text:p>29397</text:p>
          </table:table-cell>
        </table:table-row>
        <table:table-row table:style-name="ro1">
          <table:table-cell office:value-type="string" calcext:value-type="string">
            <text:p>30/06/2022</text:p>
          </table:table-cell>
          <table:table-cell office:value-type="float" office:value="19371" calcext:value-type="float">
            <text:p>19371</text:p>
          </table:table-cell>
        </table:table-row>
        <table:table-row table:style-name="ro1">
          <table:table-cell office:value-type="string" calcext:value-type="string">
            <text:p>01/07/2022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02/07/202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03/07/2022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string" calcext:value-type="string">
            <text:p>04/07/2022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05/07/2022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06/07/2022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string" calcext:value-type="string">
            <text:p>07/07/2022</text:p>
          </table:table-cell>
          <table:table-cell office:value-type="float" office:value="21678" calcext:value-type="float">
            <text:p>21678</text:p>
          </table:table-cell>
        </table:table-row>
        <table:table-row table:style-name="ro1">
          <table:table-cell office:value-type="string" calcext:value-type="string">
            <text:p>08/07/2022</text:p>
          </table:table-cell>
          <table:table-cell office:value-type="float" office:value="39785" calcext:value-type="float">
            <text:p>39785</text:p>
          </table:table-cell>
        </table:table-row>
        <table:table-row table:style-name="ro1">
          <table:table-cell office:value-type="string" calcext:value-type="string">
            <text:p>09/07/2022</text:p>
          </table:table-cell>
          <table:table-cell office:value-type="float" office:value="38167" calcext:value-type="float">
            <text:p>38167</text:p>
          </table:table-cell>
        </table:table-row>
        <table:table-row table:style-name="ro1">
          <table:table-cell office:value-type="string" calcext:value-type="string">
            <text:p>10/07/2022</text:p>
          </table:table-cell>
          <table:table-cell office:value-type="float" office:value="13863" calcext:value-type="float">
            <text:p>13863</text:p>
          </table:table-cell>
        </table:table-row>
        <table:table-row table:style-name="ro1">
          <table:table-cell office:value-type="string" calcext:value-type="string">
            <text:p>11/07/2022</text:p>
          </table:table-cell>
          <table:table-cell office:value-type="float" office:value="26035" calcext:value-type="float">
            <text:p>26035</text:p>
          </table:table-cell>
        </table:table-row>
        <table:table-row table:style-name="ro1">
          <table:table-cell office:value-type="string" calcext:value-type="string">
            <text:p>12/07/2022</text:p>
          </table:table-cell>
          <table:table-cell office:value-type="float" office:value="32345" calcext:value-type="float">
            <text:p>32345</text:p>
          </table:table-cell>
        </table:table-row>
        <table:table-row table:style-name="ro1">
          <table:table-cell office:value-type="string" calcext:value-type="string">
            <text:p>13/07/2022</text:p>
          </table:table-cell>
          <table:table-cell office:value-type="float" office:value="30826" calcext:value-type="float">
            <text:p>30826</text:p>
          </table:table-cell>
        </table:table-row>
        <table:table-row table:style-name="ro1">
          <table:table-cell office:value-type="string" calcext:value-type="string">
            <text:p>14/07/2022</text:p>
          </table:table-cell>
          <table:table-cell office:value-type="float" office:value="30793" calcext:value-type="float">
            <text:p>30793</text:p>
          </table:table-cell>
        </table:table-row>
        <table:table-row table:style-name="ro1">
          <table:table-cell office:value-type="string" calcext:value-type="string">
            <text:p>15/07/2022</text:p>
          </table:table-cell>
          <table:table-cell office:value-type="float" office:value="39268" calcext:value-type="float">
            <text:p>39268</text:p>
          </table:table-cell>
        </table:table-row>
        <table:table-row table:style-name="ro1">
          <table:table-cell office:value-type="string" calcext:value-type="string">
            <text:p>16/07/2022</text:p>
          </table:table-cell>
          <table:table-cell office:value-type="float" office:value="21687" calcext:value-type="float">
            <text:p>21687</text:p>
          </table:table-cell>
        </table:table-row>
        <table:table-row table:style-name="ro1">
          <table:table-cell office:value-type="string" calcext:value-type="string">
            <text:p>17/07/2022</text:p>
          </table:table-cell>
          <table:table-cell office:value-type="float" office:value="39991" calcext:value-type="float">
            <text:p>39991</text:p>
          </table:table-cell>
        </table:table-row>
        <table:table-row table:style-name="ro1">
          <table:table-cell office:value-type="string" calcext:value-type="string">
            <text:p>18/07/2022</text:p>
          </table:table-cell>
          <table:table-cell office:value-type="float" office:value="41542" calcext:value-type="float">
            <text:p>41542</text:p>
          </table:table-cell>
        </table:table-row>
        <table:table-row table:style-name="ro1">
          <table:table-cell office:value-type="string" calcext:value-type="string">
            <text:p>19/07/2022</text:p>
          </table:table-cell>
          <table:table-cell office:value-type="float" office:value="27061" calcext:value-type="float">
            <text:p>27061</text:p>
          </table:table-cell>
        </table:table-row>
        <table:table-row table:style-name="ro1">
          <table:table-cell office:value-type="string" calcext:value-type="string">
            <text:p>20/07/2022</text:p>
          </table:table-cell>
          <table:table-cell office:value-type="float" office:value="17302" calcext:value-type="float">
            <text:p>17302</text:p>
          </table:table-cell>
        </table:table-row>
        <table:table-row table:style-name="ro1">
          <table:table-cell office:value-type="string" calcext:value-type="string">
            <text:p>21/07/2022</text:p>
          </table:table-cell>
          <table:table-cell office:value-type="float" office:value="17004" calcext:value-type="float">
            <text:p>17004</text:p>
          </table:table-cell>
        </table:table-row>
        <table:table-row table:style-name="ro1">
          <table:table-cell office:value-type="string" calcext:value-type="string">
            <text:p>22/07/2022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string" calcext:value-type="string">
            <text:p>23/07/2022</text:p>
          </table:table-cell>
          <table:table-cell office:value-type="float" office:value="17893" calcext:value-type="float">
            <text:p>17893</text:p>
          </table:table-cell>
        </table:table-row>
        <table:table-row table:style-name="ro1">
          <table:table-cell office:value-type="string" calcext:value-type="string">
            <text:p>24/07/2022</text:p>
          </table:table-cell>
          <table:table-cell office:value-type="float" office:value="38006" calcext:value-type="float">
            <text:p>38006</text:p>
          </table:table-cell>
        </table:table-row>
        <table:table-row table:style-name="ro1">
          <table:table-cell office:value-type="string" calcext:value-type="string">
            <text:p>25/07/2022</text:p>
          </table:table-cell>
          <table:table-cell office:value-type="float" office:value="38963" calcext:value-type="float">
            <text:p>38963</text:p>
          </table:table-cell>
        </table:table-row>
        <table:table-row table:style-name="ro1">
          <table:table-cell office:value-type="string" calcext:value-type="string">
            <text:p>26/07/2022</text:p>
          </table:table-cell>
          <table:table-cell office:value-type="float" office:value="32132" calcext:value-type="float">
            <text:p>32132</text:p>
          </table:table-cell>
        </table:table-row>
        <table:table-row table:style-name="ro1">
          <table:table-cell office:value-type="string" calcext:value-type="string">
            <text:p>27/07/2022</text:p>
          </table:table-cell>
          <table:table-cell office:value-type="float" office:value="43063" calcext:value-type="float">
            <text:p>43063</text:p>
          </table:table-cell>
        </table:table-row>
        <table:table-row table:style-name="ro1">
          <table:table-cell office:value-type="string" calcext:value-type="string">
            <text:p>28/07/2022</text:p>
          </table:table-cell>
          <table:table-cell office:value-type="float" office:value="39056" calcext:value-type="float">
            <text:p>39056</text:p>
          </table:table-cell>
        </table:table-row>
        <table:table-row table:style-name="ro1">
          <table:table-cell office:value-type="string" calcext:value-type="string">
            <text:p>29/07/2022</text:p>
          </table:table-cell>
          <table:table-cell office:value-type="float" office:value="42482" calcext:value-type="float">
            <text:p>42482</text:p>
          </table:table-cell>
        </table:table-row>
        <table:table-row table:style-name="ro1">
          <table:table-cell office:value-type="string" calcext:value-type="string">
            <text:p>30/07/2022</text:p>
          </table:table-cell>
          <table:table-cell office:value-type="float" office:value="40994" calcext:value-type="float">
            <text:p>40994</text:p>
          </table:table-cell>
        </table:table-row>
        <table:table-row table:style-name="ro1">
          <table:table-cell office:value-type="string" calcext:value-type="string">
            <text:p>31/07/2022</text:p>
          </table:table-cell>
          <table:table-cell office:value-type="float" office:value="24680" calcext:value-type="float">
            <text:p>24680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float" office:value="37929" calcext:value-type="float">
            <text:p>37929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float" office:value="44845" calcext:value-type="float">
            <text:p>44845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float" office:value="32542" calcext:value-type="float">
            <text:p>32542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float" office:value="41792" calcext:value-type="float">
            <text:p>41792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float" office:value="44017" calcext:value-type="float">
            <text:p>44017</text:p>
          </table:table-cell>
        </table:table-row>
        <table:table-row table:style-name="ro1">
          <table:table-cell office:value-type="string" calcext:value-type="string">
            <text:p>07/08/2022</text:p>
          </table:table-cell>
          <table:table-cell office:value-type="float" office:value="41080" calcext:value-type="float">
            <text:p>41080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float" office:value="44898" calcext:value-type="float">
            <text:p>44898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float" office:value="29860" calcext:value-type="float">
            <text:p>29860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float" office:value="31740" calcext:value-type="float">
            <text:p>31740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float" office:value="20450" calcext:value-type="float">
            <text:p>20450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13/08/2022</text:p>
          </table:table-cell>
          <table:table-cell office:value-type="float" office:value="35811" calcext:value-type="float">
            <text:p>35811</text:p>
          </table:table-cell>
        </table:table-row>
        <table:table-row table:style-name="ro1">
          <table:table-cell office:value-type="string" calcext:value-type="string">
            <text:p>14/08/2022</text:p>
          </table:table-cell>
          <table:table-cell office:value-type="float" office:value="37318" calcext:value-type="float">
            <text:p>37318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float" office:value="27496" calcext:value-type="float">
            <text:p>27496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float" office:value="41286" calcext:value-type="float">
            <text:p>41286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float" office:value="48816" calcext:value-type="float">
            <text:p>48816</text:p>
          </table:table-cell>
        </table:table-row>
        <table:table-row table:style-name="ro1">
          <table:table-cell office:value-type="string" calcext:value-type="string">
            <text:p>18/08/2022</text:p>
          </table:table-cell>
          <table:table-cell office:value-type="float" office:value="20190" calcext:value-type="float">
            <text:p>20190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float" office:value="18930" calcext:value-type="float">
            <text:p>18930</text:p>
          </table:table-cell>
        </table:table-row>
        <table:table-row table:style-name="ro1">
          <table:table-cell office:value-type="string" calcext:value-type="string">
            <text:p>20/08/2022</text:p>
          </table:table-cell>
          <table:table-cell office:value-type="float" office:value="22388" calcext:value-type="float">
            <text:p>22388</text:p>
          </table:table-cell>
        </table:table-row>
        <table:table-row table:style-name="ro1">
          <table:table-cell office:value-type="string" calcext:value-type="string">
            <text:p>21/08/2022</text:p>
          </table:table-cell>
          <table:table-cell office:value-type="float" office:value="50818" calcext:value-type="float">
            <text:p>50818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float" office:value="51897" calcext:value-type="float">
            <text:p>51897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float" office:value="22435" calcext:value-type="float">
            <text:p>22435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float" office:value="51081" calcext:value-type="float">
            <text:p>51081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float" office:value="40984" calcext:value-type="float">
            <text:p>40984</text:p>
          </table:table-cell>
        </table:table-row>
        <table:table-row table:style-name="ro1">
          <table:table-cell office:value-type="string" calcext:value-type="string">
            <text:p>26/08/2022</text:p>
          </table:table-cell>
          <table:table-cell office:value-type="float" office:value="32588" calcext:value-type="float">
            <text:p>32588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float" office:value="29677" calcext:value-type="float">
            <text:p>29677</text:p>
          </table:table-cell>
        </table:table-row>
        <table:table-row table:style-name="ro1">
          <table:table-cell office:value-type="string" calcext:value-type="string">
            <text:p>28/08/2022</text:p>
          </table:table-cell>
          <table:table-cell office:value-type="float" office:value="46080" calcext:value-type="float">
            <text:p>46080</text:p>
          </table:table-cell>
        </table:table-row>
        <table:table-row table:style-name="ro1">
          <table:table-cell office:value-type="string" calcext:value-type="string">
            <text:p>29/08/2022</text:p>
          </table:table-cell>
          <table:table-cell office:value-type="float" office:value="30186" calcext:value-type="float">
            <text:p>30186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float" office:value="47788" calcext:value-type="float">
            <text:p>47788</text:p>
          </table:table-cell>
        </table:table-row>
        <table:table-row table:style-name="ro1">
          <table:table-cell office:value-type="string" calcext:value-type="string">
            <text:p>31/08/2022</text:p>
          </table:table-cell>
          <table:table-cell office:value-type="float" office:value="48693" calcext:value-type="float">
            <text:p>48693</text:p>
          </table:table-cell>
        </table:table-row>
        <table:table-row table:style-name="ro1">
          <table:table-cell office:value-type="string" calcext:value-type="string">
            <text:p>01/09/2022</text:p>
          </table:table-cell>
          <table:table-cell office:value-type="float" office:value="35328" calcext:value-type="float">
            <text:p>35328</text:p>
          </table:table-cell>
        </table:table-row>
        <table:table-row table:style-name="ro1">
          <table:table-cell office:value-type="string" calcext:value-type="string">
            <text:p>02/09/2022</text:p>
          </table:table-cell>
          <table:table-cell office:value-type="float" office:value="19991" calcext:value-type="float">
            <text:p>19991</text:p>
          </table:table-cell>
        </table:table-row>
        <table:table-row table:style-name="ro1">
          <table:table-cell office:value-type="string" calcext:value-type="string">
            <text:p>03/09/2022</text:p>
          </table:table-cell>
          <table:table-cell office:value-type="float" office:value="16179" calcext:value-type="float">
            <text:p>16179</text:p>
          </table:table-cell>
        </table:table-row>
        <table:table-row table:style-name="ro1">
          <table:table-cell office:value-type="string" calcext:value-type="string">
            <text:p>04/09/2022</text:p>
          </table:table-cell>
          <table:table-cell office:value-type="float" office:value="23254" calcext:value-type="float">
            <text:p>23254</text:p>
          </table:table-cell>
        </table:table-row>
        <table:table-row table:style-name="ro1">
          <table:table-cell office:value-type="string" calcext:value-type="string">
            <text:p>05/09/2022</text:p>
          </table:table-cell>
          <table:table-cell office:value-type="float" office:value="50716" calcext:value-type="float">
            <text:p>50716</text:p>
          </table:table-cell>
        </table:table-row>
        <table:table-row table:style-name="ro1">
          <table:table-cell office:value-type="string" calcext:value-type="string">
            <text:p>06/09/2022</text:p>
          </table:table-cell>
          <table:table-cell office:value-type="float" office:value="47052" calcext:value-type="float">
            <text:p>47052</text:p>
          </table:table-cell>
        </table:table-row>
        <table:table-row table:style-name="ro1">
          <table:table-cell office:value-type="string" calcext:value-type="string">
            <text:p>07/09/2022</text:p>
          </table:table-cell>
          <table:table-cell office:value-type="float" office:value="49866" calcext:value-type="float">
            <text:p>49866</text:p>
          </table:table-cell>
        </table:table-row>
        <table:table-row table:style-name="ro1">
          <table:table-cell office:value-type="string" calcext:value-type="string">
            <text:p>08/09/2022</text:p>
          </table:table-cell>
          <table:table-cell office:value-type="float" office:value="51380" calcext:value-type="float">
            <text:p>51380</text:p>
          </table:table-cell>
        </table:table-row>
        <table:table-row table:style-name="ro1">
          <table:table-cell office:value-type="string" calcext:value-type="string">
            <text:p>09/09/2022</text:p>
          </table:table-cell>
          <table:table-cell office:value-type="float" office:value="23062" calcext:value-type="float">
            <text:p>23062</text:p>
          </table:table-cell>
        </table:table-row>
        <table:table-row table:style-name="ro1">
          <table:table-cell office:value-type="string" calcext:value-type="string">
            <text:p>10/09/2022</text:p>
          </table:table-cell>
          <table:table-cell office:value-type="float" office:value="47595" calcext:value-type="float">
            <text:p>47595</text:p>
          </table:table-cell>
        </table:table-row>
        <table:table-row table:style-name="ro1">
          <table:table-cell office:value-type="string" calcext:value-type="string">
            <text:p>11/09/2022</text:p>
          </table:table-cell>
          <table:table-cell office:value-type="float" office:value="60672" calcext:value-type="float">
            <text:p>60672</text:p>
          </table:table-cell>
        </table:table-row>
        <table:table-row table:style-name="ro1">
          <table:table-cell office:value-type="string" calcext:value-type="string">
            <text:p>12/09/2022</text:p>
          </table:table-cell>
          <table:table-cell office:value-type="float" office:value="50325" calcext:value-type="float">
            <text:p>50325</text:p>
          </table:table-cell>
        </table:table-row>
        <table:table-row table:style-name="ro1">
          <table:table-cell office:value-type="string" calcext:value-type="string">
            <text:p>13/09/2022</text:p>
          </table:table-cell>
          <table:table-cell office:value-type="float" office:value="45849" calcext:value-type="float">
            <text:p>45849</text:p>
          </table:table-cell>
        </table:table-row>
        <table:table-row table:style-name="ro1">
          <table:table-cell office:value-type="string" calcext:value-type="string">
            <text:p>14/09/2022</text:p>
          </table:table-cell>
          <table:table-cell office:value-type="float" office:value="61294" calcext:value-type="float">
            <text:p>61294</text:p>
          </table:table-cell>
        </table:table-row>
        <table:table-row table:style-name="ro1">
          <table:table-cell office:value-type="string" calcext:value-type="string">
            <text:p>15/09/2022</text:p>
          </table:table-cell>
          <table:table-cell office:value-type="float" office:value="19522" calcext:value-type="float">
            <text:p>19522</text:p>
          </table:table-cell>
        </table:table-row>
        <table:table-row table:style-name="ro1">
          <table:table-cell office:value-type="string" calcext:value-type="string">
            <text:p>16/09/2022</text:p>
          </table:table-cell>
          <table:table-cell office:value-type="float" office:value="52080" calcext:value-type="float">
            <text:p>52080</text:p>
          </table:table-cell>
        </table:table-row>
        <table:table-row table:style-name="ro1">
          <table:table-cell office:value-type="string" calcext:value-type="string">
            <text:p>17/09/2022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18/09/2022</text:p>
          </table:table-cell>
          <table:table-cell office:value-type="float" office:value="62381" calcext:value-type="float">
            <text:p>62381</text:p>
          </table:table-cell>
        </table:table-row>
        <table:table-row table:style-name="ro1">
          <table:table-cell office:value-type="string" calcext:value-type="string">
            <text:p>19/09/2022</text:p>
          </table:table-cell>
          <table:table-cell office:value-type="float" office:value="55522" calcext:value-type="float">
            <text:p>55522</text:p>
          </table:table-cell>
        </table:table-row>
        <table:table-row table:style-name="ro1">
          <table:table-cell office:value-type="string" calcext:value-type="string">
            <text:p>20/09/2022</text:p>
          </table:table-cell>
          <table:table-cell office:value-type="float" office:value="49224" calcext:value-type="float">
            <text:p>49224</text:p>
          </table:table-cell>
        </table:table-row>
        <table:table-row table:style-name="ro1">
          <table:table-cell office:value-type="string" calcext:value-type="string">
            <text:p>21/09/2022</text:p>
          </table:table-cell>
          <table:table-cell office:value-type="float" office:value="22064" calcext:value-type="float">
            <text:p>22064</text:p>
          </table:table-cell>
        </table:table-row>
        <table:table-row table:style-name="ro1">
          <table:table-cell office:value-type="string" calcext:value-type="string">
            <text:p>22/09/2022</text:p>
          </table:table-cell>
          <table:table-cell office:value-type="float" office:value="21041" calcext:value-type="float">
            <text:p>21041</text:p>
          </table:table-cell>
        </table:table-row>
        <table:table-row table:style-name="ro1">
          <table:table-cell office:value-type="string" calcext:value-type="string">
            <text:p>23/09/2022</text:p>
          </table:table-cell>
          <table:table-cell office:value-type="float" office:value="19351" calcext:value-type="float">
            <text:p>19351</text:p>
          </table:table-cell>
        </table:table-row>
        <table:table-row table:style-name="ro1">
          <table:table-cell office:value-type="string" calcext:value-type="string">
            <text:p>24/09/2022</text:p>
          </table:table-cell>
          <table:table-cell office:value-type="float" office:value="35576" calcext:value-type="float">
            <text:p>35576</text:p>
          </table:table-cell>
        </table:table-row>
        <table:table-row table:style-name="ro1">
          <table:table-cell office:value-type="string" calcext:value-type="string">
            <text:p>25/09/2022</text:p>
          </table:table-cell>
          <table:table-cell office:value-type="float" office:value="63409" calcext:value-type="float">
            <text:p>63409</text:p>
          </table:table-cell>
        </table:table-row>
        <table:table-row table:style-name="ro1">
          <table:table-cell office:value-type="string" calcext:value-type="string">
            <text:p>26/09/2022</text:p>
          </table:table-cell>
          <table:table-cell office:value-type="float" office:value="31467" calcext:value-type="float">
            <text:p>31467</text:p>
          </table:table-cell>
        </table:table-row>
        <table:table-row table:style-name="ro1">
          <table:table-cell office:value-type="string" calcext:value-type="string">
            <text:p>27/09/2022</text:p>
          </table:table-cell>
          <table:table-cell office:value-type="float" office:value="40281" calcext:value-type="float">
            <text:p>40281</text:p>
          </table:table-cell>
        </table:table-row>
        <table:table-row table:style-name="ro1">
          <table:table-cell office:value-type="string" calcext:value-type="string">
            <text:p>28/09/2022</text:p>
          </table:table-cell>
          <table:table-cell office:value-type="float" office:value="47634" calcext:value-type="float">
            <text:p>47634</text:p>
          </table:table-cell>
        </table:table-row>
        <table:table-row table:style-name="ro1">
          <table:table-cell office:value-type="string" calcext:value-type="string">
            <text:p>29/09/2022</text:p>
          </table:table-cell>
          <table:table-cell office:value-type="float" office:value="24066" calcext:value-type="float">
            <text:p>24066</text:p>
          </table:table-cell>
        </table:table-row>
        <table:table-row table:style-name="ro1">
          <table:table-cell office:value-type="string" calcext:value-type="string">
            <text:p>30/09/2022</text:p>
          </table:table-cell>
          <table:table-cell office:value-type="float" office:value="40590" calcext:value-type="float">
            <text:p>40590</text:p>
          </table:table-cell>
        </table:table-row>
        <table:table-row table:style-name="ro1">
          <table:table-cell office:value-type="string" calcext:value-type="string">
            <text:p>01/10/2022</text:p>
          </table:table-cell>
          <table:table-cell office:value-type="float" office:value="28648" calcext:value-type="float">
            <text:p>28648</text:p>
          </table:table-cell>
        </table:table-row>
        <table:table-row table:style-name="ro1">
          <table:table-cell office:value-type="string" calcext:value-type="string">
            <text:p>02/10/2022</text:p>
          </table:table-cell>
          <table:table-cell office:value-type="float" office:value="44141" calcext:value-type="float">
            <text:p>44141</text:p>
          </table:table-cell>
        </table:table-row>
        <table:table-row table:style-name="ro1">
          <table:table-cell office:value-type="string" calcext:value-type="string">
            <text:p>03/10/2022</text:p>
          </table:table-cell>
          <table:table-cell office:value-type="float" office:value="64395" calcext:value-type="float">
            <text:p>64395</text:p>
          </table:table-cell>
        </table:table-row>
        <table:table-row table:style-name="ro1">
          <table:table-cell office:value-type="string" calcext:value-type="string">
            <text:p>04/10/2022</text:p>
          </table:table-cell>
          <table:table-cell office:value-type="float" office:value="43785" calcext:value-type="float">
            <text:p>43785</text:p>
          </table:table-cell>
        </table:table-row>
        <table:table-row table:style-name="ro1">
          <table:table-cell office:value-type="string" calcext:value-type="string">
            <text:p>05/10/2022</text:p>
          </table:table-cell>
          <table:table-cell office:value-type="float" office:value="7821" calcext:value-type="float">
            <text:p>7821</text:p>
          </table:table-cell>
        </table:table-row>
        <table:table-row table:style-name="ro1">
          <table:table-cell office:value-type="string" calcext:value-type="string">
            <text:p>06/10/2022</text:p>
          </table:table-cell>
          <table:table-cell office:value-type="float" office:value="9362" calcext:value-type="float">
            <text:p>9362</text:p>
          </table:table-cell>
        </table:table-row>
        <table:table-row table:style-name="ro1">
          <table:table-cell office:value-type="string" calcext:value-type="string">
            <text:p>07/10/2022</text:p>
          </table:table-cell>
          <table:table-cell office:value-type="float" office:value="27717" calcext:value-type="float">
            <text:p>27717</text:p>
          </table:table-cell>
        </table:table-row>
        <table:table-row table:style-name="ro1">
          <table:table-cell office:value-type="string" calcext:value-type="string">
            <text:p>08/10/2022</text:p>
          </table:table-cell>
          <table:table-cell office:value-type="float" office:value="33906" calcext:value-type="float">
            <text:p>33906</text:p>
          </table:table-cell>
        </table:table-row>
        <table:table-row table:style-name="ro1">
          <table:table-cell office:value-type="string" calcext:value-type="string">
            <text:p>09/10/2022</text:p>
          </table:table-cell>
          <table:table-cell office:value-type="float" office:value="46616" calcext:value-type="float">
            <text:p>46616</text:p>
          </table:table-cell>
        </table:table-row>
        <table:table-row table:style-name="ro1">
          <table:table-cell office:value-type="string" calcext:value-type="string">
            <text:p>10/10/2022</text:p>
          </table:table-cell>
          <table:table-cell office:value-type="float" office:value="45496" calcext:value-type="float">
            <text:p>45496</text:p>
          </table:table-cell>
        </table:table-row>
        <table:table-row table:style-name="ro1">
          <table:table-cell office:value-type="string" calcext:value-type="string">
            <text:p>11/10/2022</text:p>
          </table:table-cell>
          <table:table-cell office:value-type="float" office:value="30406" calcext:value-type="float">
            <text:p>30406</text:p>
          </table:table-cell>
        </table:table-row>
        <table:table-row table:style-name="ro1">
          <table:table-cell office:value-type="string" calcext:value-type="string">
            <text:p>12/10/2022</text:p>
          </table:table-cell>
          <table:table-cell office:value-type="float" office:value="31164" calcext:value-type="float">
            <text:p>31164</text:p>
          </table:table-cell>
        </table:table-row>
        <table:table-row table:style-name="ro1">
          <table:table-cell office:value-type="string" calcext:value-type="string">
            <text:p>13/10/2022</text:p>
          </table:table-cell>
          <table:table-cell office:value-type="float" office:value="39106" calcext:value-type="float">
            <text:p>39106</text:p>
          </table:table-cell>
        </table:table-row>
        <table:table-row table:style-name="ro1">
          <table:table-cell office:value-type="string" calcext:value-type="string">
            <text:p>14/10/2022</text:p>
          </table:table-cell>
          <table:table-cell office:value-type="float" office:value="60923" calcext:value-type="float">
            <text:p>60923</text:p>
          </table:table-cell>
        </table:table-row>
        <table:table-row table:style-name="ro1">
          <table:table-cell office:value-type="string" calcext:value-type="string">
            <text:p>15/10/2022</text:p>
          </table:table-cell>
          <table:table-cell office:value-type="float" office:value="70666" calcext:value-type="float">
            <text:p>70666</text:p>
          </table:table-cell>
        </table:table-row>
        <table:table-row table:style-name="ro1">
          <table:table-cell office:value-type="string" calcext:value-type="string">
            <text:p>16/10/2022</text:p>
          </table:table-cell>
          <table:table-cell office:value-type="float" office:value="63546" calcext:value-type="float">
            <text:p>63546</text:p>
          </table:table-cell>
        </table:table-row>
        <table:table-row table:style-name="ro1">
          <table:table-cell office:value-type="string" calcext:value-type="string">
            <text:p>17/10/2022</text:p>
          </table:table-cell>
          <table:table-cell office:value-type="float" office:value="27282" calcext:value-type="float">
            <text:p>27282</text:p>
          </table:table-cell>
        </table:table-row>
        <table:table-row table:style-name="ro1">
          <table:table-cell office:value-type="string" calcext:value-type="string">
            <text:p>18/10/2022</text:p>
          </table:table-cell>
          <table:table-cell office:value-type="float" office:value="30898" calcext:value-type="float">
            <text:p>30898</text:p>
          </table:table-cell>
        </table:table-row>
        <table:table-row table:style-name="ro1">
          <table:table-cell office:value-type="string" calcext:value-type="string">
            <text:p>19/10/2022</text:p>
          </table:table-cell>
          <table:table-cell office:value-type="float" office:value="48257" calcext:value-type="float">
            <text:p>48257</text:p>
          </table:table-cell>
        </table:table-row>
        <table:table-row table:style-name="ro1">
          <table:table-cell office:value-type="string" calcext:value-type="string">
            <text:p>20/10/2022</text:p>
          </table:table-cell>
          <table:table-cell office:value-type="float" office:value="19454" calcext:value-type="float">
            <text:p>19454</text:p>
          </table:table-cell>
        </table:table-row>
        <table:table-row table:style-name="ro1">
          <table:table-cell office:value-type="string" calcext:value-type="string">
            <text:p>21/10/2022</text:p>
          </table:table-cell>
          <table:table-cell office:value-type="float" office:value="26227" calcext:value-type="float">
            <text:p>26227</text:p>
          </table:table-cell>
        </table:table-row>
        <table:table-row table:style-name="ro1">
          <table:table-cell office:value-type="string" calcext:value-type="string">
            <text:p>22/10/2022</text:p>
          </table:table-cell>
          <table:table-cell office:value-type="float" office:value="46433" calcext:value-type="float">
            <text:p>46433</text:p>
          </table:table-cell>
        </table:table-row>
        <table:table-row table:style-name="ro1">
          <table:table-cell office:value-type="string" calcext:value-type="string">
            <text:p>23/10/2022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string" calcext:value-type="string">
            <text:p>24/10/2022</text:p>
          </table:table-cell>
          <table:table-cell office:value-type="float" office:value="11838" calcext:value-type="float">
            <text:p>11838</text:p>
          </table:table-cell>
        </table:table-row>
        <table:table-row table:style-name="ro1">
          <table:table-cell office:value-type="string" calcext:value-type="string">
            <text:p>25/10/2022</text:p>
          </table:table-cell>
          <table:table-cell office:value-type="float" office:value="52509" calcext:value-type="float">
            <text:p>52509</text:p>
          </table:table-cell>
        </table:table-row>
        <table:table-row table:style-name="ro1">
          <table:table-cell office:value-type="string" calcext:value-type="string">
            <text:p>26/10/2022</text:p>
          </table:table-cell>
          <table:table-cell office:value-type="float" office:value="60550" calcext:value-type="float">
            <text:p>60550</text:p>
          </table:table-cell>
        </table:table-row>
        <table:table-row table:style-name="ro1">
          <table:table-cell office:value-type="string" calcext:value-type="string">
            <text:p>27/10/2022</text:p>
          </table:table-cell>
          <table:table-cell office:value-type="float" office:value="54242" calcext:value-type="float">
            <text:p>54242</text:p>
          </table:table-cell>
        </table:table-row>
        <table:table-row table:style-name="ro1">
          <table:table-cell office:value-type="string" calcext:value-type="string">
            <text:p>28/10/2022</text:p>
          </table:table-cell>
          <table:table-cell office:value-type="float" office:value="76137" calcext:value-type="float">
            <text:p>76137</text:p>
          </table:table-cell>
        </table:table-row>
        <table:table-row table:style-name="ro1">
          <table:table-cell office:value-type="string" calcext:value-type="string">
            <text:p>29/10/2022</text:p>
          </table:table-cell>
          <table:table-cell office:value-type="float" office:value="77311" calcext:value-type="float">
            <text:p>77311</text:p>
          </table:table-cell>
        </table:table-row>
        <table:table-row table:style-name="ro1">
          <table:table-cell office:value-type="string" calcext:value-type="string">
            <text:p>30/10/2022</text:p>
          </table:table-cell>
          <table:table-cell office:value-type="float" office:value="70520" calcext:value-type="float">
            <text:p>70520</text:p>
          </table:table-cell>
        </table:table-row>
        <table:table-row table:style-name="ro1">
          <table:table-cell office:value-type="string" calcext:value-type="string">
            <text:p>31/10/2022</text:p>
          </table:table-cell>
          <table:table-cell office:value-type="float" office:value="40522" calcext:value-type="float">
            <text:p>40522</text:p>
          </table:table-cell>
        </table:table-row>
        <table:table-row table:style-name="ro1">
          <table:table-cell office:value-type="string" calcext:value-type="string">
            <text:p>01/11/2022</text:p>
          </table:table-cell>
          <table:table-cell office:value-type="float" office:value="68118" calcext:value-type="float">
            <text:p>68118</text:p>
          </table:table-cell>
        </table:table-row>
        <table:table-row table:style-name="ro1">
          <table:table-cell office:value-type="string" calcext:value-type="string">
            <text:p>02/11/2022</text:p>
          </table:table-cell>
          <table:table-cell office:value-type="float" office:value="81906" calcext:value-type="float">
            <text:p>81906</text:p>
          </table:table-cell>
        </table:table-row>
        <table:table-row table:style-name="ro1">
          <table:table-cell office:value-type="string" calcext:value-type="string">
            <text:p>03/11/2022</text:p>
          </table:table-cell>
          <table:table-cell office:value-type="float" office:value="48267" calcext:value-type="float">
            <text:p>48267</text:p>
          </table:table-cell>
        </table:table-row>
        <table:table-row table:style-name="ro1">
          <table:table-cell office:value-type="string" calcext:value-type="string">
            <text:p>04/11/2022</text:p>
          </table:table-cell>
          <table:table-cell office:value-type="float" office:value="65674" calcext:value-type="float">
            <text:p>65674</text:p>
          </table:table-cell>
        </table:table-row>
        <table:table-row table:style-name="ro1">
          <table:table-cell office:value-type="string" calcext:value-type="string">
            <text:p>05/11/2022</text:p>
          </table:table-cell>
          <table:table-cell office:value-type="float" office:value="70280" calcext:value-type="float">
            <text:p>70280</text:p>
          </table:table-cell>
        </table:table-row>
        <table:table-row table:style-name="ro1">
          <table:table-cell office:value-type="string" calcext:value-type="string">
            <text:p>06/11/2022</text:p>
          </table:table-cell>
          <table:table-cell office:value-type="float" office:value="76066" calcext:value-type="float">
            <text:p>76066</text:p>
          </table:table-cell>
        </table:table-row>
        <table:table-row table:style-name="ro1">
          <table:table-cell office:value-type="string" calcext:value-type="string">
            <text:p>07/11/2022</text:p>
          </table:table-cell>
          <table:table-cell office:value-type="float" office:value="76848" calcext:value-type="float">
            <text:p>76848</text:p>
          </table:table-cell>
        </table:table-row>
        <table:table-row table:style-name="ro1">
          <table:table-cell office:value-type="string" calcext:value-type="string">
            <text:p>08/11/2022</text:p>
          </table:table-cell>
          <table:table-cell office:value-type="float" office:value="73916" calcext:value-type="float">
            <text:p>73916</text:p>
          </table:table-cell>
        </table:table-row>
        <table:table-row table:style-name="ro1">
          <table:table-cell office:value-type="string" calcext:value-type="string">
            <text:p>09/11/2022</text:p>
          </table:table-cell>
          <table:table-cell office:value-type="float" office:value="80483" calcext:value-type="float">
            <text:p>80483</text:p>
          </table:table-cell>
        </table:table-row>
        <table:table-row table:style-name="ro1">
          <table:table-cell office:value-type="string" calcext:value-type="string">
            <text:p>10/11/2022</text:p>
          </table:table-cell>
          <table:table-cell office:value-type="float" office:value="78102" calcext:value-type="float">
            <text:p>78102</text:p>
          </table:table-cell>
        </table:table-row>
        <table:table-row table:style-name="ro1">
          <table:table-cell office:value-type="string" calcext:value-type="string">
            <text:p>11/11/2022</text:p>
          </table:table-cell>
          <table:table-cell office:value-type="float" office:value="62747" calcext:value-type="float">
            <text:p>62747</text:p>
          </table:table-cell>
        </table:table-row>
        <table:table-row table:style-name="ro1">
          <table:table-cell office:value-type="string" calcext:value-type="string">
            <text:p>12/11/2022</text:p>
          </table:table-cell>
          <table:table-cell office:value-type="float" office:value="63557" calcext:value-type="float">
            <text:p>63557</text:p>
          </table:table-cell>
        </table:table-row>
        <table:table-row table:style-name="ro1">
          <table:table-cell office:value-type="string" calcext:value-type="string">
            <text:p>13/11/2022</text:p>
          </table:table-cell>
          <table:table-cell office:value-type="float" office:value="29883" calcext:value-type="float">
            <text:p>29883</text:p>
          </table:table-cell>
        </table:table-row>
        <table:table-row table:style-name="ro1">
          <table:table-cell office:value-type="string" calcext:value-type="string">
            <text:p>14/11/2022</text:p>
          </table:table-cell>
          <table:table-cell office:value-type="float" office:value="73931" calcext:value-type="float">
            <text:p>73931</text:p>
          </table:table-cell>
        </table:table-row>
        <table:table-row table:style-name="ro1">
          <table:table-cell office:value-type="string" calcext:value-type="string">
            <text:p>15/11/2022</text:p>
          </table:table-cell>
          <table:table-cell office:value-type="float" office:value="48128" calcext:value-type="float">
            <text:p>48128</text:p>
          </table:table-cell>
        </table:table-row>
        <table:table-row table:style-name="ro1">
          <table:table-cell office:value-type="string" calcext:value-type="string">
            <text:p>16/11/2022</text:p>
          </table:table-cell>
          <table:table-cell office:value-type="float" office:value="55969" calcext:value-type="float">
            <text:p>55969</text:p>
          </table:table-cell>
        </table:table-row>
        <table:table-row table:style-name="ro1">
          <table:table-cell office:value-type="string" calcext:value-type="string">
            <text:p>17/11/2022</text:p>
          </table:table-cell>
          <table:table-cell office:value-type="float" office:value="80321" calcext:value-type="float">
            <text:p>80321</text:p>
          </table:table-cell>
        </table:table-row>
        <table:table-row table:style-name="ro1">
          <table:table-cell office:value-type="string" calcext:value-type="string">
            <text:p>18/11/2022</text:p>
          </table:table-cell>
          <table:table-cell office:value-type="float" office:value="76369" calcext:value-type="float">
            <text:p>76369</text:p>
          </table:table-cell>
        </table:table-row>
        <table:table-row table:style-name="ro1">
          <table:table-cell office:value-type="string" calcext:value-type="string">
            <text:p>19/11/2022</text:p>
          </table:table-cell>
          <table:table-cell office:value-type="float" office:value="76473" calcext:value-type="float">
            <text:p>76473</text:p>
          </table:table-cell>
        </table:table-row>
        <table:table-row table:style-name="ro1">
          <table:table-cell office:value-type="string" calcext:value-type="string">
            <text:p>20/11/2022</text:p>
          </table:table-cell>
          <table:table-cell office:value-type="float" office:value="83082" calcext:value-type="float">
            <text:p>83082</text:p>
          </table:table-cell>
        </table:table-row>
        <table:table-row table:style-name="ro1">
          <table:table-cell office:value-type="string" calcext:value-type="string">
            <text:p>21/11/2022</text:p>
          </table:table-cell>
          <table:table-cell office:value-type="float" office:value="84074" calcext:value-type="float">
            <text:p>84074</text:p>
          </table:table-cell>
        </table:table-row>
        <table:table-row table:style-name="ro1">
          <table:table-cell office:value-type="string" calcext:value-type="string">
            <text:p>22/11/2022</text:p>
          </table:table-cell>
          <table:table-cell office:value-type="float" office:value="82800" calcext:value-type="float">
            <text:p>82800</text:p>
          </table:table-cell>
        </table:table-row>
        <table:table-row table:style-name="ro1">
          <table:table-cell office:value-type="string" calcext:value-type="string">
            <text:p>23/11/2022</text:p>
          </table:table-cell>
          <table:table-cell office:value-type="float" office:value="79223" calcext:value-type="float">
            <text:p>79223</text:p>
          </table:table-cell>
        </table:table-row>
        <table:table-row table:style-name="ro1">
          <table:table-cell office:value-type="string" calcext:value-type="string">
            <text:p>24/11/2022</text:p>
          </table:table-cell>
          <table:table-cell office:value-type="float" office:value="75621" calcext:value-type="float">
            <text:p>75621</text:p>
          </table:table-cell>
        </table:table-row>
        <table:table-row table:style-name="ro1">
          <table:table-cell office:value-type="string" calcext:value-type="string">
            <text:p>25/11/2022</text:p>
          </table:table-cell>
          <table:table-cell office:value-type="float" office:value="69091" calcext:value-type="float">
            <text:p>69091</text:p>
          </table:table-cell>
        </table:table-row>
        <table:table-row table:style-name="ro1">
          <table:table-cell office:value-type="string" calcext:value-type="string">
            <text:p>26/11/2022</text:p>
          </table:table-cell>
          <table:table-cell office:value-type="float" office:value="80110" calcext:value-type="float">
            <text:p>80110</text:p>
          </table:table-cell>
        </table:table-row>
        <table:table-row table:style-name="ro1">
          <table:table-cell office:value-type="string" calcext:value-type="string">
            <text:p>27/11/2022</text:p>
          </table:table-cell>
          <table:table-cell office:value-type="float" office:value="31549" calcext:value-type="float">
            <text:p>31549</text:p>
          </table:table-cell>
        </table:table-row>
        <table:table-row table:style-name="ro1">
          <table:table-cell office:value-type="string" calcext:value-type="string">
            <text:p>28/11/2022</text:p>
          </table:table-cell>
          <table:table-cell office:value-type="float" office:value="43069" calcext:value-type="float">
            <text:p>43069</text:p>
          </table:table-cell>
        </table:table-row>
        <table:table-row table:style-name="ro1">
          <table:table-cell office:value-type="string" calcext:value-type="string">
            <text:p>29/11/2022</text:p>
          </table:table-cell>
          <table:table-cell office:value-type="float" office:value="72052" calcext:value-type="float">
            <text:p>72052</text:p>
          </table:table-cell>
        </table:table-row>
        <table:table-row table:style-name="ro1">
          <table:table-cell office:value-type="string" calcext:value-type="string">
            <text:p>30/11/2022</text:p>
          </table:table-cell>
          <table:table-cell office:value-type="float" office:value="47625" calcext:value-type="float">
            <text:p>47625</text:p>
          </table:table-cell>
        </table:table-row>
        <table:table-row table:style-name="ro1">
          <table:table-cell office:value-type="string" calcext:value-type="string">
            <text:p>01/12/2022</text:p>
          </table:table-cell>
          <table:table-cell office:value-type="float" office:value="58329" calcext:value-type="float">
            <text:p>58329</text:p>
          </table:table-cell>
        </table:table-row>
        <table:table-row table:style-name="ro1">
          <table:table-cell office:value-type="string" calcext:value-type="string">
            <text:p>02/12/2022</text:p>
          </table:table-cell>
          <table:table-cell office:value-type="float" office:value="45552" calcext:value-type="float">
            <text:p>45552</text:p>
          </table:table-cell>
        </table:table-row>
        <table:table-row table:style-name="ro1">
          <table:table-cell office:value-type="string" calcext:value-type="string">
            <text:p>03/12/2022</text:p>
          </table:table-cell>
          <table:table-cell office:value-type="float" office:value="79501" calcext:value-type="float">
            <text:p>79501</text:p>
          </table:table-cell>
        </table:table-row>
        <table:table-row table:style-name="ro1">
          <table:table-cell office:value-type="string" calcext:value-type="string">
            <text:p>04/12/2022</text:p>
          </table:table-cell>
          <table:table-cell office:value-type="float" office:value="76045" calcext:value-type="float">
            <text:p>76045</text:p>
          </table:table-cell>
        </table:table-row>
        <table:table-row table:style-name="ro1">
          <table:table-cell office:value-type="string" calcext:value-type="string">
            <text:p>05/12/2022</text:p>
          </table:table-cell>
          <table:table-cell office:value-type="float" office:value="62496" calcext:value-type="float">
            <text:p>62496</text:p>
          </table:table-cell>
        </table:table-row>
        <table:table-row table:style-name="ro1">
          <table:table-cell office:value-type="string" calcext:value-type="string">
            <text:p>06/12/2022</text:p>
          </table:table-cell>
          <table:table-cell office:value-type="float" office:value="79827" calcext:value-type="float">
            <text:p>79827</text:p>
          </table:table-cell>
        </table:table-row>
        <table:table-row table:style-name="ro1">
          <table:table-cell office:value-type="string" calcext:value-type="string">
            <text:p>07/12/2022</text:p>
          </table:table-cell>
          <table:table-cell office:value-type="float" office:value="47256" calcext:value-type="float">
            <text:p>47256</text:p>
          </table:table-cell>
        </table:table-row>
        <table:table-row table:style-name="ro1">
          <table:table-cell office:value-type="string" calcext:value-type="string">
            <text:p>08/12/2022</text:p>
          </table:table-cell>
          <table:table-cell office:value-type="float" office:value="74284" calcext:value-type="float">
            <text:p>74284</text:p>
          </table:table-cell>
        </table:table-row>
        <table:table-row table:style-name="ro1">
          <table:table-cell office:value-type="string" calcext:value-type="string">
            <text:p>09/12/2022</text:p>
          </table:table-cell>
          <table:table-cell office:value-type="float" office:value="69977" calcext:value-type="float">
            <text:p>69977</text:p>
          </table:table-cell>
        </table:table-row>
        <table:table-row table:style-name="ro1">
          <table:table-cell office:value-type="string" calcext:value-type="string">
            <text:p>10/12/2022</text:p>
          </table:table-cell>
          <table:table-cell office:value-type="float" office:value="71771" calcext:value-type="float">
            <text:p>71771</text:p>
          </table:table-cell>
        </table:table-row>
        <table:table-row table:style-name="ro1">
          <table:table-cell office:value-type="string" calcext:value-type="string">
            <text:p>11/12/2022</text:p>
          </table:table-cell>
          <table:table-cell office:value-type="float" office:value="78573" calcext:value-type="float">
            <text:p>78573</text:p>
          </table:table-cell>
        </table:table-row>
        <table:table-row table:style-name="ro1">
          <table:table-cell office:value-type="string" calcext:value-type="string">
            <text:p>12/12/2022</text:p>
          </table:table-cell>
          <table:table-cell office:value-type="float" office:value="45498" calcext:value-type="float">
            <text:p>45498</text:p>
          </table:table-cell>
        </table:table-row>
        <table:table-row table:style-name="ro1">
          <table:table-cell office:value-type="string" calcext:value-type="string">
            <text:p>13/12/2022</text:p>
          </table:table-cell>
          <table:table-cell office:value-type="float" office:value="83662" calcext:value-type="float">
            <text:p>83662</text:p>
          </table:table-cell>
        </table:table-row>
        <table:table-row table:style-name="ro1">
          <table:table-cell office:value-type="string" calcext:value-type="string">
            <text:p>14/12/2022</text:p>
          </table:table-cell>
          <table:table-cell office:value-type="float" office:value="74695" calcext:value-type="float">
            <text:p>74695</text:p>
          </table:table-cell>
        </table:table-row>
        <table:table-row table:style-name="ro1">
          <table:table-cell office:value-type="string" calcext:value-type="string">
            <text:p>15/12/2022</text:p>
          </table:table-cell>
          <table:table-cell office:value-type="float" office:value="76469" calcext:value-type="float">
            <text:p>76469</text:p>
          </table:table-cell>
        </table:table-row>
        <table:table-row table:style-name="ro1">
          <table:table-cell office:value-type="string" calcext:value-type="string">
            <text:p>16/12/2022</text:p>
          </table:table-cell>
          <table:table-cell office:value-type="float" office:value="68055" calcext:value-type="float">
            <text:p>68055</text:p>
          </table:table-cell>
        </table:table-row>
        <table:table-row table:style-name="ro1">
          <table:table-cell office:value-type="string" calcext:value-type="string">
            <text:p>17/12/2022</text:p>
          </table:table-cell>
          <table:table-cell office:value-type="float" office:value="48132" calcext:value-type="float">
            <text:p>48132</text:p>
          </table:table-cell>
        </table:table-row>
        <table:table-row table:style-name="ro1">
          <table:table-cell office:value-type="string" calcext:value-type="string">
            <text:p>18/12/2022</text:p>
          </table:table-cell>
          <table:table-cell office:value-type="float" office:value="51777" calcext:value-type="float">
            <text:p>51777</text:p>
          </table:table-cell>
        </table:table-row>
        <table:table-row table:style-name="ro1">
          <table:table-cell office:value-type="string" calcext:value-type="string">
            <text:p>19/12/2022</text:p>
          </table:table-cell>
          <table:table-cell office:value-type="float" office:value="77708" calcext:value-type="float">
            <text:p>77708</text:p>
          </table:table-cell>
        </table:table-row>
        <table:table-row table:style-name="ro1">
          <table:table-cell office:value-type="string" calcext:value-type="string">
            <text:p>20/12/2022</text:p>
          </table:table-cell>
          <table:table-cell office:value-type="float" office:value="77420" calcext:value-type="float">
            <text:p>77420</text:p>
          </table:table-cell>
        </table:table-row>
        <table:table-row table:style-name="ro1">
          <table:table-cell office:value-type="string" calcext:value-type="string">
            <text:p>21/12/2022</text:p>
          </table:table-cell>
          <table:table-cell office:value-type="float" office:value="81258" calcext:value-type="float">
            <text:p>81258</text:p>
          </table:table-cell>
        </table:table-row>
        <table:table-row table:style-name="ro1">
          <table:table-cell office:value-type="string" calcext:value-type="string">
            <text:p>22/12/2022</text:p>
          </table:table-cell>
          <table:table-cell office:value-type="float" office:value="31232" calcext:value-type="float">
            <text:p>31232</text:p>
          </table:table-cell>
        </table:table-row>
        <table:table-row table:style-name="ro1">
          <table:table-cell office:value-type="string" calcext:value-type="string">
            <text:p>23/12/2022</text:p>
          </table:table-cell>
          <table:table-cell office:value-type="float" office:value="76221" calcext:value-type="float">
            <text:p>76221</text:p>
          </table:table-cell>
        </table:table-row>
        <table:table-row table:style-name="ro1">
          <table:table-cell office:value-type="string" calcext:value-type="string">
            <text:p>24/12/2022</text:p>
          </table:table-cell>
          <table:table-cell office:value-type="float" office:value="75570" calcext:value-type="float">
            <text:p>75570</text:p>
          </table:table-cell>
        </table:table-row>
        <table:table-row table:style-name="ro1">
          <table:table-cell office:value-type="string" calcext:value-type="string">
            <text:p>25/12/2022</text:p>
          </table:table-cell>
          <table:table-cell office:value-type="float" office:value="71431" calcext:value-type="float">
            <text:p>71431</text:p>
          </table:table-cell>
        </table:table-row>
        <table:table-row table:style-name="ro1">
          <table:table-cell office:value-type="string" calcext:value-type="string">
            <text:p>26/12/2022</text:p>
          </table:table-cell>
          <table:table-cell office:value-type="float" office:value="70201" calcext:value-type="float">
            <text:p>70201</text:p>
          </table:table-cell>
        </table:table-row>
        <table:table-row table:style-name="ro1">
          <table:table-cell office:value-type="string" calcext:value-type="string">
            <text:p>27/12/2022</text:p>
          </table:table-cell>
          <table:table-cell office:value-type="float" office:value="81618" calcext:value-type="float">
            <text:p>81618</text:p>
          </table:table-cell>
        </table:table-row>
        <table:table-row table:style-name="ro1">
          <table:table-cell office:value-type="string" calcext:value-type="string">
            <text:p>28/12/2022</text:p>
          </table:table-cell>
          <table:table-cell office:value-type="float" office:value="82193" calcext:value-type="float">
            <text:p>82193</text:p>
          </table:table-cell>
        </table:table-row>
        <table:table-row table:style-name="ro1">
          <table:table-cell office:value-type="string" calcext:value-type="string">
            <text:p>29/12/2022</text:p>
          </table:table-cell>
          <table:table-cell office:value-type="float" office:value="23949" calcext:value-type="float">
            <text:p>23949</text:p>
          </table:table-cell>
        </table:table-row>
        <table:table-row table:style-name="ro1">
          <table:table-cell office:value-type="string" calcext:value-type="string">
            <text:p>30/12/2022</text:p>
          </table:table-cell>
          <table:table-cell office:value-type="float" office:value="14485" calcext:value-type="float">
            <text:p>14485</text:p>
          </table:table-cell>
        </table:table-row>
        <table:table-row table:style-name="ro1">
          <table:table-cell office:value-type="string" calcext:value-type="string">
            <text:p>31/12/2022</text:p>
          </table:table-cell>
          <table:table-cell office:value-type="float" office:value="57078" calcext:value-type="float">
            <text:p>57078</text:p>
          </table:table-cell>
        </table:table-row>
        <table:table-row table:style-name="ro1">
          <table:table-cell office:value-type="string" calcext:value-type="string">
            <text:p>01/01/2023</text:p>
          </table:table-cell>
          <table:table-cell office:value-type="float" office:value="62905" calcext:value-type="float">
            <text:p>62905</text:p>
          </table:table-cell>
        </table:table-row>
        <table:table-row table:style-name="ro1">
          <table:table-cell office:value-type="string" calcext:value-type="string">
            <text:p>02/01/2023</text:p>
          </table:table-cell>
          <table:table-cell office:value-type="float" office:value="71462" calcext:value-type="float">
            <text:p>71462</text:p>
          </table:table-cell>
        </table:table-row>
        <table:table-row table:style-name="ro1">
          <table:table-cell office:value-type="string" calcext:value-type="string">
            <text:p>03/01/2023</text:p>
          </table:table-cell>
          <table:table-cell office:value-type="float" office:value="73505" calcext:value-type="float">
            <text:p>73505</text:p>
          </table:table-cell>
        </table:table-row>
        <table:table-row table:style-name="ro1">
          <table:table-cell office:value-type="string" calcext:value-type="string">
            <text:p>04/01/2023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 office:value-type="string" calcext:value-type="string">
            <text:p>05/01/2023</text:p>
          </table:table-cell>
          <table:table-cell office:value-type="float" office:value="49244" calcext:value-type="float">
            <text:p>49244</text:p>
          </table:table-cell>
        </table:table-row>
        <table:table-row table:style-name="ro1">
          <table:table-cell office:value-type="string" calcext:value-type="string">
            <text:p>06/01/2023</text:p>
          </table:table-cell>
          <table:table-cell office:value-type="float" office:value="12583" calcext:value-type="float">
            <text:p>12583</text:p>
          </table:table-cell>
        </table:table-row>
        <table:table-row table:style-name="ro1">
          <table:table-cell office:value-type="string" calcext:value-type="string">
            <text:p>07/01/2023</text:p>
          </table:table-cell>
          <table:table-cell office:value-type="float" office:value="42357" calcext:value-type="float">
            <text:p>42357</text:p>
          </table:table-cell>
        </table:table-row>
        <table:table-row table:style-name="ro1">
          <table:table-cell office:value-type="string" calcext:value-type="string">
            <text:p>08/01/2023</text:p>
          </table:table-cell>
          <table:table-cell office:value-type="float" office:value="77789" calcext:value-type="float">
            <text:p>77789</text:p>
          </table:table-cell>
        </table:table-row>
        <table:table-row table:style-name="ro1">
          <table:table-cell office:value-type="string" calcext:value-type="string">
            <text:p>09/01/2023</text:p>
          </table:table-cell>
          <table:table-cell office:value-type="float" office:value="80431" calcext:value-type="float">
            <text:p>80431</text:p>
          </table:table-cell>
        </table:table-row>
        <table:table-row table:style-name="ro1">
          <table:table-cell office:value-type="string" calcext:value-type="string">
            <text:p>10/01/2023</text:p>
          </table:table-cell>
          <table:table-cell office:value-type="float" office:value="63577" calcext:value-type="float">
            <text:p>63577</text:p>
          </table:table-cell>
        </table:table-row>
        <table:table-row table:style-name="ro1">
          <table:table-cell office:value-type="string" calcext:value-type="string">
            <text:p>11/01/2023</text:p>
          </table:table-cell>
          <table:table-cell office:value-type="float" office:value="45517" calcext:value-type="float">
            <text:p>45517</text:p>
          </table:table-cell>
        </table:table-row>
        <table:table-row table:style-name="ro1">
          <table:table-cell office:value-type="string" calcext:value-type="string">
            <text:p>12/01/2023</text:p>
          </table:table-cell>
          <table:table-cell office:value-type="float" office:value="53725" calcext:value-type="float">
            <text:p>53725</text:p>
          </table:table-cell>
        </table:table-row>
        <table:table-row table:style-name="ro1">
          <table:table-cell office:value-type="string" calcext:value-type="string">
            <text:p>13/01/2023</text:p>
          </table:table-cell>
          <table:table-cell office:value-type="float" office:value="66117" calcext:value-type="float">
            <text:p>66117</text:p>
          </table:table-cell>
        </table:table-row>
        <table:table-row table:style-name="ro1">
          <table:table-cell office:value-type="string" calcext:value-type="string">
            <text:p>14/01/2023</text:p>
          </table:table-cell>
          <table:table-cell office:value-type="float" office:value="59414" calcext:value-type="float">
            <text:p>59414</text:p>
          </table:table-cell>
        </table:table-row>
        <table:table-row table:style-name="ro1">
          <table:table-cell office:value-type="string" calcext:value-type="string">
            <text:p>15/01/2023</text:p>
          </table:table-cell>
          <table:table-cell office:value-type="float" office:value="69033" calcext:value-type="float">
            <text:p>69033</text:p>
          </table:table-cell>
        </table:table-row>
        <table:table-row table:style-name="ro1">
          <table:table-cell office:value-type="string" calcext:value-type="string">
            <text:p>16/01/2023</text:p>
          </table:table-cell>
          <table:table-cell office:value-type="float" office:value="61832" calcext:value-type="float">
            <text:p>61832</text:p>
          </table:table-cell>
        </table:table-row>
        <table:table-row table:style-name="ro1">
          <table:table-cell office:value-type="string" calcext:value-type="string">
            <text:p>17/01/2023</text:p>
          </table:table-cell>
          <table:table-cell office:value-type="float" office:value="76686" calcext:value-type="float">
            <text:p>76686</text:p>
          </table:table-cell>
        </table:table-row>
        <table:table-row table:style-name="ro1">
          <table:table-cell office:value-type="string" calcext:value-type="string">
            <text:p>18/01/2023</text:p>
          </table:table-cell>
          <table:table-cell office:value-type="float" office:value="55529" calcext:value-type="float">
            <text:p>55529</text:p>
          </table:table-cell>
        </table:table-row>
        <table:table-row table:style-name="ro1">
          <table:table-cell office:value-type="string" calcext:value-type="string">
            <text:p>19/01/2023</text:p>
          </table:table-cell>
          <table:table-cell office:value-type="float" office:value="13188" calcext:value-type="float">
            <text:p>13188</text:p>
          </table:table-cell>
        </table:table-row>
        <table:table-row table:style-name="ro1">
          <table:table-cell office:value-type="string" calcext:value-type="string">
            <text:p>20/01/2023</text:p>
          </table:table-cell>
          <table:table-cell office:value-type="float" office:value="29328" calcext:value-type="float">
            <text:p>29328</text:p>
          </table:table-cell>
        </table:table-row>
        <table:table-row table:style-name="ro1">
          <table:table-cell office:value-type="string" calcext:value-type="string">
            <text:p>21/01/2023</text:p>
          </table:table-cell>
          <table:table-cell office:value-type="float" office:value="72026" calcext:value-type="float">
            <text:p>72026</text:p>
          </table:table-cell>
        </table:table-row>
        <table:table-row table:style-name="ro1">
          <table:table-cell office:value-type="string" calcext:value-type="string">
            <text:p>22/01/2023</text:p>
          </table:table-cell>
          <table:table-cell office:value-type="float" office:value="18202" calcext:value-type="float">
            <text:p>18202</text:p>
          </table:table-cell>
        </table:table-row>
        <table:table-row table:style-name="ro1">
          <table:table-cell office:value-type="string" calcext:value-type="string">
            <text:p>23/01/2023</text:p>
          </table:table-cell>
          <table:table-cell office:value-type="float" office:value="44390" calcext:value-type="float">
            <text:p>44390</text:p>
          </table:table-cell>
        </table:table-row>
        <table:table-row table:style-name="ro1">
          <table:table-cell office:value-type="string" calcext:value-type="string">
            <text:p>24/01/2023</text:p>
          </table:table-cell>
          <table:table-cell office:value-type="float" office:value="68668" calcext:value-type="float">
            <text:p>68668</text:p>
          </table:table-cell>
        </table:table-row>
        <table:table-row table:style-name="ro1">
          <table:table-cell office:value-type="string" calcext:value-type="string">
            <text:p>25/01/2023</text:p>
          </table:table-cell>
          <table:table-cell office:value-type="float" office:value="73167" calcext:value-type="float">
            <text:p>73167</text:p>
          </table:table-cell>
        </table:table-row>
        <table:table-row table:style-name="ro1">
          <table:table-cell office:value-type="string" calcext:value-type="string">
            <text:p>26/01/2023</text:p>
          </table:table-cell>
          <table:table-cell office:value-type="float" office:value="61750" calcext:value-type="float">
            <text:p>61750</text:p>
          </table:table-cell>
        </table:table-row>
        <table:table-row table:style-name="ro1">
          <table:table-cell office:value-type="string" calcext:value-type="string">
            <text:p>27/01/2023</text:p>
          </table:table-cell>
          <table:table-cell office:value-type="float" office:value="35117" calcext:value-type="float">
            <text:p>35117</text:p>
          </table:table-cell>
        </table:table-row>
        <table:table-row table:style-name="ro1">
          <table:table-cell office:value-type="string" calcext:value-type="string">
            <text:p>28/01/2023</text:p>
          </table:table-cell>
          <table:table-cell office:value-type="float" office:value="70903" calcext:value-type="float">
            <text:p>70903</text:p>
          </table:table-cell>
        </table:table-row>
        <table:table-row table:style-name="ro1">
          <table:table-cell office:value-type="string" calcext:value-type="string">
            <text:p>29/01/2023</text:p>
          </table:table-cell>
          <table:table-cell office:value-type="float" office:value="39586" calcext:value-type="float">
            <text:p>39586</text:p>
          </table:table-cell>
        </table:table-row>
        <table:table-row table:style-name="ro1">
          <table:table-cell office:value-type="string" calcext:value-type="string">
            <text:p>30/01/2023</text:p>
          </table:table-cell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string" calcext:value-type="string">
            <text:p>31/01/2023</text:p>
          </table:table-cell>
          <table:table-cell office:value-type="float" office:value="45874" calcext:value-type="float">
            <text:p>45874</text:p>
          </table:table-cell>
        </table:table-row>
        <table:table-row table:style-name="ro1">
          <table:table-cell office:value-type="string" calcext:value-type="string">
            <text:p>01/02/2023</text:p>
          </table:table-cell>
          <table:table-cell office:value-type="float" office:value="72151" calcext:value-type="float">
            <text:p>72151</text:p>
          </table:table-cell>
        </table:table-row>
        <table:table-row table:style-name="ro1">
          <table:table-cell office:value-type="string" calcext:value-type="string">
            <text:p>02/02/2023</text:p>
          </table:table-cell>
          <table:table-cell office:value-type="float" office:value="64024" calcext:value-type="float">
            <text:p>64024</text:p>
          </table:table-cell>
        </table:table-row>
        <table:table-row table:style-name="ro1">
          <table:table-cell office:value-type="string" calcext:value-type="string">
            <text:p>03/02/2023</text:p>
          </table:table-cell>
          <table:table-cell office:value-type="float" office:value="69326" calcext:value-type="float">
            <text:p>69326</text:p>
          </table:table-cell>
        </table:table-row>
        <table:table-row table:style-name="ro1">
          <table:table-cell office:value-type="string" calcext:value-type="string">
            <text:p>04/02/2023</text:p>
          </table:table-cell>
          <table:table-cell office:value-type="float" office:value="79500" calcext:value-type="float">
            <text:p>79500</text:p>
          </table:table-cell>
        </table:table-row>
        <table:table-row table:style-name="ro1">
          <table:table-cell office:value-type="string" calcext:value-type="string">
            <text:p>05/02/2023</text:p>
          </table:table-cell>
          <table:table-cell office:value-type="float" office:value="75883" calcext:value-type="float">
            <text:p>75883</text:p>
          </table:table-cell>
        </table:table-row>
        <table:table-row table:style-name="ro1">
          <table:table-cell office:value-type="string" calcext:value-type="string">
            <text:p>06/02/2023</text:p>
          </table:table-cell>
          <table:table-cell office:value-type="float" office:value="62387" calcext:value-type="float">
            <text:p>62387</text:p>
          </table:table-cell>
        </table:table-row>
        <table:table-row table:style-name="ro1">
          <table:table-cell office:value-type="string" calcext:value-type="string">
            <text:p>07/02/2023</text:p>
          </table:table-cell>
          <table:table-cell office:value-type="float" office:value="45276" calcext:value-type="float">
            <text:p>45276</text:p>
          </table:table-cell>
        </table:table-row>
        <table:table-row table:style-name="ro1">
          <table:table-cell office:value-type="string" calcext:value-type="string">
            <text:p>08/02/2023</text:p>
          </table:table-cell>
          <table:table-cell office:value-type="float" office:value="13757" calcext:value-type="float">
            <text:p>13757</text:p>
          </table:table-cell>
        </table:table-row>
        <table:table-row table:style-name="ro1">
          <table:table-cell office:value-type="string" calcext:value-type="string">
            <text:p>09/02/2023</text:p>
          </table:table-cell>
          <table:table-cell office:value-type="float" office:value="15516" calcext:value-type="float">
            <text:p>15516</text:p>
          </table:table-cell>
        </table:table-row>
        <table:table-row table:style-name="ro1">
          <table:table-cell office:value-type="string" calcext:value-type="string">
            <text:p>10/02/2023</text:p>
          </table:table-cell>
          <table:table-cell office:value-type="float" office:value="67457" calcext:value-type="float">
            <text:p>67457</text:p>
          </table:table-cell>
        </table:table-row>
        <table:table-row table:style-name="ro1">
          <table:table-cell office:value-type="string" calcext:value-type="string">
            <text:p>11/02/2023</text:p>
          </table:table-cell>
          <table:table-cell office:value-type="float" office:value="69042" calcext:value-type="float">
            <text:p>69042</text:p>
          </table:table-cell>
        </table:table-row>
        <table:table-row table:style-name="ro1">
          <table:table-cell office:value-type="string" calcext:value-type="string">
            <text:p>12/02/2023</text:p>
          </table:table-cell>
          <table:table-cell office:value-type="float" office:value="64981" calcext:value-type="float">
            <text:p>64981</text:p>
          </table:table-cell>
        </table:table-row>
        <table:table-row table:style-name="ro1">
          <table:table-cell office:value-type="string" calcext:value-type="string">
            <text:p>13/02/2023</text:p>
          </table:table-cell>
          <table:table-cell office:value-type="float" office:value="40385" calcext:value-type="float">
            <text:p>40385</text:p>
          </table:table-cell>
        </table:table-row>
        <table:table-row table:style-name="ro1">
          <table:table-cell office:value-type="string" calcext:value-type="string">
            <text:p>14/02/2023</text:p>
          </table:table-cell>
          <table:table-cell office:value-type="float" office:value="27864" calcext:value-type="float">
            <text:p>27864</text:p>
          </table:table-cell>
        </table:table-row>
        <table:table-row table:style-name="ro1">
          <table:table-cell office:value-type="string" calcext:value-type="string">
            <text:p>15/02/2023</text:p>
          </table:table-cell>
          <table:table-cell office:value-type="float" office:value="61928" calcext:value-type="float">
            <text:p>61928</text:p>
          </table:table-cell>
        </table:table-row>
        <table:table-row table:style-name="ro1">
          <table:table-cell office:value-type="string" calcext:value-type="string">
            <text:p>16/02/2023</text:p>
          </table:table-cell>
          <table:table-cell office:value-type="float" office:value="72275" calcext:value-type="float">
            <text:p>72275</text:p>
          </table:table-cell>
        </table:table-row>
        <table:table-row table:style-name="ro1">
          <table:table-cell office:value-type="string" calcext:value-type="string">
            <text:p>17/02/2023</text:p>
          </table:table-cell>
          <table:table-cell office:value-type="float" office:value="71839" calcext:value-type="float">
            <text:p>71839</text:p>
          </table:table-cell>
        </table:table-row>
        <table:table-row table:style-name="ro1">
          <table:table-cell office:value-type="string" calcext:value-type="string">
            <text:p>18/02/2023</text:p>
          </table:table-cell>
          <table:table-cell office:value-type="float" office:value="62087" calcext:value-type="float">
            <text:p>62087</text:p>
          </table:table-cell>
        </table:table-row>
        <table:table-row table:style-name="ro1">
          <table:table-cell office:value-type="string" calcext:value-type="string">
            <text:p>19/02/2023</text:p>
          </table:table-cell>
          <table:table-cell office:value-type="float" office:value="48718" calcext:value-type="float">
            <text:p>48718</text:p>
          </table:table-cell>
        </table:table-row>
        <table:table-row table:style-name="ro1">
          <table:table-cell office:value-type="string" calcext:value-type="string">
            <text:p>20/02/2023</text:p>
          </table:table-cell>
          <table:table-cell office:value-type="float" office:value="67847" calcext:value-type="float">
            <text:p>67847</text:p>
          </table:table-cell>
        </table:table-row>
        <table:table-row table:style-name="ro1">
          <table:table-cell office:value-type="string" calcext:value-type="string">
            <text:p>21/02/2023</text:p>
          </table:table-cell>
          <table:table-cell office:value-type="float" office:value="58487" calcext:value-type="float">
            <text:p>58487</text:p>
          </table:table-cell>
        </table:table-row>
        <table:table-row table:style-name="ro1">
          <table:table-cell office:value-type="string" calcext:value-type="string">
            <text:p>22/02/2023</text:p>
          </table:table-cell>
          <table:table-cell office:value-type="float" office:value="14468" calcext:value-type="float">
            <text:p>14468</text:p>
          </table:table-cell>
        </table:table-row>
        <table:table-row table:style-name="ro1">
          <table:table-cell office:value-type="string" calcext:value-type="string">
            <text:p>23/02/2023</text:p>
          </table:table-cell>
          <table:table-cell office:value-type="float" office:value="24159" calcext:value-type="float">
            <text:p>24159</text:p>
          </table:table-cell>
        </table:table-row>
        <table:table-row table:style-name="ro1">
          <table:table-cell office:value-type="string" calcext:value-type="string">
            <text:p>24/02/2023</text:p>
          </table:table-cell>
          <table:table-cell office:value-type="float" office:value="63200" calcext:value-type="float">
            <text:p>63200</text:p>
          </table:table-cell>
        </table:table-row>
        <table:table-row table:style-name="ro1">
          <table:table-cell office:value-type="string" calcext:value-type="string">
            <text:p>25/02/2023</text:p>
          </table:table-cell>
          <table:table-cell office:value-type="float" office:value="62801" calcext:value-type="float">
            <text:p>62801</text:p>
          </table:table-cell>
        </table:table-row>
        <table:table-row table:style-name="ro1">
          <table:table-cell office:value-type="string" calcext:value-type="string">
            <text:p>26/02/2023</text:p>
          </table:table-cell>
          <table:table-cell office:value-type="float" office:value="60558" calcext:value-type="float">
            <text:p>60558</text:p>
          </table:table-cell>
        </table:table-row>
        <table:table-row table:style-name="ro1">
          <table:table-cell office:value-type="string" calcext:value-type="string">
            <text:p>27/02/2023</text:p>
          </table:table-cell>
          <table:table-cell office:value-type="float" office:value="33008" calcext:value-type="float">
            <text:p>33008</text:p>
          </table:table-cell>
        </table:table-row>
        <table:table-row table:style-name="ro1">
          <table:table-cell office:value-type="string" calcext:value-type="string">
            <text:p>28/02/2023</text:p>
          </table:table-cell>
          <table:table-cell office:value-type="float" office:value="33467" calcext:value-type="float">
            <text:p>33467</text:p>
          </table:table-cell>
        </table:table-row>
        <table:table-row table:style-name="ro1">
          <table:table-cell office:value-type="string" calcext:value-type="string">
            <text:p>01/03/2023</text:p>
          </table:table-cell>
          <table:table-cell office:value-type="float" office:value="54799" calcext:value-type="float">
            <text:p>54799</text:p>
          </table:table-cell>
        </table:table-row>
        <table:table-row table:style-name="ro1">
          <table:table-cell office:value-type="string" calcext:value-type="string">
            <text:p>02/03/2023</text:p>
          </table:table-cell>
          <table:table-cell office:value-type="float" office:value="65667" calcext:value-type="float">
            <text:p>65667</text:p>
          </table:table-cell>
        </table:table-row>
        <table:table-row table:style-name="ro1">
          <table:table-cell office:value-type="string" calcext:value-type="string">
            <text:p>03/03/2023</text:p>
          </table:table-cell>
          <table:table-cell office:value-type="float" office:value="27984" calcext:value-type="float">
            <text:p>27984</text:p>
          </table:table-cell>
        </table:table-row>
        <table:table-row table:style-name="ro1">
          <table:table-cell office:value-type="string" calcext:value-type="string">
            <text:p>04/03/2023</text:p>
          </table:table-cell>
          <table:table-cell office:value-type="float" office:value="50543" calcext:value-type="float">
            <text:p>50543</text:p>
          </table:table-cell>
        </table:table-row>
        <table:table-row table:style-name="ro1">
          <table:table-cell office:value-type="string" calcext:value-type="string">
            <text:p>05/03/2023</text:p>
          </table:table-cell>
          <table:table-cell office:value-type="float" office:value="66884" calcext:value-type="float">
            <text:p>66884</text:p>
          </table:table-cell>
        </table:table-row>
        <table:table-row table:style-name="ro1">
          <table:table-cell office:value-type="string" calcext:value-type="string">
            <text:p>06/03/2023</text:p>
          </table:table-cell>
          <table:table-cell office:value-type="float" office:value="58854" calcext:value-type="float">
            <text:p>58854</text:p>
          </table:table-cell>
        </table:table-row>
        <table:table-row table:style-name="ro1">
          <table:table-cell office:value-type="string" calcext:value-type="string">
            <text:p>07/03/2023</text:p>
          </table:table-cell>
          <table:table-cell office:value-type="float" office:value="61752" calcext:value-type="float">
            <text:p>61752</text:p>
          </table:table-cell>
        </table:table-row>
        <table:table-row table:style-name="ro1">
          <table:table-cell office:value-type="string" calcext:value-type="string">
            <text:p>08/03/2023</text:p>
          </table:table-cell>
          <table:table-cell office:value-type="float" office:value="62964" calcext:value-type="float">
            <text:p>62964</text:p>
          </table:table-cell>
        </table:table-row>
        <table:table-row table:style-name="ro1">
          <table:table-cell office:value-type="string" calcext:value-type="string">
            <text:p>09/03/2023</text:p>
          </table:table-cell>
          <table:table-cell office:value-type="float" office:value="67556" calcext:value-type="float">
            <text:p>67556</text:p>
          </table:table-cell>
        </table:table-row>
        <table:table-row table:style-name="ro1">
          <table:table-cell office:value-type="string" calcext:value-type="string">
            <text:p>10/03/2023</text:p>
          </table:table-cell>
          <table:table-cell office:value-type="float" office:value="64816" calcext:value-type="float">
            <text:p>64816</text:p>
          </table:table-cell>
        </table:table-row>
        <table:table-row table:style-name="ro1">
          <table:table-cell office:value-type="string" calcext:value-type="string">
            <text:p>11/03/2023</text:p>
          </table:table-cell>
          <table:table-cell office:value-type="float" office:value="59421" calcext:value-type="float">
            <text:p>59421</text:p>
          </table:table-cell>
        </table:table-row>
        <table:table-row table:style-name="ro1">
          <table:table-cell office:value-type="string" calcext:value-type="string">
            <text:p>12/03/2023</text:p>
          </table:table-cell>
          <table:table-cell office:value-type="float" office:value="34888" calcext:value-type="float">
            <text:p>34888</text:p>
          </table:table-cell>
        </table:table-row>
        <table:table-row table:style-name="ro1">
          <table:table-cell office:value-type="string" calcext:value-type="string">
            <text:p>13/03/2023</text:p>
          </table:table-cell>
          <table:table-cell office:value-type="float" office:value="29112" calcext:value-type="float">
            <text:p>29112</text:p>
          </table:table-cell>
        </table:table-row>
        <table:table-row table:style-name="ro1">
          <table:table-cell office:value-type="string" calcext:value-type="string">
            <text:p>14/03/2023</text:p>
          </table:table-cell>
          <table:table-cell office:value-type="float" office:value="24295" calcext:value-type="float">
            <text:p>24295</text:p>
          </table:table-cell>
        </table:table-row>
        <table:table-row table:style-name="ro1">
          <table:table-cell office:value-type="string" calcext:value-type="string">
            <text:p>15/03/2023</text:p>
          </table:table-cell>
          <table:table-cell office:value-type="float" office:value="61744" calcext:value-type="float">
            <text:p>61744</text:p>
          </table:table-cell>
        </table:table-row>
        <table:table-row table:style-name="ro1">
          <table:table-cell office:value-type="string" calcext:value-type="string">
            <text:p>16/03/2023</text:p>
          </table:table-cell>
          <table:table-cell office:value-type="float" office:value="61444" calcext:value-type="float">
            <text:p>61444</text:p>
          </table:table-cell>
        </table:table-row>
        <table:table-row table:style-name="ro1">
          <table:table-cell office:value-type="string" calcext:value-type="string">
            <text:p>17/03/2023</text:p>
          </table:table-cell>
          <table:table-cell office:value-type="float" office:value="45293" calcext:value-type="float">
            <text:p>45293</text:p>
          </table:table-cell>
        </table:table-row>
        <table:table-row table:style-name="ro1">
          <table:table-cell office:value-type="string" calcext:value-type="string">
            <text:p>18/03/2023</text:p>
          </table:table-cell>
          <table:table-cell office:value-type="float" office:value="62734" calcext:value-type="float">
            <text:p>62734</text:p>
          </table:table-cell>
        </table:table-row>
        <table:table-row table:style-name="ro1">
          <table:table-cell office:value-type="string" calcext:value-type="string">
            <text:p>19/03/2023</text:p>
          </table:table-cell>
          <table:table-cell office:value-type="float" office:value="58233" calcext:value-type="float">
            <text:p>58233</text:p>
          </table:table-cell>
        </table:table-row>
        <table:table-row table:style-name="ro1">
          <table:table-cell office:value-type="string" calcext:value-type="string">
            <text:p>20/03/2023</text:p>
          </table:table-cell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string" calcext:value-type="string">
            <text:p>21/03/2023</text:p>
          </table:table-cell>
          <table:table-cell office:value-type="float" office:value="22846" calcext:value-type="float">
            <text:p>22846</text:p>
          </table:table-cell>
        </table:table-row>
        <table:table-row table:style-name="ro1">
          <table:table-cell office:value-type="string" calcext:value-type="string">
            <text:p>22/03/2023</text:p>
          </table:table-cell>
          <table:table-cell office:value-type="float" office:value="23222" calcext:value-type="float">
            <text:p>23222</text:p>
          </table:table-cell>
        </table:table-row>
        <table:table-row table:style-name="ro1">
          <table:table-cell office:value-type="string" calcext:value-type="string">
            <text:p>23/03/2023</text:p>
          </table:table-cell>
          <table:table-cell office:value-type="float" office:value="18268" calcext:value-type="float">
            <text:p>18268</text:p>
          </table:table-cell>
        </table:table-row>
        <table:table-row table:style-name="ro1">
          <table:table-cell office:value-type="string" calcext:value-type="string">
            <text:p>24/03/2023</text:p>
          </table:table-cell>
          <table:table-cell office:value-type="float" office:value="51458" calcext:value-type="float">
            <text:p>51458</text:p>
          </table:table-cell>
        </table:table-row>
        <table:table-row table:style-name="ro1">
          <table:table-cell office:value-type="string" calcext:value-type="string">
            <text:p>25/03/2023</text:p>
          </table:table-cell>
          <table:table-cell office:value-type="float" office:value="12850" calcext:value-type="float">
            <text:p>12850</text:p>
          </table:table-cell>
        </table:table-row>
        <table:table-row table:style-name="ro1">
          <table:table-cell office:value-type="string" calcext:value-type="string">
            <text:p>26/03/2023</text:p>
          </table:table-cell>
          <table:table-cell office:value-type="float" office:value="26797" calcext:value-type="float">
            <text:p>26797</text:p>
          </table:table-cell>
        </table:table-row>
        <table:table-row table:style-name="ro1">
          <table:table-cell office:value-type="string" calcext:value-type="string">
            <text:p>27/03/2023</text:p>
          </table:table-cell>
          <table:table-cell office:value-type="float" office:value="17475" calcext:value-type="float">
            <text:p>17475</text:p>
          </table:table-cell>
        </table:table-row>
        <table:table-row table:style-name="ro1">
          <table:table-cell office:value-type="string" calcext:value-type="string">
            <text:p>28/03/2023</text:p>
          </table:table-cell>
          <table:table-cell office:value-type="float" office:value="21799" calcext:value-type="float">
            <text:p>21799</text:p>
          </table:table-cell>
        </table:table-row>
        <table:table-row table:style-name="ro1">
          <table:table-cell office:value-type="string" calcext:value-type="string">
            <text:p>29/03/2023</text:p>
          </table:table-cell>
          <table:table-cell office:value-type="float" office:value="33952" calcext:value-type="float">
            <text:p>33952</text:p>
          </table:table-cell>
        </table:table-row>
        <table:table-row table:style-name="ro1">
          <table:table-cell office:value-type="string" calcext:value-type="string">
            <text:p>30/03/2023</text:p>
          </table:table-cell>
          <table:table-cell office:value-type="float" office:value="53347" calcext:value-type="float">
            <text:p>53347</text:p>
          </table:table-cell>
        </table:table-row>
        <table:table-row table:style-name="ro1">
          <table:table-cell office:value-type="string" calcext:value-type="string">
            <text:p>31/03/2023</text:p>
          </table:table-cell>
          <table:table-cell office:value-type="float" office:value="52095" calcext:value-type="float">
            <text:p>52095</text:p>
          </table:table-cell>
        </table:table-row>
        <table:table-row table:style-name="ro1">
          <table:table-cell office:value-type="string" calcext:value-type="string">
            <text:p>01/04/2023</text:p>
          </table:table-cell>
          <table:table-cell office:value-type="float" office:value="16228" calcext:value-type="float">
            <text:p>16228</text:p>
          </table:table-cell>
        </table:table-row>
        <table:table-row table:style-name="ro1">
          <table:table-cell office:value-type="string" calcext:value-type="string">
            <text:p>02/04/2023</text:p>
          </table:table-cell>
          <table:table-cell office:value-type="float" office:value="29605" calcext:value-type="float">
            <text:p>29605</text:p>
          </table:table-cell>
        </table:table-row>
        <table:table-row table:style-name="ro1">
          <table:table-cell office:value-type="string" calcext:value-type="string">
            <text:p>03/04/2023</text:p>
          </table:table-cell>
          <table:table-cell office:value-type="float" office:value="48477" calcext:value-type="float">
            <text:p>48477</text:p>
          </table:table-cell>
        </table:table-row>
        <table:table-row table:style-name="ro1">
          <table:table-cell office:value-type="string" calcext:value-type="string">
            <text:p>04/04/2023</text:p>
          </table:table-cell>
          <table:table-cell office:value-type="float" office:value="57263" calcext:value-type="float">
            <text:p>57263</text:p>
          </table:table-cell>
        </table:table-row>
        <table:table-row table:style-name="ro1">
          <table:table-cell office:value-type="string" calcext:value-type="string">
            <text:p>05/04/2023</text:p>
          </table:table-cell>
          <table:table-cell office:value-type="float" office:value="42580" calcext:value-type="float">
            <text:p>42580</text:p>
          </table:table-cell>
        </table:table-row>
        <table:table-row table:style-name="ro1">
          <table:table-cell office:value-type="string" calcext:value-type="string">
            <text:p>06/04/2023</text:p>
          </table:table-cell>
          <table:table-cell office:value-type="float" office:value="34508" calcext:value-type="float">
            <text:p>34508</text:p>
          </table:table-cell>
        </table:table-row>
        <table:table-row table:style-name="ro1">
          <table:table-cell office:value-type="string" calcext:value-type="string">
            <text:p>07/04/2023</text:p>
          </table:table-cell>
          <table:table-cell office:value-type="float" office:value="31498" calcext:value-type="float">
            <text:p>31498</text:p>
          </table:table-cell>
        </table:table-row>
        <table:table-row table:style-name="ro1">
          <table:table-cell office:value-type="string" calcext:value-type="string">
            <text:p>08/04/2023</text:p>
          </table:table-cell>
          <table:table-cell office:value-type="float" office:value="53553" calcext:value-type="float">
            <text:p>53553</text:p>
          </table:table-cell>
        </table:table-row>
        <table:table-row table:style-name="ro1">
          <table:table-cell office:value-type="string" calcext:value-type="string">
            <text:p>09/04/2023</text:p>
          </table:table-cell>
          <table:table-cell office:value-type="float" office:value="58675" calcext:value-type="float">
            <text:p>58675</text:p>
          </table:table-cell>
        </table:table-row>
        <table:table-row table:style-name="ro1">
          <table:table-cell office:value-type="string" calcext:value-type="string">
            <text:p>10/04/2023</text:p>
          </table:table-cell>
          <table:table-cell office:value-type="float" office:value="48499" calcext:value-type="float">
            <text:p>48499</text:p>
          </table:table-cell>
        </table:table-row>
        <table:table-row table:style-name="ro1">
          <table:table-cell office:value-type="string" calcext:value-type="string">
            <text:p>11/04/2023</text:p>
          </table:table-cell>
          <table:table-cell office:value-type="float" office:value="47222" calcext:value-type="float">
            <text:p>47222</text:p>
          </table:table-cell>
        </table:table-row>
        <table:table-row table:style-name="ro1">
          <table:table-cell office:value-type="string" calcext:value-type="string">
            <text:p>12/04/2023</text:p>
          </table:table-cell>
          <table:table-cell office:value-type="float" office:value="29908" calcext:value-type="float">
            <text:p>29908</text:p>
          </table:table-cell>
        </table:table-row>
        <table:table-row table:style-name="ro1">
          <table:table-cell office:value-type="string" calcext:value-type="string">
            <text:p>13/04/2023</text:p>
          </table:table-cell>
          <table:table-cell office:value-type="float" office:value="40573" calcext:value-type="float">
            <text:p>40573</text:p>
          </table:table-cell>
        </table:table-row>
        <table:table-row table:style-name="ro1">
          <table:table-cell office:value-type="string" calcext:value-type="string">
            <text:p>14/04/2023</text:p>
          </table:table-cell>
          <table:table-cell office:value-type="float" office:value="36326" calcext:value-type="float">
            <text:p>36326</text:p>
          </table:table-cell>
        </table:table-row>
        <table:table-row table:style-name="ro1">
          <table:table-cell office:value-type="string" calcext:value-type="string">
            <text:p>15/04/2023</text:p>
          </table:table-cell>
          <table:table-cell office:value-type="float" office:value="51889" calcext:value-type="float">
            <text:p>51889</text:p>
          </table:table-cell>
        </table:table-row>
        <table:table-row table:style-name="ro1">
          <table:table-cell office:value-type="string" calcext:value-type="string">
            <text:p>16/04/2023</text:p>
          </table:table-cell>
          <table:table-cell office:value-type="float" office:value="31506" calcext:value-type="float">
            <text:p>31506</text:p>
          </table:table-cell>
        </table:table-row>
        <table:table-row table:style-name="ro1">
          <table:table-cell office:value-type="string" calcext:value-type="string">
            <text:p>17/04/2023</text:p>
          </table:table-cell>
          <table:table-cell office:value-type="float" office:value="49604" calcext:value-type="float">
            <text:p>49604</text:p>
          </table:table-cell>
        </table:table-row>
        <table:table-row table:style-name="ro1">
          <table:table-cell office:value-type="string" calcext:value-type="string">
            <text:p>18/04/2023</text:p>
          </table:table-cell>
          <table:table-cell office:value-type="float" office:value="43531" calcext:value-type="float">
            <text:p>43531</text:p>
          </table:table-cell>
        </table:table-row>
        <table:table-row table:style-name="ro1">
          <table:table-cell office:value-type="string" calcext:value-type="string">
            <text:p>19/04/2023</text:p>
          </table:table-cell>
          <table:table-cell office:value-type="float" office:value="42136" calcext:value-type="float">
            <text:p>42136</text:p>
          </table:table-cell>
        </table:table-row>
        <table:table-row table:style-name="ro1">
          <table:table-cell office:value-type="string" calcext:value-type="string">
            <text:p>20/04/2023</text:p>
          </table:table-cell>
          <table:table-cell office:value-type="float" office:value="10348" calcext:value-type="float">
            <text:p>10348</text:p>
          </table:table-cell>
        </table:table-row>
        <table:table-row table:style-name="ro1">
          <table:table-cell office:value-type="string" calcext:value-type="string">
            <text:p>21/04/2023</text:p>
          </table:table-cell>
          <table:table-cell office:value-type="float" office:value="41465" calcext:value-type="float">
            <text:p>41465</text:p>
          </table:table-cell>
        </table:table-row>
        <table:table-row table:style-name="ro1">
          <table:table-cell office:value-type="string" calcext:value-type="string">
            <text:p>22/04/2023</text:p>
          </table:table-cell>
          <table:table-cell office:value-type="float" office:value="46395" calcext:value-type="float">
            <text:p>46395</text:p>
          </table:table-cell>
        </table:table-row>
        <table:table-row table:style-name="ro1">
          <table:table-cell office:value-type="string" calcext:value-type="string">
            <text:p>23/04/2023</text:p>
          </table:table-cell>
          <table:table-cell office:value-type="float" office:value="27049" calcext:value-type="float">
            <text:p>27049</text:p>
          </table:table-cell>
        </table:table-row>
        <table:table-row table:style-name="ro1">
          <table:table-cell office:value-type="string" calcext:value-type="string">
            <text:p>24/04/2023</text:p>
          </table:table-cell>
          <table:table-cell office:value-type="float" office:value="24098" calcext:value-type="float">
            <text:p>24098</text:p>
          </table:table-cell>
        </table:table-row>
        <table:table-row table:style-name="ro1">
          <table:table-cell office:value-type="string" calcext:value-type="string">
            <text:p>25/04/2023</text:p>
          </table:table-cell>
          <table:table-cell office:value-type="float" office:value="40399" calcext:value-type="float">
            <text:p>40399</text:p>
          </table:table-cell>
        </table:table-row>
        <table:table-row table:style-name="ro1">
          <table:table-cell office:value-type="string" calcext:value-type="string">
            <text:p>26/04/2023</text:p>
          </table:table-cell>
          <table:table-cell office:value-type="float" office:value="40844" calcext:value-type="float">
            <text:p>40844</text:p>
          </table:table-cell>
        </table:table-row>
        <table:table-row table:style-name="ro1">
          <table:table-cell office:value-type="string" calcext:value-type="string">
            <text:p>27/04/2023</text:p>
          </table:table-cell>
          <table:table-cell office:value-type="float" office:value="44282" calcext:value-type="float">
            <text:p>44282</text:p>
          </table:table-cell>
        </table:table-row>
        <table:table-row table:style-name="ro1">
          <table:table-cell office:value-type="string" calcext:value-type="string">
            <text:p>28/04/2023</text:p>
          </table:table-cell>
          <table:table-cell office:value-type="float" office:value="45625" calcext:value-type="float">
            <text:p>45625</text:p>
          </table:table-cell>
        </table:table-row>
        <table:table-row table:style-name="ro1">
          <table:table-cell office:value-type="string" calcext:value-type="string">
            <text:p>29/04/2023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string" calcext:value-type="string">
            <text:p>30/04/2023</text:p>
          </table:table-cell>
          <table:table-cell office:value-type="float" office:value="27403" calcext:value-type="float">
            <text:p>27403</text:p>
          </table:table-cell>
        </table:table-row>
        <table:table-row table:style-name="ro1">
          <table:table-cell office:value-type="string" calcext:value-type="string">
            <text:p>01/05/2023</text:p>
          </table:table-cell>
          <table:table-cell office:value-type="float" office:value="37884" calcext:value-type="float">
            <text:p>37884</text:p>
          </table:table-cell>
        </table:table-row>
        <table:table-row table:style-name="ro1">
          <table:table-cell office:value-type="string" calcext:value-type="string">
            <text:p>02/05/2023</text:p>
          </table:table-cell>
          <table:table-cell office:value-type="float" office:value="41856" calcext:value-type="float">
            <text:p>41856</text:p>
          </table:table-cell>
        </table:table-row>
        <table:table-row table:style-name="ro1">
          <table:table-cell office:value-type="string" calcext:value-type="string">
            <text:p>03/05/2023</text:p>
          </table:table-cell>
          <table:table-cell office:value-type="float" office:value="43523" calcext:value-type="float">
            <text:p>43523</text:p>
          </table:table-cell>
        </table:table-row>
        <table:table-row table:style-name="ro1">
          <table:table-cell office:value-type="string" calcext:value-type="string">
            <text:p>04/05/2023</text:p>
          </table:table-cell>
          <table:table-cell office:value-type="float" office:value="46414" calcext:value-type="float">
            <text:p>46414</text:p>
          </table:table-cell>
        </table:table-row>
        <table:table-row table:style-name="ro1">
          <table:table-cell office:value-type="string" calcext:value-type="string">
            <text:p>05/05/2023</text:p>
          </table:table-cell>
          <table:table-cell office:value-type="float" office:value="46247" calcext:value-type="float">
            <text:p>46247</text:p>
          </table:table-cell>
        </table:table-row>
        <table:table-row table:style-name="ro1">
          <table:table-cell office:value-type="string" calcext:value-type="string">
            <text:p>06/05/2023</text:p>
          </table:table-cell>
          <table:table-cell office:value-type="float" office:value="44717" calcext:value-type="float">
            <text:p>44717</text:p>
          </table:table-cell>
        </table:table-row>
        <table:table-row table:style-name="ro1">
          <table:table-cell office:value-type="string" calcext:value-type="string">
            <text:p>07/05/2023</text:p>
          </table:table-cell>
          <table:table-cell office:value-type="float" office:value="23640" calcext:value-type="float">
            <text:p>23640</text:p>
          </table:table-cell>
        </table:table-row>
        <table:table-row table:style-name="ro1">
          <table:table-cell office:value-type="string" calcext:value-type="string">
            <text:p>08/05/2023</text:p>
          </table:table-cell>
          <table:table-cell office:value-type="float" office:value="32634" calcext:value-type="float">
            <text:p>32634</text:p>
          </table:table-cell>
        </table:table-row>
        <table:table-row table:style-name="ro1">
          <table:table-cell office:value-type="string" calcext:value-type="string">
            <text:p>09/05/2023</text:p>
          </table:table-cell>
          <table:table-cell office:value-type="float" office:value="41823" calcext:value-type="float">
            <text:p>41823</text:p>
          </table:table-cell>
        </table:table-row>
        <table:table-row table:style-name="ro1">
          <table:table-cell office:value-type="string" calcext:value-type="string">
            <text:p>10/05/2023</text:p>
          </table:table-cell>
          <table:table-cell office:value-type="float" office:value="44289" calcext:value-type="float">
            <text:p>44289</text:p>
          </table:table-cell>
        </table:table-row>
        <table:table-row table:style-name="ro1">
          <table:table-cell office:value-type="string" calcext:value-type="string">
            <text:p>11/05/2023</text:p>
          </table:table-cell>
          <table:table-cell office:value-type="float" office:value="16130" calcext:value-type="float">
            <text:p>16130</text:p>
          </table:table-cell>
        </table:table-row>
        <table:table-row table:style-name="ro1">
          <table:table-cell office:value-type="string" calcext:value-type="string">
            <text:p>12/05/2023</text:p>
          </table:table-cell>
          <table:table-cell office:value-type="float" office:value="17434" calcext:value-type="float">
            <text:p>17434</text:p>
          </table:table-cell>
        </table:table-row>
        <table:table-row table:style-name="ro1">
          <table:table-cell office:value-type="string" calcext:value-type="string">
            <text:p>13/05/2023</text:p>
          </table:table-cell>
          <table:table-cell office:value-type="float" office:value="14131" calcext:value-type="float">
            <text:p>14131</text:p>
          </table:table-cell>
        </table:table-row>
        <table:table-row table:style-name="ro1">
          <table:table-cell office:value-type="string" calcext:value-type="string">
            <text:p>14/05/2023</text:p>
          </table:table-cell>
          <table:table-cell office:value-type="float" office:value="13246" calcext:value-type="float">
            <text:p>13246</text:p>
          </table:table-cell>
        </table:table-row>
        <table:table-row table:style-name="ro1">
          <table:table-cell office:value-type="string" calcext:value-type="string">
            <text:p>15/05/2023</text:p>
          </table:table-cell>
          <table:table-cell office:value-type="float" office:value="11571" calcext:value-type="float">
            <text:p>11571</text:p>
          </table:table-cell>
        </table:table-row>
        <table:table-row table:style-name="ro1">
          <table:table-cell office:value-type="string" calcext:value-type="string">
            <text:p>16/05/2023</text:p>
          </table:table-cell>
          <table:table-cell office:value-type="float" office:value="16917" calcext:value-type="float">
            <text:p>16917</text:p>
          </table:table-cell>
        </table:table-row>
        <table:table-row table:style-name="ro1">
          <table:table-cell office:value-type="string" calcext:value-type="string">
            <text:p>17/05/2023</text:p>
          </table:table-cell>
          <table:table-cell office:value-type="float" office:value="14173" calcext:value-type="float">
            <text:p>14173</text:p>
          </table:table-cell>
        </table:table-row>
        <table:table-row table:style-name="ro1">
          <table:table-cell office:value-type="string" calcext:value-type="string">
            <text:p>18/05/2023</text:p>
          </table:table-cell>
          <table:table-cell office:value-type="float" office:value="13165" calcext:value-type="float">
            <text:p>13165</text:p>
          </table:table-cell>
        </table:table-row>
        <table:table-row table:style-name="ro1">
          <table:table-cell office:value-type="string" calcext:value-type="string">
            <text:p>19/05/2023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office:value-type="string" calcext:value-type="string">
            <text:p>20/05/2023</text:p>
          </table:table-cell>
          <table:table-cell office:value-type="float" office:value="15824" calcext:value-type="float">
            <text:p>15824</text:p>
          </table:table-cell>
        </table:table-row>
        <table:table-row table:style-name="ro1">
          <table:table-cell office:value-type="string" calcext:value-type="string">
            <text:p>21/05/2023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string" calcext:value-type="string">
            <text:p>22/05/2023</text:p>
          </table:table-cell>
          <table:table-cell office:value-type="float" office:value="16375" calcext:value-type="float">
            <text:p>16375</text:p>
          </table:table-cell>
        </table:table-row>
        <table:table-row table:style-name="ro1">
          <table:table-cell office:value-type="string" calcext:value-type="string">
            <text:p>23/05/2023</text:p>
          </table:table-cell>
          <table:table-cell office:value-type="float" office:value="16014" calcext:value-type="float">
            <text:p>16014</text:p>
          </table:table-cell>
        </table:table-row>
        <table:table-row table:style-name="ro1">
          <table:table-cell office:value-type="string" calcext:value-type="string">
            <text:p>24/05/2023</text:p>
          </table:table-cell>
          <table:table-cell office:value-type="float" office:value="16255" calcext:value-type="float">
            <text:p>16255</text:p>
          </table:table-cell>
        </table:table-row>
        <table:table-row table:style-name="ro1">
          <table:table-cell office:value-type="string" calcext:value-type="string">
            <text:p>25/05/2023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string" calcext:value-type="string">
            <text:p>26/05/2023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string" calcext:value-type="string">
            <text:p>27/05/2023</text:p>
          </table:table-cell>
          <table:table-cell office:value-type="float" office:value="16024" calcext:value-type="float">
            <text:p>16024</text:p>
          </table:table-cell>
        </table:table-row>
        <table:table-row table:style-name="ro1">
          <table:table-cell office:value-type="string" calcext:value-type="string">
            <text:p>28/05/2023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string" calcext:value-type="string">
            <text:p>29/05/2023</text:p>
          </table:table-cell>
          <table:table-cell office:value-type="float" office:value="15164" calcext:value-type="float">
            <text:p>15164</text:p>
          </table:table-cell>
        </table:table-row>
        <table:table-row table:style-name="ro1">
          <table:table-cell office:value-type="string" calcext:value-type="string">
            <text:p>30/05/2023</text:p>
          </table:table-cell>
          <table:table-cell office:value-type="float" office:value="34929" calcext:value-type="float">
            <text:p>34929</text:p>
          </table:table-cell>
        </table:table-row>
        <table:table-row table:style-name="ro1">
          <table:table-cell office:value-type="string" calcext:value-type="string">
            <text:p>31/05/2023</text:p>
          </table:table-cell>
          <table:table-cell office:value-type="float" office:value="24815" calcext:value-type="float">
            <text:p>24815</text:p>
          </table:table-cell>
        </table:table-row>
        <table:table-row table:style-name="ro1">
          <table:table-cell office:value-type="string" calcext:value-type="string">
            <text:p>01/06/2023</text:p>
          </table:table-cell>
          <table:table-cell office:value-type="float" office:value="10965" calcext:value-type="float">
            <text:p>10965</text:p>
          </table:table-cell>
        </table:table-row>
        <table:table-row table:style-name="ro1">
          <table:table-cell office:value-type="string" calcext:value-type="string">
            <text:p>02/06/2023</text:p>
          </table:table-cell>
          <table:table-cell office:value-type="float" office:value="20311" calcext:value-type="float">
            <text:p>20311</text:p>
          </table:table-cell>
        </table:table-row>
        <table:table-row table:style-name="ro1">
          <table:table-cell office:value-type="string" calcext:value-type="string">
            <text:p>03/06/2023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string" calcext:value-type="string">
            <text:p>04/06/2023</text:p>
          </table:table-cell>
          <table:table-cell office:value-type="float" office:value="13151" calcext:value-type="float">
            <text:p>13151</text:p>
          </table:table-cell>
        </table:table-row>
        <table:table-row table:style-name="ro1">
          <table:table-cell office:value-type="string" calcext:value-type="string">
            <text:p>05/06/2023</text:p>
          </table:table-cell>
          <table:table-cell office:value-type="float" office:value="15572" calcext:value-type="float">
            <text:p>15572</text:p>
          </table:table-cell>
        </table:table-row>
        <table:table-row table:style-name="ro1">
          <table:table-cell office:value-type="string" calcext:value-type="string">
            <text:p>06/06/2023</text:p>
          </table:table-cell>
          <table:table-cell office:value-type="float" office:value="22370" calcext:value-type="float">
            <text:p>22370</text:p>
          </table:table-cell>
        </table:table-row>
        <table:table-row table:style-name="ro1">
          <table:table-cell office:value-type="string" calcext:value-type="string">
            <text:p>07/06/2023</text:p>
          </table:table-cell>
          <table:table-cell office:value-type="float" office:value="32907" calcext:value-type="float">
            <text:p>32907</text:p>
          </table:table-cell>
        </table:table-row>
        <table:table-row table:style-name="ro1">
          <table:table-cell office:value-type="string" calcext:value-type="string">
            <text:p>08/06/2023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string" calcext:value-type="string">
            <text:p>09/06/2023</text:p>
          </table:table-cell>
          <table:table-cell office:value-type="float" office:value="25844" calcext:value-type="float">
            <text:p>25844</text:p>
          </table:table-cell>
        </table:table-row>
        <table:table-row table:style-name="ro1">
          <table:table-cell office:value-type="string" calcext:value-type="string">
            <text:p>10/06/2023</text:p>
          </table:table-cell>
          <table:table-cell office:value-type="float" office:value="37693" calcext:value-type="float">
            <text:p>37693</text:p>
          </table:table-cell>
        </table:table-row>
        <table:table-row table:style-name="ro1">
          <table:table-cell office:value-type="string" calcext:value-type="string">
            <text:p>11/06/2023</text:p>
          </table:table-cell>
          <table:table-cell office:value-type="float" office:value="36837" calcext:value-type="float">
            <text:p>36837</text:p>
          </table:table-cell>
        </table:table-row>
        <table:table-row table:style-name="ro1">
          <table:table-cell office:value-type="string" calcext:value-type="string">
            <text:p>12/06/2023</text:p>
          </table:table-cell>
          <table:table-cell office:value-type="float" office:value="23910" calcext:value-type="float">
            <text:p>23910</text:p>
          </table:table-cell>
        </table:table-row>
        <table:table-row table:style-name="ro1">
          <table:table-cell office:value-type="string" calcext:value-type="string">
            <text:p>13/06/2023</text:p>
          </table:table-cell>
          <table:table-cell office:value-type="float" office:value="35833" calcext:value-type="float">
            <text:p>35833</text:p>
          </table:table-cell>
        </table:table-row>
        <table:table-row table:style-name="ro1">
          <table:table-cell office:value-type="string" calcext:value-type="string">
            <text:p>14/06/2023</text:p>
          </table:table-cell>
          <table:table-cell office:value-type="float" office:value="37222" calcext:value-type="float">
            <text:p>37222</text:p>
          </table:table-cell>
        </table:table-row>
        <table:table-row table:style-name="ro1">
          <table:table-cell office:value-type="string" calcext:value-type="string">
            <text:p>15/06/2023</text:p>
          </table:table-cell>
          <table:table-cell office:value-type="float" office:value="37090" calcext:value-type="float">
            <text:p>37090</text:p>
          </table:table-cell>
        </table:table-row>
        <table:table-row table:style-name="ro1">
          <table:table-cell office:value-type="string" calcext:value-type="string">
            <text:p>16/06/2023</text:p>
          </table:table-cell>
          <table:table-cell office:value-type="float" office:value="35870" calcext:value-type="float">
            <text:p>35870</text:p>
          </table:table-cell>
        </table:table-row>
        <table:table-row table:style-name="ro1">
          <table:table-cell office:value-type="string" calcext:value-type="string">
            <text:p>17/06/2023</text:p>
          </table:table-cell>
          <table:table-cell office:value-type="float" office:value="36968" calcext:value-type="float">
            <text:p>36968</text:p>
          </table:table-cell>
        </table:table-row>
        <table:table-row table:style-name="ro1">
          <table:table-cell office:value-type="string" calcext:value-type="string">
            <text:p>18/06/2023</text:p>
          </table:table-cell>
          <table:table-cell office:value-type="float" office:value="33719" calcext:value-type="float">
            <text:p>33719</text:p>
          </table:table-cell>
        </table:table-row>
        <table:table-row table:style-name="ro1">
          <table:table-cell office:value-type="string" calcext:value-type="string">
            <text:p>19/06/2023</text:p>
          </table:table-cell>
          <table:table-cell office:value-type="float" office:value="36180" calcext:value-type="float">
            <text:p>36180</text:p>
          </table:table-cell>
        </table:table-row>
        <table:table-row table:style-name="ro1">
          <table:table-cell office:value-type="string" calcext:value-type="string">
            <text:p>20/06/2023</text:p>
          </table:table-cell>
          <table:table-cell office:value-type="float" office:value="37809" calcext:value-type="float">
            <text:p>37809</text:p>
          </table:table-cell>
        </table:table-row>
        <table:table-row table:style-name="ro1">
          <table:table-cell office:value-type="string" calcext:value-type="string">
            <text:p>21/06/2023</text:p>
          </table:table-cell>
          <table:table-cell office:value-type="float" office:value="36374" calcext:value-type="float">
            <text:p>36374</text:p>
          </table:table-cell>
        </table:table-row>
        <table:table-row table:style-name="ro1">
          <table:table-cell office:value-type="string" calcext:value-type="string">
            <text:p>22/06/2023</text:p>
          </table:table-cell>
          <table:table-cell office:value-type="float" office:value="16602" calcext:value-type="float">
            <text:p>16602</text:p>
          </table:table-cell>
        </table:table-row>
        <table:table-row table:style-name="ro1">
          <table:table-cell office:value-type="string" calcext:value-type="string">
            <text:p>23/06/2023</text:p>
          </table:table-cell>
          <table:table-cell office:value-type="float" office:value="36178" calcext:value-type="float">
            <text:p>36178</text:p>
          </table:table-cell>
        </table:table-row>
        <table:table-row table:style-name="ro1">
          <table:table-cell office:value-type="string" calcext:value-type="string">
            <text:p>24/06/2023</text:p>
          </table:table-cell>
          <table:table-cell office:value-type="float" office:value="38103" calcext:value-type="float">
            <text:p>38103</text:p>
          </table:table-cell>
        </table:table-row>
        <table:table-row table:style-name="ro1">
          <table:table-cell office:value-type="string" calcext:value-type="string">
            <text:p>25/06/2023</text:p>
          </table:table-cell>
          <table:table-cell office:value-type="float" office:value="37736" calcext:value-type="float">
            <text:p>37736</text:p>
          </table:table-cell>
        </table:table-row>
        <table:table-row table:style-name="ro1">
          <table:table-cell office:value-type="string" calcext:value-type="string">
            <text:p>26/06/2023</text:p>
          </table:table-cell>
          <table:table-cell office:value-type="float" office:value="38769" calcext:value-type="float">
            <text:p>38769</text:p>
          </table:table-cell>
        </table:table-row>
        <table:table-row table:style-name="ro1">
          <table:table-cell office:value-type="string" calcext:value-type="string">
            <text:p>27/06/2023</text:p>
          </table:table-cell>
          <table:table-cell office:value-type="float" office:value="30219" calcext:value-type="float">
            <text:p>30219</text:p>
          </table:table-cell>
        </table:table-row>
        <table:table-row table:style-name="ro1">
          <table:table-cell office:value-type="string" calcext:value-type="string">
            <text:p>28/06/2023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string" calcext:value-type="string">
            <text:p>29/06/2023</text:p>
          </table:table-cell>
          <table:table-cell office:value-type="float" office:value="38257" calcext:value-type="float">
            <text:p>38257</text:p>
          </table:table-cell>
        </table:table-row>
        <table:table-row table:style-name="ro1">
          <table:table-cell office:value-type="string" calcext:value-type="string">
            <text:p>30/06/2023</text:p>
          </table:table-cell>
          <table:table-cell office:value-type="float" office:value="37585" calcext:value-type="float">
            <text:p>37585</text:p>
          </table:table-cell>
        </table:table-row>
        <table:table-row table:style-name="ro1">
          <table:table-cell office:value-type="string" calcext:value-type="string">
            <text:p>01/07/2023</text:p>
          </table:table-cell>
          <table:table-cell office:value-type="float" office:value="37027" calcext:value-type="float">
            <text:p>37027</text:p>
          </table:table-cell>
        </table:table-row>
        <table:table-row table:style-name="ro1">
          <table:table-cell office:value-type="string" calcext:value-type="string">
            <text:p>02/07/2023</text:p>
          </table:table-cell>
          <table:table-cell office:value-type="float" office:value="35880" calcext:value-type="float">
            <text:p>35880</text:p>
          </table:table-cell>
        </table:table-row>
        <table:table-row table:style-name="ro1">
          <table:table-cell office:value-type="string" calcext:value-type="string">
            <text:p>03/07/2023</text:p>
          </table:table-cell>
          <table:table-cell office:value-type="float" office:value="15142" calcext:value-type="float">
            <text:p>15142</text:p>
          </table:table-cell>
        </table:table-row>
        <table:table-row table:style-name="ro1">
          <table:table-cell office:value-type="string" calcext:value-type="string">
            <text:p>04/07/2023</text:p>
          </table:table-cell>
          <table:table-cell office:value-type="float" office:value="8494" calcext:value-type="float">
            <text:p>8494</text:p>
          </table:table-cell>
        </table:table-row>
        <table:table-row table:style-name="ro1">
          <table:table-cell office:value-type="string" calcext:value-type="string">
            <text:p>05/07/2023</text:p>
          </table:table-cell>
          <table:table-cell office:value-type="float" office:value="27369" calcext:value-type="float">
            <text:p>27369</text:p>
          </table:table-cell>
        </table:table-row>
        <table:table-row table:style-name="ro1">
          <table:table-cell office:value-type="string" calcext:value-type="string">
            <text:p>06/07/2023</text:p>
          </table:table-cell>
          <table:table-cell office:value-type="float" office:value="34640" calcext:value-type="float">
            <text:p>34640</text:p>
          </table:table-cell>
        </table:table-row>
        <table:table-row table:style-name="ro1">
          <table:table-cell office:value-type="string" calcext:value-type="string">
            <text:p>07/07/2023</text:p>
          </table:table-cell>
          <table:table-cell office:value-type="float" office:value="38269" calcext:value-type="float">
            <text:p>38269</text:p>
          </table:table-cell>
        </table:table-row>
        <table:table-row table:style-name="ro1">
          <table:table-cell office:value-type="string" calcext:value-type="string">
            <text:p>08/07/2023</text:p>
          </table:table-cell>
          <table:table-cell office:value-type="float" office:value="38955" calcext:value-type="float">
            <text:p>38955</text:p>
          </table:table-cell>
        </table:table-row>
        <table:table-row table:style-name="ro1">
          <table:table-cell office:value-type="string" calcext:value-type="string">
            <text:p>09/07/2023</text:p>
          </table:table-cell>
          <table:table-cell office:value-type="float" office:value="38304" calcext:value-type="float">
            <text:p>38304</text:p>
          </table:table-cell>
        </table:table-row>
        <table:table-row table:style-name="ro1">
          <table:table-cell office:value-type="string" calcext:value-type="string">
            <text:p>10/07/2023</text:p>
          </table:table-cell>
          <table:table-cell office:value-type="float" office:value="38924" calcext:value-type="float">
            <text:p>38924</text:p>
          </table:table-cell>
        </table:table-row>
        <table:table-row table:style-name="ro1">
          <table:table-cell office:value-type="string" calcext:value-type="string">
            <text:p>11/07/2023</text:p>
          </table:table-cell>
          <table:table-cell office:value-type="float" office:value="38237" calcext:value-type="float">
            <text:p>38237</text:p>
          </table:table-cell>
        </table:table-row>
        <table:table-row table:style-name="ro1">
          <table:table-cell office:value-type="string" calcext:value-type="string">
            <text:p>12/07/2023</text:p>
          </table:table-cell>
          <table:table-cell office:value-type="float" office:value="38310" calcext:value-type="float">
            <text:p>38310</text:p>
          </table:table-cell>
        </table:table-row>
        <table:table-row table:style-name="ro1">
          <table:table-cell office:value-type="string" calcext:value-type="string">
            <text:p>13/07/2023</text:p>
          </table:table-cell>
          <table:table-cell office:value-type="float" office:value="38559" calcext:value-type="float">
            <text:p>38559</text:p>
          </table:table-cell>
        </table:table-row>
        <table:table-row table:style-name="ro1">
          <table:table-cell office:value-type="string" calcext:value-type="string">
            <text:p>14/07/2023</text:p>
          </table:table-cell>
          <table:table-cell office:value-type="float" office:value="38579" calcext:value-type="float">
            <text:p>38579</text:p>
          </table:table-cell>
        </table:table-row>
        <table:table-row table:style-name="ro1">
          <table:table-cell office:value-type="string" calcext:value-type="string">
            <text:p>15/07/2023</text:p>
          </table:table-cell>
          <table:table-cell office:value-type="float" office:value="29054" calcext:value-type="float">
            <text:p>29054</text:p>
          </table:table-cell>
        </table:table-row>
        <table:table-row table:style-name="ro1">
          <table:table-cell office:value-type="string" calcext:value-type="string">
            <text:p>16/07/2023</text:p>
          </table:table-cell>
          <table:table-cell office:value-type="float" office:value="11784" calcext:value-type="float">
            <text:p>11784</text:p>
          </table:table-cell>
        </table:table-row>
        <table:table-row table:style-name="ro1">
          <table:table-cell office:value-type="string" calcext:value-type="string">
            <text:p>17/07/2023</text:p>
          </table:table-cell>
          <table:table-cell office:value-type="float" office:value="23136" calcext:value-type="float">
            <text:p>23136</text:p>
          </table:table-cell>
        </table:table-row>
        <table:table-row table:style-name="ro1">
          <table:table-cell office:value-type="string" calcext:value-type="string">
            <text:p>18/07/2023</text:p>
          </table:table-cell>
          <table:table-cell office:value-type="float" office:value="36523" calcext:value-type="float">
            <text:p>36523</text:p>
          </table:table-cell>
        </table:table-row>
        <table:table-row table:style-name="ro1">
          <table:table-cell office:value-type="string" calcext:value-type="string">
            <text:p>19/07/2023</text:p>
          </table:table-cell>
          <table:table-cell office:value-type="float" office:value="41023" calcext:value-type="float">
            <text:p>41023</text:p>
          </table:table-cell>
        </table:table-row>
        <table:table-row table:style-name="ro1">
          <table:table-cell office:value-type="string" calcext:value-type="string">
            <text:p>20/07/2023</text:p>
          </table:table-cell>
          <table:table-cell office:value-type="float" office:value="35860" calcext:value-type="float">
            <text:p>35860</text:p>
          </table:table-cell>
        </table:table-row>
        <table:table-row table:style-name="ro1">
          <table:table-cell office:value-type="string" calcext:value-type="string">
            <text:p>21/07/2023</text:p>
          </table:table-cell>
          <table:table-cell office:value-type="float" office:value="27273" calcext:value-type="float">
            <text:p>27273</text:p>
          </table:table-cell>
        </table:table-row>
        <table:table-row table:style-name="ro1">
          <table:table-cell office:value-type="string" calcext:value-type="string">
            <text:p>22/07/2023</text:p>
          </table:table-cell>
          <table:table-cell office:value-type="float" office:value="37641" calcext:value-type="float">
            <text:p>37641</text:p>
          </table:table-cell>
        </table:table-row>
        <table:table-row table:style-name="ro1">
          <table:table-cell office:value-type="string" calcext:value-type="string">
            <text:p>23/07/2023</text:p>
          </table:table-cell>
          <table:table-cell office:value-type="float" office:value="38155" calcext:value-type="float">
            <text:p>38155</text:p>
          </table:table-cell>
        </table:table-row>
        <table:table-row table:style-name="ro1">
          <table:table-cell office:value-type="string" calcext:value-type="string">
            <text:p>24/07/2023</text:p>
          </table:table-cell>
          <table:table-cell office:value-type="float" office:value="30511" calcext:value-type="float">
            <text:p>30511</text:p>
          </table:table-cell>
        </table:table-row>
        <table:table-row table:style-name="ro1">
          <table:table-cell office:value-type="string" calcext:value-type="string">
            <text:p>25/07/2023</text:p>
          </table:table-cell>
          <table:table-cell office:value-type="float" office:value="40244" calcext:value-type="float">
            <text:p>40244</text:p>
          </table:table-cell>
        </table:table-row>
        <table:table-row table:style-name="ro1">
          <table:table-cell office:value-type="string" calcext:value-type="string">
            <text:p>26/07/2023</text:p>
          </table:table-cell>
          <table:table-cell office:value-type="float" office:value="42019" calcext:value-type="float">
            <text:p>42019</text:p>
          </table:table-cell>
        </table:table-row>
        <table:table-row table:style-name="ro1">
          <table:table-cell office:value-type="string" calcext:value-type="string">
            <text:p>27/07/2023</text:p>
          </table:table-cell>
          <table:table-cell office:value-type="float" office:value="41479" calcext:value-type="float">
            <text:p>41479</text:p>
          </table:table-cell>
        </table:table-row>
        <table:table-row table:style-name="ro1">
          <table:table-cell office:value-type="string" calcext:value-type="string">
            <text:p>28/07/2023</text:p>
          </table:table-cell>
          <table:table-cell office:value-type="float" office:value="26626" calcext:value-type="float">
            <text:p>26626</text:p>
          </table:table-cell>
        </table:table-row>
        <table:table-row table:style-name="ro1">
          <table:table-cell office:value-type="string" calcext:value-type="string">
            <text:p>29/07/2023</text:p>
          </table:table-cell>
          <table:table-cell office:value-type="float" office:value="25505" calcext:value-type="float">
            <text:p>25505</text:p>
          </table:table-cell>
        </table:table-row>
        <table:table-row table:style-name="ro1">
          <table:table-cell office:value-type="string" calcext:value-type="string">
            <text:p>30/07/2023</text:p>
          </table:table-cell>
          <table:table-cell office:value-type="float" office:value="41898" calcext:value-type="float">
            <text:p>41898</text:p>
          </table:table-cell>
        </table:table-row>
        <table:table-row table:style-name="ro1">
          <table:table-cell office:value-type="string" calcext:value-type="string">
            <text:p>31/07/2023</text:p>
          </table:table-cell>
          <table:table-cell office:value-type="float" office:value="43012" calcext:value-type="float">
            <text:p>43012</text:p>
          </table:table-cell>
        </table:table-row>
        <table:table-row table:style-name="ro1">
          <table:table-cell office:value-type="string" calcext:value-type="string">
            <text:p>01/08/2023</text:p>
          </table:table-cell>
          <table:table-cell office:value-type="float" office:value="43077" calcext:value-type="float">
            <text:p>43077</text:p>
          </table:table-cell>
        </table:table-row>
        <table:table-row table:style-name="ro1">
          <table:table-cell office:value-type="string" calcext:value-type="string">
            <text:p>02/08/2023</text:p>
          </table:table-cell>
          <table:table-cell office:value-type="float" office:value="19967" calcext:value-type="float">
            <text:p>19967</text:p>
          </table:table-cell>
        </table:table-row>
        <table:table-row table:style-name="ro1">
          <table:table-cell office:value-type="string" calcext:value-type="string">
            <text:p>03/08/2023</text:p>
          </table:table-cell>
          <table:table-cell office:value-type="float" office:value="42570" calcext:value-type="float">
            <text:p>42570</text:p>
          </table:table-cell>
        </table:table-row>
        <table:table-row table:style-name="ro1">
          <table:table-cell office:value-type="string" calcext:value-type="string">
            <text:p>04/08/2023</text:p>
          </table:table-cell>
          <table:table-cell office:value-type="float" office:value="43010" calcext:value-type="float">
            <text:p>43010</text:p>
          </table:table-cell>
        </table:table-row>
        <table:table-row table:style-name="ro1">
          <table:table-cell office:value-type="string" calcext:value-type="string">
            <text:p>05/08/2023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string" calcext:value-type="string">
            <text:p>06/08/2023</text:p>
          </table:table-cell>
          <table:table-cell office:value-type="float" office:value="30038" calcext:value-type="float">
            <text:p>30038</text:p>
          </table:table-cell>
        </table:table-row>
        <table:table-row table:style-name="ro1">
          <table:table-cell office:value-type="string" calcext:value-type="string">
            <text:p>07/08/2023</text:p>
          </table:table-cell>
          <table:table-cell office:value-type="float" office:value="21392" calcext:value-type="float">
            <text:p>21392</text:p>
          </table:table-cell>
        </table:table-row>
        <table:table-row table:style-name="ro1">
          <table:table-cell office:value-type="string" calcext:value-type="string">
            <text:p>08/08/2023</text:p>
          </table:table-cell>
          <table:table-cell office:value-type="float" office:value="42693" calcext:value-type="float">
            <text:p>42693</text:p>
          </table:table-cell>
        </table:table-row>
        <table:table-row table:style-name="ro1">
          <table:table-cell office:value-type="string" calcext:value-type="string">
            <text:p>09/08/2023</text:p>
          </table:table-cell>
          <table:table-cell office:value-type="float" office:value="45063" calcext:value-type="float">
            <text:p>45063</text:p>
          </table:table-cell>
        </table:table-row>
        <table:table-row table:style-name="ro1">
          <table:table-cell office:value-type="string" calcext:value-type="string">
            <text:p>10/08/2023</text:p>
          </table:table-cell>
          <table:table-cell office:value-type="float" office:value="39984" calcext:value-type="float">
            <text:p>39984</text:p>
          </table:table-cell>
        </table:table-row>
        <table:table-row table:style-name="ro1">
          <table:table-cell office:value-type="string" calcext:value-type="string">
            <text:p>11/08/2023</text:p>
          </table:table-cell>
          <table:table-cell office:value-type="float" office:value="46527" calcext:value-type="float">
            <text:p>46527</text:p>
          </table:table-cell>
        </table:table-row>
        <table:table-row table:style-name="ro1">
          <table:table-cell office:value-type="string" calcext:value-type="string">
            <text:p>12/08/2023</text:p>
          </table:table-cell>
          <table:table-cell office:value-type="float" office:value="41923" calcext:value-type="float">
            <text:p>41923</text:p>
          </table:table-cell>
        </table:table-row>
        <table:table-row table:style-name="ro1">
          <table:table-cell office:value-type="string" calcext:value-type="string">
            <text:p>13/08/2023</text:p>
          </table:table-cell>
          <table:table-cell office:value-type="float" office:value="17068" calcext:value-type="float">
            <text:p>17068</text:p>
          </table:table-cell>
        </table:table-row>
        <table:table-row table:style-name="ro1">
          <table:table-cell office:value-type="string" calcext:value-type="string">
            <text:p>14/08/2023</text:p>
          </table:table-cell>
          <table:table-cell office:value-type="float" office:value="9063" calcext:value-type="float">
            <text:p>9063</text:p>
          </table:table-cell>
        </table:table-row>
        <table:table-row table:style-name="ro1">
          <table:table-cell office:value-type="string" calcext:value-type="string">
            <text:p>15/08/2023</text:p>
          </table:table-cell>
          <table:table-cell office:value-type="float" office:value="32063" calcext:value-type="float">
            <text:p>32063</text:p>
          </table:table-cell>
        </table:table-row>
        <table:table-row table:style-name="ro1">
          <table:table-cell office:value-type="string" calcext:value-type="string">
            <text:p>16/08/2023</text:p>
          </table:table-cell>
          <table:table-cell office:value-type="float" office:value="26856" calcext:value-type="float">
            <text:p>26856</text:p>
          </table:table-cell>
        </table:table-row>
        <table:table-row table:style-name="ro1">
          <table:table-cell office:value-type="string" calcext:value-type="string">
            <text:p>17/08/2023</text:p>
          </table:table-cell>
          <table:table-cell office:value-type="float" office:value="47486" calcext:value-type="float">
            <text:p>47486</text:p>
          </table:table-cell>
        </table:table-row>
        <table:table-row table:style-name="ro1">
          <table:table-cell office:value-type="string" calcext:value-type="string">
            <text:p>18/08/2023</text:p>
          </table:table-cell>
          <table:table-cell office:value-type="float" office:value="46858" calcext:value-type="float">
            <text:p>46858</text:p>
          </table:table-cell>
        </table:table-row>
        <table:table-row table:style-name="ro1">
          <table:table-cell office:value-type="string" calcext:value-type="string">
            <text:p>19/08/2023</text:p>
          </table:table-cell>
          <table:table-cell office:value-type="float" office:value="47005" calcext:value-type="float">
            <text:p>47005</text:p>
          </table:table-cell>
        </table:table-row>
        <table:table-row table:style-name="ro1">
          <table:table-cell office:value-type="string" calcext:value-type="string">
            <text:p>20/08/2023</text:p>
          </table:table-cell>
          <table:table-cell office:value-type="float" office:value="47836" calcext:value-type="float">
            <text:p>47836</text:p>
          </table:table-cell>
        </table:table-row>
        <table:table-row table:style-name="ro1">
          <table:table-cell office:value-type="string" calcext:value-type="string">
            <text:p>21/08/2023</text:p>
          </table:table-cell>
          <table:table-cell office:value-type="float" office:value="48315" calcext:value-type="float">
            <text:p>48315</text:p>
          </table:table-cell>
        </table:table-row>
        <table:table-row table:style-name="ro1">
          <table:table-cell office:value-type="string" calcext:value-type="string">
            <text:p>22/08/2023</text:p>
          </table:table-cell>
          <table:table-cell office:value-type="float" office:value="33737" calcext:value-type="float">
            <text:p>33737</text:p>
          </table:table-cell>
        </table:table-row>
        <table:table-row table:style-name="ro1">
          <table:table-cell office:value-type="string" calcext:value-type="string">
            <text:p>23/08/2023</text:p>
          </table:table-cell>
          <table:table-cell office:value-type="float" office:value="28335" calcext:value-type="float">
            <text:p>28335</text:p>
          </table:table-cell>
        </table:table-row>
        <table:table-row table:style-name="ro1">
          <table:table-cell office:value-type="string" calcext:value-type="string">
            <text:p>24/08/2023</text:p>
          </table:table-cell>
          <table:table-cell office:value-type="float" office:value="28238" calcext:value-type="float">
            <text:p>28238</text:p>
          </table:table-cell>
        </table:table-row>
        <table:table-row table:style-name="ro1">
          <table:table-cell office:value-type="string" calcext:value-type="string">
            <text:p>25/08/2023</text:p>
          </table:table-cell>
          <table:table-cell office:value-type="float" office:value="49560" calcext:value-type="float">
            <text:p>49560</text:p>
          </table:table-cell>
        </table:table-row>
        <table:table-row table:style-name="ro1">
          <table:table-cell office:value-type="string" calcext:value-type="string">
            <text:p>26/08/2023</text:p>
          </table:table-cell>
          <table:table-cell office:value-type="float" office:value="44867" calcext:value-type="float">
            <text:p>44867</text:p>
          </table:table-cell>
        </table:table-row>
        <table:table-row table:style-name="ro1">
          <table:table-cell office:value-type="string" calcext:value-type="string">
            <text:p>27/08/2023</text:p>
          </table:table-cell>
          <table:table-cell office:value-type="float" office:value="49018" calcext:value-type="float">
            <text:p>49018</text:p>
          </table:table-cell>
        </table:table-row>
        <table:table-row table:style-name="ro1">
          <table:table-cell office:value-type="string" calcext:value-type="string">
            <text:p>28/08/2023</text:p>
          </table:table-cell>
          <table:table-cell office:value-type="float" office:value="47799" calcext:value-type="float">
            <text:p>47799</text:p>
          </table:table-cell>
        </table:table-row>
        <table:table-row table:style-name="ro1">
          <table:table-cell office:value-type="string" calcext:value-type="string">
            <text:p>29/08/2023</text:p>
          </table:table-cell>
          <table:table-cell office:value-type="float" office:value="43831" calcext:value-type="float">
            <text:p>43831</text:p>
          </table:table-cell>
        </table:table-row>
        <table:table-row table:style-name="ro1">
          <table:table-cell office:value-type="string" calcext:value-type="string">
            <text:p>30/08/2023</text:p>
          </table:table-cell>
          <table:table-cell office:value-type="float" office:value="41424" calcext:value-type="float">
            <text:p>41424</text:p>
          </table:table-cell>
        </table:table-row>
        <table:table-row table:style-name="ro1">
          <table:table-cell office:value-type="string" calcext:value-type="string">
            <text:p>31/08/2023</text:p>
          </table:table-cell>
          <table:table-cell office:value-type="float" office:value="36848" calcext:value-type="float">
            <text:p>36848</text:p>
          </table:table-cell>
        </table:table-row>
        <table:table-row table:style-name="ro1">
          <table:table-cell office:value-type="string" calcext:value-type="string">
            <text:p>01/09/2023</text:p>
          </table:table-cell>
          <table:table-cell office:value-type="float" office:value="53431" calcext:value-type="float">
            <text:p>53431</text:p>
          </table:table-cell>
        </table:table-row>
        <table:table-row table:style-name="ro1">
          <table:table-cell office:value-type="string" calcext:value-type="string">
            <text:p>02/09/2023</text:p>
          </table:table-cell>
          <table:table-cell office:value-type="float" office:value="52845" calcext:value-type="float">
            <text:p>52845</text:p>
          </table:table-cell>
        </table:table-row>
        <table:table-row table:style-name="ro1">
          <table:table-cell office:value-type="string" calcext:value-type="string">
            <text:p>03/09/2023</text:p>
          </table:table-cell>
          <table:table-cell office:value-type="float" office:value="53091" calcext:value-type="float">
            <text:p>53091</text:p>
          </table:table-cell>
        </table:table-row>
        <table:table-row table:style-name="ro1">
          <table:table-cell office:value-type="string" calcext:value-type="string">
            <text:p>04/09/2023</text:p>
          </table:table-cell>
          <table:table-cell office:value-type="float" office:value="52615" calcext:value-type="float">
            <text:p>52615</text:p>
          </table:table-cell>
        </table:table-row>
        <table:table-row table:style-name="ro1">
          <table:table-cell office:value-type="string" calcext:value-type="string">
            <text:p>05/09/2023</text:p>
          </table:table-cell>
          <table:table-cell office:value-type="float" office:value="58164" calcext:value-type="float">
            <text:p>58164</text:p>
          </table:table-cell>
        </table:table-row>
        <table:table-row table:style-name="ro1">
          <table:table-cell office:value-type="string" calcext:value-type="string">
            <text:p>06/09/2023</text:p>
          </table:table-cell>
          <table:table-cell office:value-type="float" office:value="57503" calcext:value-type="float">
            <text:p>57503</text:p>
          </table:table-cell>
        </table:table-row>
        <table:table-row table:style-name="ro1">
          <table:table-cell office:value-type="string" calcext:value-type="string">
            <text:p>07/09/2023</text:p>
          </table:table-cell>
          <table:table-cell office:value-type="float" office:value="54348" calcext:value-type="float">
            <text:p>54348</text:p>
          </table:table-cell>
        </table:table-row>
        <table:table-row table:style-name="ro1">
          <table:table-cell office:value-type="string" calcext:value-type="string">
            <text:p>08/09/2023</text:p>
          </table:table-cell>
          <table:table-cell office:value-type="float" office:value="29993" calcext:value-type="float">
            <text:p>29993</text:p>
          </table:table-cell>
        </table:table-row>
        <table:table-row table:style-name="ro1">
          <table:table-cell office:value-type="string" calcext:value-type="string">
            <text:p>09/09/2023</text:p>
          </table:table-cell>
          <table:table-cell office:value-type="float" office:value="59543" calcext:value-type="float">
            <text:p>59543</text:p>
          </table:table-cell>
        </table:table-row>
        <table:table-row table:style-name="ro1">
          <table:table-cell office:value-type="string" calcext:value-type="string">
            <text:p>10/09/2023</text:p>
          </table:table-cell>
          <table:table-cell office:value-type="float" office:value="58776" calcext:value-type="float">
            <text:p>58776</text:p>
          </table:table-cell>
        </table:table-row>
        <table:table-row table:style-name="ro1">
          <table:table-cell office:value-type="string" calcext:value-type="string">
            <text:p>11/09/2023</text:p>
          </table:table-cell>
          <table:table-cell office:value-type="float" office:value="56503" calcext:value-type="float">
            <text:p>56503</text:p>
          </table:table-cell>
        </table:table-row>
        <table:table-row table:style-name="ro1">
          <table:table-cell office:value-type="string" calcext:value-type="string">
            <text:p>12/09/2023</text:p>
          </table:table-cell>
          <table:table-cell office:value-type="float" office:value="41469" calcext:value-type="float">
            <text:p>41469</text:p>
          </table:table-cell>
        </table:table-row>
        <table:table-row table:style-name="ro1">
          <table:table-cell office:value-type="string" calcext:value-type="string">
            <text:p>13/09/2023</text:p>
          </table:table-cell>
          <table:table-cell office:value-type="float" office:value="57974" calcext:value-type="float">
            <text:p>57974</text:p>
          </table:table-cell>
        </table:table-row>
        <table:table-row table:style-name="ro1">
          <table:table-cell office:value-type="string" calcext:value-type="string">
            <text:p>14/09/2023</text:p>
          </table:table-cell>
          <table:table-cell office:value-type="float" office:value="54951" calcext:value-type="float">
            <text:p>54951</text:p>
          </table:table-cell>
        </table:table-row>
        <table:table-row table:style-name="ro1">
          <table:table-cell office:value-type="string" calcext:value-type="string">
            <text:p>15/09/2023</text:p>
          </table:table-cell>
          <table:table-cell office:value-type="float" office:value="53578" calcext:value-type="float">
            <text:p>53578</text:p>
          </table:table-cell>
        </table:table-row>
        <table:table-row table:style-name="ro1">
          <table:table-cell office:value-type="string" calcext:value-type="string">
            <text:p>16/09/2023</text:p>
          </table:table-cell>
          <table:table-cell office:value-type="float" office:value="56926" calcext:value-type="float">
            <text:p>56926</text:p>
          </table:table-cell>
        </table:table-row>
        <table:table-row table:style-name="ro1">
          <table:table-cell office:value-type="string" calcext:value-type="string">
            <text:p>17/09/2023</text:p>
          </table:table-cell>
          <table:table-cell office:value-type="float" office:value="59663" calcext:value-type="float">
            <text:p>59663</text:p>
          </table:table-cell>
        </table:table-row>
        <table:table-row table:style-name="ro1">
          <table:table-cell office:value-type="string" calcext:value-type="string">
            <text:p>18/09/2023</text:p>
          </table:table-cell>
          <table:table-cell office:value-type="float" office:value="57210" calcext:value-type="float">
            <text:p>57210</text:p>
          </table:table-cell>
        </table:table-row>
        <table:table-row table:style-name="ro1">
          <table:table-cell office:value-type="string" calcext:value-type="string">
            <text:p>19/09/2023</text:p>
          </table:table-cell>
          <table:table-cell office:value-type="float" office:value="56335" calcext:value-type="float">
            <text:p>56335</text:p>
          </table:table-cell>
        </table:table-row>
        <table:table-row table:style-name="ro1">
          <table:table-cell office:value-type="string" calcext:value-type="string">
            <text:p>20/09/2023</text:p>
          </table:table-cell>
          <table:table-cell office:value-type="float" office:value="57411" calcext:value-type="float">
            <text:p>57411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float" office:value="49655" calcext:value-type="float">
            <text:p>49655</text:p>
          </table:table-cell>
        </table:table-row>
        <table:table-row table:style-name="ro1">
          <table:table-cell office:value-type="string" calcext:value-type="string">
            <text:p>22/09/2023</text:p>
          </table:table-cell>
          <table:table-cell office:value-type="float" office:value="61447" calcext:value-type="float">
            <text:p>61447</text:p>
          </table:table-cell>
        </table:table-row>
        <table:table-row table:style-name="ro1">
          <table:table-cell office:value-type="string" calcext:value-type="string">
            <text:p>23/09/2023</text:p>
          </table:table-cell>
          <table:table-cell office:value-type="float" office:value="51451" calcext:value-type="float">
            <text:p>51451</text:p>
          </table:table-cell>
        </table:table-row>
        <table:table-row table:style-name="ro1">
          <table:table-cell office:value-type="string" calcext:value-type="string">
            <text:p>24/09/2023</text:p>
          </table:table-cell>
          <table:table-cell office:value-type="float" office:value="54621" calcext:value-type="float">
            <text:p>54621</text:p>
          </table:table-cell>
        </table:table-row>
        <table:table-row table:style-name="ro1">
          <table:table-cell office:value-type="string" calcext:value-type="string">
            <text:p>25/09/2023</text:p>
          </table:table-cell>
          <table:table-cell office:value-type="float" office:value="61738" calcext:value-type="float">
            <text:p>61738</text:p>
          </table:table-cell>
        </table:table-row>
        <table:table-row table:style-name="ro1">
          <table:table-cell office:value-type="string" calcext:value-type="string">
            <text:p>26/09/2023</text:p>
          </table:table-cell>
          <table:table-cell office:value-type="float" office:value="30234" calcext:value-type="float">
            <text:p>30234</text:p>
          </table:table-cell>
        </table:table-row>
        <table:table-row table:style-name="ro1">
          <table:table-cell office:value-type="string" calcext:value-type="string">
            <text:p>27/09/2023</text:p>
          </table:table-cell>
          <table:table-cell office:value-type="float" office:value="46473" calcext:value-type="float">
            <text:p>46473</text:p>
          </table:table-cell>
        </table:table-row>
        <table:table-row table:style-name="ro1">
          <table:table-cell office:value-type="string" calcext:value-type="string">
            <text:p>28/09/2023</text:p>
          </table:table-cell>
          <table:table-cell office:value-type="float" office:value="39736" calcext:value-type="float">
            <text:p>39736</text:p>
          </table:table-cell>
        </table:table-row>
        <table:table-row table:style-name="ro1">
          <table:table-cell office:value-type="string" calcext:value-type="string">
            <text:p>29/09/2023</text:p>
          </table:table-cell>
          <table:table-cell office:value-type="float" office:value="63052" calcext:value-type="float">
            <text:p>63052</text:p>
          </table:table-cell>
        </table:table-row>
        <table:table-row table:style-name="ro1">
          <table:table-cell office:value-type="string" calcext:value-type="string">
            <text:p>30/09/2023</text:p>
          </table:table-cell>
          <table:table-cell office:value-type="float" office:value="64792" calcext:value-type="float">
            <text:p>64792</text:p>
          </table:table-cell>
        </table:table-row>
        <table:table-row table:style-name="ro1">
          <table:table-cell office:value-type="string" calcext:value-type="string">
            <text:p>01/10/2023</text:p>
          </table:table-cell>
          <table:table-cell office:value-type="float" office:value="62600" calcext:value-type="float">
            <text:p>62600</text:p>
          </table:table-cell>
        </table:table-row>
        <table:table-row table:style-name="ro1">
          <table:table-cell office:value-type="string" calcext:value-type="string">
            <text:p>02/10/2023</text:p>
          </table:table-cell>
          <table:table-cell office:value-type="float" office:value="60411" calcext:value-type="float">
            <text:p>60411</text:p>
          </table:table-cell>
        </table:table-row>
        <table:table-row table:style-name="ro1">
          <table:table-cell office:value-type="string" calcext:value-type="string">
            <text:p>03/10/2023</text:p>
          </table:table-cell>
          <table:table-cell office:value-type="float" office:value="56788" calcext:value-type="float">
            <text:p>56788</text:p>
          </table:table-cell>
        </table:table-row>
        <table:table-row table:style-name="ro1">
          <table:table-cell office:value-type="string" calcext:value-type="string">
            <text:p>04/10/2023</text:p>
          </table:table-cell>
          <table:table-cell office:value-type="float" office:value="11995" calcext:value-type="float">
            <text:p>11995</text:p>
          </table:table-cell>
        </table:table-row>
        <table:table-row table:style-name="ro1">
          <table:table-cell office:value-type="string" calcext:value-type="string">
            <text:p>05/10/2023</text:p>
          </table:table-cell>
          <table:table-cell office:value-type="float" office:value="70703" calcext:value-type="float">
            <text:p>70703</text:p>
          </table:table-cell>
        </table:table-row>
        <table:table-row table:style-name="ro1">
          <table:table-cell office:value-type="string" calcext:value-type="string">
            <text:p>06/10/2023</text:p>
          </table:table-cell>
          <table:table-cell office:value-type="float" office:value="34435" calcext:value-type="float">
            <text:p>34435</text:p>
          </table:table-cell>
        </table:table-row>
        <table:table-row table:style-name="ro1">
          <table:table-cell office:value-type="string" calcext:value-type="string">
            <text:p>07/10/2023</text:p>
          </table:table-cell>
          <table:table-cell office:value-type="float" office:value="58912" calcext:value-type="float">
            <text:p>58912</text:p>
          </table:table-cell>
        </table:table-row>
        <table:table-row table:style-name="ro1">
          <table:table-cell office:value-type="string" calcext:value-type="string">
            <text:p>08/10/2023</text:p>
          </table:table-cell>
          <table:table-cell office:value-type="float" office:value="60550" calcext:value-type="float">
            <text:p>60550</text:p>
          </table:table-cell>
        </table:table-row>
        <table:table-row table:style-name="ro1">
          <table:table-cell office:value-type="string" calcext:value-type="string">
            <text:p>09/10/2023</text:p>
          </table:table-cell>
          <table:table-cell office:value-type="float" office:value="68409" calcext:value-type="float">
            <text:p>68409</text:p>
          </table:table-cell>
        </table:table-row>
        <table:table-row table:style-name="ro1">
          <table:table-cell office:value-type="string" calcext:value-type="string">
            <text:p>10/10/2023</text:p>
          </table:table-cell>
          <table:table-cell office:value-type="float" office:value="48333" calcext:value-type="float">
            <text:p>48333</text:p>
          </table:table-cell>
        </table:table-row>
        <table:table-row table:style-name="ro1">
          <table:table-cell office:value-type="string" calcext:value-type="string">
            <text:p>11/10/2023</text:p>
          </table:table-cell>
          <table:table-cell office:value-type="float" office:value="61609" calcext:value-type="float">
            <text:p>61609</text:p>
          </table:table-cell>
        </table:table-row>
        <table:table-row table:style-name="ro1">
          <table:table-cell office:value-type="string" calcext:value-type="string">
            <text:p>12/10/2023</text:p>
          </table:table-cell>
          <table:table-cell office:value-type="float" office:value="65739" calcext:value-type="float">
            <text:p>65739</text:p>
          </table:table-cell>
        </table:table-row>
        <table:table-row table:style-name="ro1">
          <table:table-cell office:value-type="string" calcext:value-type="string">
            <text:p>13/10/2023</text:p>
          </table:table-cell>
          <table:table-cell office:value-type="float" office:value="66767" calcext:value-type="float">
            <text:p>66767</text:p>
          </table:table-cell>
        </table:table-row>
        <table:table-row table:style-name="ro1">
          <table:table-cell office:value-type="string" calcext:value-type="string">
            <text:p>14/10/2023</text:p>
          </table:table-cell>
          <table:table-cell office:value-type="float" office:value="63030" calcext:value-type="float">
            <text:p>63030</text:p>
          </table:table-cell>
        </table:table-row>
        <table:table-row table:style-name="ro1">
          <table:table-cell office:value-type="string" calcext:value-type="string">
            <text:p>15/10/2023</text:p>
          </table:table-cell>
          <table:table-cell office:value-type="float" office:value="69308" calcext:value-type="float">
            <text:p>69308</text:p>
          </table:table-cell>
        </table:table-row>
        <table:table-row table:style-name="ro1">
          <table:table-cell office:value-type="string" calcext:value-type="string">
            <text:p>16/10/2023</text:p>
          </table:table-cell>
          <table:table-cell office:value-type="float" office:value="50612" calcext:value-type="float">
            <text:p>50612</text:p>
          </table:table-cell>
        </table:table-row>
        <table:table-row table:style-name="ro1">
          <table:table-cell office:value-type="string" calcext:value-type="string">
            <text:p>17/10/2023</text:p>
          </table:table-cell>
          <table:table-cell office:value-type="float" office:value="35008" calcext:value-type="float">
            <text:p>35008</text:p>
          </table:table-cell>
        </table:table-row>
        <table:table-row table:style-name="ro1">
          <table:table-cell office:value-type="string" calcext:value-type="string">
            <text:p>18/10/2023</text:p>
          </table:table-cell>
          <table:table-cell office:value-type="float" office:value="56064" calcext:value-type="float">
            <text:p>56064</text:p>
          </table:table-cell>
        </table:table-row>
        <table:table-row table:style-name="ro1">
          <table:table-cell office:value-type="string" calcext:value-type="string">
            <text:p>19/10/2023</text:p>
          </table:table-cell>
          <table:table-cell office:value-type="float" office:value="53106" calcext:value-type="float">
            <text:p>53106</text:p>
          </table:table-cell>
        </table:table-row>
        <table:table-row table:style-name="ro1">
          <table:table-cell office:value-type="string" calcext:value-type="string">
            <text:p>20/10/2023</text:p>
          </table:table-cell>
          <table:table-cell office:value-type="float" office:value="70455" calcext:value-type="float">
            <text:p>70455</text:p>
          </table:table-cell>
        </table:table-row>
        <table:table-row table:style-name="ro1">
          <table:table-cell office:value-type="string" calcext:value-type="string">
            <text:p>21/10/2023</text:p>
          </table:table-cell>
          <table:table-cell office:value-type="float" office:value="65482" calcext:value-type="float">
            <text:p>65482</text:p>
          </table:table-cell>
        </table:table-row>
        <table:table-row table:style-name="ro1">
          <table:table-cell office:value-type="string" calcext:value-type="string">
            <text:p>22/10/2023</text:p>
          </table:table-cell>
          <table:table-cell office:value-type="float" office:value="72380" calcext:value-type="float">
            <text:p>72380</text:p>
          </table:table-cell>
        </table:table-row>
        <table:table-row table:style-name="ro1">
          <table:table-cell office:value-type="string" calcext:value-type="string">
            <text:p>23/10/2023</text:p>
          </table:table-cell>
          <table:table-cell office:value-type="float" office:value="72921" calcext:value-type="float">
            <text:p>72921</text:p>
          </table:table-cell>
        </table:table-row>
        <table:table-row table:style-name="ro1">
          <table:table-cell office:value-type="string" calcext:value-type="string">
            <text:p>24/10/2023</text:p>
          </table:table-cell>
          <table:table-cell office:value-type="float" office:value="69856" calcext:value-type="float">
            <text:p>69856</text:p>
          </table:table-cell>
        </table:table-row>
        <table:table-row table:style-name="ro1">
          <table:table-cell office:value-type="string" calcext:value-type="string">
            <text:p>25/10/2023</text:p>
          </table:table-cell>
          <table:table-cell office:value-type="float" office:value="43890" calcext:value-type="float">
            <text:p>43890</text:p>
          </table:table-cell>
        </table:table-row>
        <table:table-row table:style-name="ro1">
          <table:table-cell office:value-type="string" calcext:value-type="string">
            <text:p>26/10/2023</text:p>
          </table:table-cell>
          <table:table-cell office:value-type="float" office:value="45050" calcext:value-type="float">
            <text:p>45050</text:p>
          </table:table-cell>
        </table:table-row>
        <table:table-row table:style-name="ro1">
          <table:table-cell office:value-type="string" calcext:value-type="string">
            <text:p>27/10/2023</text:p>
          </table:table-cell>
          <table:table-cell office:value-type="float" office:value="51372" calcext:value-type="float">
            <text:p>51372</text:p>
          </table:table-cell>
        </table:table-row>
        <table:table-row table:style-name="ro1">
          <table:table-cell office:value-type="string" calcext:value-type="string">
            <text:p>28/10/2023</text:p>
          </table:table-cell>
          <table:table-cell office:value-type="float" office:value="59955" calcext:value-type="float">
            <text:p>59955</text:p>
          </table:table-cell>
        </table:table-row>
        <table:table-row table:style-name="ro1">
          <table:table-cell office:value-type="string" calcext:value-type="string">
            <text:p>29/10/2023</text:p>
          </table:table-cell>
          <table:table-cell office:value-type="float" office:value="75371" calcext:value-type="float">
            <text:p>75371</text:p>
          </table:table-cell>
        </table:table-row>
        <table:table-row table:style-name="ro1">
          <table:table-cell office:value-type="string" calcext:value-type="string">
            <text:p>30/10/2023</text:p>
          </table:table-cell>
          <table:table-cell office:value-type="float" office:value="57217" calcext:value-type="float">
            <text:p>57217</text:p>
          </table:table-cell>
        </table:table-row>
        <table:table-row table:style-name="ro1">
          <table:table-cell office:value-type="string" calcext:value-type="string">
            <text:p>31/10/2023</text:p>
          </table:table-cell>
          <table:table-cell office:value-type="float" office:value="67108" calcext:value-type="float">
            <text:p>67108</text:p>
          </table:table-cell>
        </table:table-row>
        <table:table-row table:style-name="ro1">
          <table:table-cell office:value-type="string" calcext:value-type="string">
            <text:p>01/11/2023</text:p>
          </table:table-cell>
          <table:table-cell office:value-type="float" office:value="46154" calcext:value-type="float">
            <text:p>46154</text:p>
          </table:table-cell>
        </table:table-row>
        <table:table-row table:style-name="ro1">
          <table:table-cell office:value-type="string" calcext:value-type="string">
            <text:p>02/11/2023</text:p>
          </table:table-cell>
          <table:table-cell office:value-type="float" office:value="70759" calcext:value-type="float">
            <text:p>70759</text:p>
          </table:table-cell>
        </table:table-row>
        <table:table-row table:style-name="ro1">
          <table:table-cell office:value-type="string" calcext:value-type="string">
            <text:p>03/11/2023</text:p>
          </table:table-cell>
          <table:table-cell office:value-type="float" office:value="38978" calcext:value-type="float">
            <text:p>38978</text:p>
          </table:table-cell>
        </table:table-row>
        <table:table-row table:style-name="ro1">
          <table:table-cell office:value-type="string" calcext:value-type="string">
            <text:p>04/11/2023</text:p>
          </table:table-cell>
          <table:table-cell office:value-type="float" office:value="9396" calcext:value-type="float">
            <text:p>9396</text:p>
          </table:table-cell>
        </table:table-row>
        <table:table-row table:style-name="ro1">
          <table:table-cell office:value-type="string" calcext:value-type="string">
            <text:p>05/11/2023</text:p>
          </table:table-cell>
          <table:table-cell office:value-type="float" office:value="24189" calcext:value-type="float">
            <text:p>24189</text:p>
          </table:table-cell>
        </table:table-row>
        <table:table-row table:style-name="ro1">
          <table:table-cell office:value-type="string" calcext:value-type="string">
            <text:p>06/11/2023</text:p>
          </table:table-cell>
          <table:table-cell office:value-type="float" office:value="40011" calcext:value-type="float">
            <text:p>40011</text:p>
          </table:table-cell>
        </table:table-row>
        <table:table-row table:style-name="ro1">
          <table:table-cell office:value-type="string" calcext:value-type="string">
            <text:p>07/11/2023</text:p>
          </table:table-cell>
          <table:table-cell office:value-type="float" office:value="69227" calcext:value-type="float">
            <text:p>69227</text:p>
          </table:table-cell>
        </table:table-row>
        <table:table-row table:style-name="ro1">
          <table:table-cell office:value-type="string" calcext:value-type="string">
            <text:p>08/11/2023</text:p>
          </table:table-cell>
          <table:table-cell office:value-type="float" office:value="59197" calcext:value-type="float">
            <text:p>59197</text:p>
          </table:table-cell>
        </table:table-row>
        <table:table-row table:style-name="ro1">
          <table:table-cell office:value-type="string" calcext:value-type="string">
            <text:p>09/11/2023</text:p>
          </table:table-cell>
          <table:table-cell office:value-type="float" office:value="45293" calcext:value-type="float">
            <text:p>45293</text:p>
          </table:table-cell>
        </table:table-row>
        <table:table-row table:style-name="ro1">
          <table:table-cell office:value-type="string" calcext:value-type="string">
            <text:p>10/11/2023</text:p>
          </table:table-cell>
          <table:table-cell office:value-type="float" office:value="73883" calcext:value-type="float">
            <text:p>73883</text:p>
          </table:table-cell>
        </table:table-row>
        <table:table-row table:style-name="ro1">
          <table:table-cell office:value-type="string" calcext:value-type="string">
            <text:p>11/11/2023</text:p>
          </table:table-cell>
          <table:table-cell office:value-type="float" office:value="74275" calcext:value-type="float">
            <text:p>74275</text:p>
          </table:table-cell>
        </table:table-row>
        <table:table-row table:style-name="ro1">
          <table:table-cell office:value-type="string" calcext:value-type="string">
            <text:p>12/11/2023</text:p>
          </table:table-cell>
          <table:table-cell office:value-type="float" office:value="56053" calcext:value-type="float">
            <text:p>56053</text:p>
          </table:table-cell>
        </table:table-row>
        <table:table-row table:style-name="ro1">
          <table:table-cell office:value-type="string" calcext:value-type="string">
            <text:p>13/11/2023</text:p>
          </table:table-cell>
          <table:table-cell office:value-type="float" office:value="45444" calcext:value-type="float">
            <text:p>45444</text:p>
          </table:table-cell>
        </table:table-row>
        <table:table-row table:style-name="ro1">
          <table:table-cell office:value-type="string" calcext:value-type="string">
            <text:p>14/11/2023</text:p>
          </table:table-cell>
          <table:table-cell office:value-type="float" office:value="57835" calcext:value-type="float">
            <text:p>57835</text:p>
          </table:table-cell>
        </table:table-row>
        <table:table-row table:style-name="ro1">
          <table:table-cell office:value-type="string" calcext:value-type="string">
            <text:p>15/11/2023</text:p>
          </table:table-cell>
          <table:table-cell office:value-type="float" office:value="37191" calcext:value-type="float">
            <text:p>37191</text:p>
          </table:table-cell>
        </table:table-row>
        <table:table-row table:style-name="ro1">
          <table:table-cell office:value-type="string" calcext:value-type="string">
            <text:p>16/11/2023</text:p>
          </table:table-cell>
          <table:table-cell office:value-type="float" office:value="51407" calcext:value-type="float">
            <text:p>51407</text:p>
          </table:table-cell>
        </table:table-row>
        <table:table-row table:style-name="ro1">
          <table:table-cell office:value-type="string" calcext:value-type="string">
            <text:p>17/11/2023</text:p>
          </table:table-cell>
          <table:table-cell office:value-type="float" office:value="74247" calcext:value-type="float">
            <text:p>74247</text:p>
          </table:table-cell>
        </table:table-row>
        <table:table-row table:style-name="ro1">
          <table:table-cell office:value-type="string" calcext:value-type="string">
            <text:p>18/11/2023</text:p>
          </table:table-cell>
          <table:table-cell office:value-type="float" office:value="71111" calcext:value-type="float">
            <text:p>71111</text:p>
          </table:table-cell>
        </table:table-row>
        <table:table-row table:style-name="ro1">
          <table:table-cell office:value-type="string" calcext:value-type="string">
            <text:p>19/11/2023</text:p>
          </table:table-cell>
          <table:table-cell office:value-type="float" office:value="78823" calcext:value-type="float">
            <text:p>78823</text:p>
          </table:table-cell>
        </table:table-row>
        <table:table-row table:style-name="ro1">
          <table:table-cell office:value-type="string" calcext:value-type="string">
            <text:p>20/11/2023</text:p>
          </table:table-cell>
          <table:table-cell office:value-type="float" office:value="40944" calcext:value-type="float">
            <text:p>40944</text:p>
          </table:table-cell>
        </table:table-row>
        <table:table-row table:style-name="ro1">
          <table:table-cell office:value-type="string" calcext:value-type="string">
            <text:p>21/11/2023</text:p>
          </table:table-cell>
          <table:table-cell office:value-type="float" office:value="22211" calcext:value-type="float">
            <text:p>22211</text:p>
          </table:table-cell>
        </table:table-row>
        <table:table-row table:style-name="ro1">
          <table:table-cell office:value-type="string" calcext:value-type="string">
            <text:p>22/11/2023</text:p>
          </table:table-cell>
          <table:table-cell office:value-type="float" office:value="67269" calcext:value-type="float">
            <text:p>67269</text:p>
          </table:table-cell>
        </table:table-row>
        <table:table-row table:style-name="ro1">
          <table:table-cell office:value-type="string" calcext:value-type="string">
            <text:p>23/11/2023</text:p>
          </table:table-cell>
          <table:table-cell office:value-type="float" office:value="51902" calcext:value-type="float">
            <text:p>51902</text:p>
          </table:table-cell>
        </table:table-row>
        <table:table-row table:style-name="ro1">
          <table:table-cell office:value-type="string" calcext:value-type="string">
            <text:p>24/11/2023</text:p>
          </table:table-cell>
          <table:table-cell office:value-type="float" office:value="26878" calcext:value-type="float">
            <text:p>26878</text:p>
          </table:table-cell>
        </table:table-row>
        <table:table-row table:style-name="ro1">
          <table:table-cell office:value-type="string" calcext:value-type="string">
            <text:p>25/11/2023</text:p>
          </table:table-cell>
          <table:table-cell office:value-type="float" office:value="18672" calcext:value-type="float">
            <text:p>18672</text:p>
          </table:table-cell>
        </table:table-row>
        <table:table-row table:style-name="ro1">
          <table:table-cell office:value-type="string" calcext:value-type="string">
            <text:p>26/11/2023</text:p>
          </table:table-cell>
          <table:table-cell office:value-type="float" office:value="60647" calcext:value-type="float">
            <text:p>60647</text:p>
          </table:table-cell>
        </table:table-row>
        <table:table-row table:style-name="ro1">
          <table:table-cell office:value-type="string" calcext:value-type="string">
            <text:p>27/11/2023</text:p>
          </table:table-cell>
          <table:table-cell office:value-type="float" office:value="66590" calcext:value-type="float">
            <text:p>66590</text:p>
          </table:table-cell>
        </table:table-row>
        <table:table-row table:style-name="ro1">
          <table:table-cell office:value-type="string" calcext:value-type="string">
            <text:p>28/11/2023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string" calcext:value-type="string">
            <text:p>29/11/2023</text:p>
          </table:table-cell>
          <table:table-cell office:value-type="float" office:value="36027" calcext:value-type="float">
            <text:p>36027</text:p>
          </table:table-cell>
        </table:table-row>
        <table:table-row table:style-name="ro1">
          <table:table-cell office:value-type="string" calcext:value-type="string">
            <text:p>30/11/2023</text:p>
          </table:table-cell>
          <table:table-cell office:value-type="float" office:value="46482" calcext:value-type="float">
            <text:p>46482</text:p>
          </table:table-cell>
        </table:table-row>
        <table:table-row table:style-name="ro1">
          <table:table-cell office:value-type="string" calcext:value-type="string">
            <text:p>01/12/2023</text:p>
          </table:table-cell>
          <table:table-cell office:value-type="float" office:value="61565" calcext:value-type="float">
            <text:p>61565</text:p>
          </table:table-cell>
        </table:table-row>
        <table:table-row table:style-name="ro1">
          <table:table-cell office:value-type="string" calcext:value-type="string">
            <text:p>02/12/2023</text:p>
          </table:table-cell>
          <table:table-cell office:value-type="float" office:value="45094" calcext:value-type="float">
            <text:p>45094</text:p>
          </table:table-cell>
        </table:table-row>
        <table:table-row table:style-name="ro1">
          <table:table-cell office:value-type="string" calcext:value-type="string">
            <text:p>03/12/2023</text:p>
          </table:table-cell>
          <table:table-cell office:value-type="float" office:value="66618" calcext:value-type="float">
            <text:p>66618</text:p>
          </table:table-cell>
        </table:table-row>
        <table:table-row table:style-name="ro1">
          <table:table-cell office:value-type="string" calcext:value-type="string">
            <text:p>04/12/2023</text:p>
          </table:table-cell>
          <table:table-cell office:value-type="float" office:value="66682" calcext:value-type="float">
            <text:p>66682</text:p>
          </table:table-cell>
        </table:table-row>
        <table:table-row table:style-name="ro1">
          <table:table-cell office:value-type="string" calcext:value-type="string">
            <text:p>05/12/2023</text:p>
          </table:table-cell>
          <table:table-cell office:value-type="float" office:value="76586" calcext:value-type="float">
            <text:p>76586</text:p>
          </table:table-cell>
        </table:table-row>
        <table:table-row table:style-name="ro1">
          <table:table-cell office:value-type="string" calcext:value-type="string">
            <text:p>06/12/2023</text:p>
          </table:table-cell>
          <table:table-cell office:value-type="float" office:value="75990" calcext:value-type="float">
            <text:p>75990</text:p>
          </table:table-cell>
        </table:table-row>
        <table:table-row table:style-name="ro1">
          <table:table-cell office:value-type="string" calcext:value-type="string">
            <text:p>07/12/2023</text:p>
          </table:table-cell>
          <table:table-cell office:value-type="float" office:value="62870" calcext:value-type="float">
            <text:p>62870</text:p>
          </table:table-cell>
        </table:table-row>
        <table:table-row table:style-name="ro1">
          <table:table-cell office:value-type="string" calcext:value-type="string">
            <text:p>08/12/2023</text:p>
          </table:table-cell>
          <table:table-cell office:value-type="float" office:value="64614" calcext:value-type="float">
            <text:p>64614</text:p>
          </table:table-cell>
        </table:table-row>
        <table:table-row table:style-name="ro1">
          <table:table-cell office:value-type="string" calcext:value-type="string">
            <text:p>09/12/2023</text:p>
          </table:table-cell>
          <table:table-cell office:value-type="float" office:value="69170" calcext:value-type="float">
            <text:p>69170</text:p>
          </table:table-cell>
        </table:table-row>
        <table:table-row table:style-name="ro1">
          <table:table-cell office:value-type="string" calcext:value-type="string">
            <text:p>10/12/2023</text:p>
          </table:table-cell>
          <table:table-cell office:value-type="float" office:value="36362" calcext:value-type="float">
            <text:p>36362</text:p>
          </table:table-cell>
        </table:table-row>
        <table:table-row table:style-name="ro1">
          <table:table-cell office:value-type="string" calcext:value-type="string">
            <text:p>11/12/2023</text:p>
          </table:table-cell>
          <table:table-cell office:value-type="float" office:value="61888" calcext:value-type="float">
            <text:p>61888</text:p>
          </table:table-cell>
        </table:table-row>
        <table:table-row table:style-name="ro1">
          <table:table-cell office:value-type="string" calcext:value-type="string">
            <text:p>12/12/2023</text:p>
          </table:table-cell>
          <table:table-cell office:value-type="float" office:value="64838" calcext:value-type="float">
            <text:p>64838</text:p>
          </table:table-cell>
        </table:table-row>
        <table:table-row table:style-name="ro1">
          <table:table-cell office:value-type="string" calcext:value-type="string">
            <text:p>13/12/2023</text:p>
          </table:table-cell>
          <table:table-cell office:value-type="float" office:value="64839" calcext:value-type="float">
            <text:p>64839</text:p>
          </table:table-cell>
        </table:table-row>
        <table:table-row table:style-name="ro1">
          <table:table-cell office:value-type="string" calcext:value-type="string">
            <text:p>14/12/2023</text:p>
          </table:table-cell>
          <table:table-cell office:value-type="float" office:value="71747" calcext:value-type="float">
            <text:p>71747</text:p>
          </table:table-cell>
        </table:table-row>
        <table:table-row table:style-name="ro1">
          <table:table-cell office:value-type="string" calcext:value-type="string">
            <text:p>15/12/2023</text:p>
          </table:table-cell>
          <table:table-cell office:value-type="float" office:value="79327" calcext:value-type="float">
            <text:p>79327</text:p>
          </table:table-cell>
        </table:table-row>
        <table:table-row table:style-name="ro1">
          <table:table-cell office:value-type="string" calcext:value-type="string">
            <text:p>16/12/2023</text:p>
          </table:table-cell>
          <table:table-cell office:value-type="float" office:value="73427" calcext:value-type="float">
            <text:p>73427</text:p>
          </table:table-cell>
        </table:table-row>
        <table:table-row table:style-name="ro1">
          <table:table-cell office:value-type="string" calcext:value-type="string">
            <text:p>17/12/2023</text:p>
          </table:table-cell>
          <table:table-cell office:value-type="float" office:value="59255" calcext:value-type="float">
            <text:p>59255</text:p>
          </table:table-cell>
        </table:table-row>
        <table:table-row table:style-name="ro1">
          <table:table-cell office:value-type="string" calcext:value-type="string">
            <text:p>18/12/2023</text:p>
          </table:table-cell>
          <table:table-cell office:value-type="float" office:value="53521" calcext:value-type="float">
            <text:p>53521</text:p>
          </table:table-cell>
        </table:table-row>
        <table:table-row table:style-name="ro1">
          <table:table-cell office:value-type="string" calcext:value-type="string">
            <text:p>19/12/2023</text:p>
          </table:table-cell>
          <table:table-cell office:value-type="float" office:value="34166" calcext:value-type="float">
            <text:p>34166</text:p>
          </table:table-cell>
        </table:table-row>
        <table:table-row table:style-name="ro1">
          <table:table-cell office:value-type="string" calcext:value-type="string">
            <text:p>20/12/2023</text:p>
          </table:table-cell>
          <table:table-cell office:value-type="float" office:value="15722" calcext:value-type="float">
            <text:p>15722</text:p>
          </table:table-cell>
        </table:table-row>
        <table:table-row table:style-name="ro1">
          <table:table-cell office:value-type="string" calcext:value-type="string">
            <text:p>21/12/2023</text:p>
          </table:table-cell>
          <table:table-cell office:value-type="float" office:value="41464" calcext:value-type="float">
            <text:p>41464</text:p>
          </table:table-cell>
        </table:table-row>
        <table:table-row table:style-name="ro1">
          <table:table-cell office:value-type="string" calcext:value-type="string">
            <text:p>22/12/2023</text:p>
          </table:table-cell>
          <table:table-cell office:value-type="float" office:value="82361" calcext:value-type="float">
            <text:p>82361</text:p>
          </table:table-cell>
        </table:table-row>
        <table:table-row table:style-name="ro1">
          <table:table-cell office:value-type="string" calcext:value-type="string">
            <text:p>23/12/2023</text:p>
          </table:table-cell>
          <table:table-cell office:value-type="float" office:value="69145" calcext:value-type="float">
            <text:p>69145</text:p>
          </table:table-cell>
        </table:table-row>
        <table:table-row table:style-name="ro1">
          <table:table-cell office:value-type="string" calcext:value-type="string">
            <text:p>24/12/2023</text:p>
          </table:table-cell>
          <table:table-cell office:value-type="float" office:value="12641" calcext:value-type="float">
            <text:p>12641</text:p>
          </table:table-cell>
        </table:table-row>
        <table:table-row table:style-name="ro1">
          <table:table-cell office:value-type="string" calcext:value-type="string">
            <text:p>25/12/2023</text:p>
          </table:table-cell>
          <table:table-cell office:value-type="float" office:value="60016" calcext:value-type="float">
            <text:p>60016</text:p>
          </table:table-cell>
        </table:table-row>
        <table:table-row table:style-name="ro1">
          <table:table-cell office:value-type="string" calcext:value-type="string">
            <text:p>26/12/2023</text:p>
          </table:table-cell>
          <table:table-cell office:value-type="float" office:value="46463" calcext:value-type="float">
            <text:p>46463</text:p>
          </table:table-cell>
        </table:table-row>
        <table:table-row table:style-name="ro1">
          <table:table-cell office:value-type="string" calcext:value-type="string">
            <text:p>27/12/2023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28/12/2023</text:p>
          </table:table-cell>
          <table:table-cell office:value-type="float" office:value="69376" calcext:value-type="float">
            <text:p>69376</text:p>
          </table:table-cell>
        </table:table-row>
        <table:table-row table:style-name="ro1">
          <table:table-cell office:value-type="string" calcext:value-type="string">
            <text:p>29/12/2023</text:p>
          </table:table-cell>
          <table:table-cell office:value-type="float" office:value="14985" calcext:value-type="float">
            <text:p>14985</text:p>
          </table:table-cell>
        </table:table-row>
        <table:table-row table:style-name="ro1">
          <table:table-cell office:value-type="string" calcext:value-type="string">
            <text:p>30/12/2023</text:p>
          </table:table-cell>
          <table:table-cell office:value-type="float" office:value="62362" calcext:value-type="float">
            <text:p>62362</text:p>
          </table:table-cell>
        </table:table-row>
        <table:table-row table:style-name="ro1">
          <table:table-cell office:value-type="string" calcext:value-type="string">
            <text:p>31/12/2023</text:p>
          </table:table-cell>
          <table:table-cell office:value-type="float" office:value="24769" calcext:value-type="float">
            <text:p>24769</text:p>
          </table:table-cell>
        </table:table-row>
        <table:table-row table:style-name="ro1">
          <table:table-cell office:value-type="string" calcext:value-type="string">
            <text:p>01/01/2024</text:p>
          </table:table-cell>
          <table:table-cell office:value-type="float" office:value="21061" calcext:value-type="float">
            <text:p>21061</text:p>
          </table:table-cell>
        </table:table-row>
        <table:table-row table:style-name="ro1">
          <table:table-cell office:value-type="string" calcext:value-type="string">
            <text:p>02/01/2024</text:p>
          </table:table-cell>
          <table:table-cell office:value-type="float" office:value="59739" calcext:value-type="float">
            <text:p>59739</text:p>
          </table:table-cell>
        </table:table-row>
        <table:table-row table:style-name="ro1">
          <table:table-cell office:value-type="string" calcext:value-type="string">
            <text:p>03/01/2024</text:p>
          </table:table-cell>
          <table:table-cell office:value-type="float" office:value="49866" calcext:value-type="float">
            <text:p>49866</text:p>
          </table:table-cell>
        </table:table-row>
        <table:table-row table:style-name="ro1">
          <table:table-cell office:value-type="string" calcext:value-type="string">
            <text:p>04/01/2024</text:p>
          </table:table-cell>
          <table:table-cell office:value-type="float" office:value="46801" calcext:value-type="float">
            <text:p>46801</text:p>
          </table:table-cell>
        </table:table-row>
        <table:table-row table:style-name="ro1">
          <table:table-cell office:value-type="string" calcext:value-type="string">
            <text:p>05/01/2024</text:p>
          </table:table-cell>
          <table:table-cell office:value-type="float" office:value="66805" calcext:value-type="float">
            <text:p>66805</text:p>
          </table:table-cell>
        </table:table-row>
        <table:table-row table:style-name="ro1">
          <table:table-cell office:value-type="string" calcext:value-type="string">
            <text:p>06/01/2024</text:p>
          </table:table-cell>
          <table:table-cell office:value-type="float" office:value="71901" calcext:value-type="float">
            <text:p>71901</text:p>
          </table:table-cell>
        </table:table-row>
        <table:table-row table:style-name="ro1">
          <table:table-cell office:value-type="string" calcext:value-type="string">
            <text:p>07/01/2024</text:p>
          </table:table-cell>
          <table:table-cell office:value-type="float" office:value="55223" calcext:value-type="float">
            <text:p>55223</text:p>
          </table:table-cell>
        </table:table-row>
        <table:table-row table:style-name="ro1">
          <table:table-cell office:value-type="string" calcext:value-type="string">
            <text:p>08/01/2024</text:p>
          </table:table-cell>
          <table:table-cell office:value-type="float" office:value="20514" calcext:value-type="float">
            <text:p>20514</text:p>
          </table:table-cell>
        </table:table-row>
        <table:table-row table:style-name="ro1">
          <table:table-cell office:value-type="string" calcext:value-type="string">
            <text:p>09/01/2024</text:p>
          </table:table-cell>
          <table:table-cell office:value-type="float" office:value="53652" calcext:value-type="float">
            <text:p>53652</text:p>
          </table:table-cell>
        </table:table-row>
        <table:table-row table:style-name="ro1">
          <table:table-cell office:value-type="string" calcext:value-type="string">
            <text:p>10/01/2024</text:p>
          </table:table-cell>
          <table:table-cell office:value-type="float" office:value="68064" calcext:value-type="float">
            <text:p>68064</text:p>
          </table:table-cell>
        </table:table-row>
        <table:table-row table:style-name="ro1">
          <table:table-cell office:value-type="string" calcext:value-type="string">
            <text:p>11/01/2024</text:p>
          </table:table-cell>
          <table:table-cell office:value-type="float" office:value="37641" calcext:value-type="float">
            <text:p>37641</text:p>
          </table:table-cell>
        </table:table-row>
        <table:table-row table:style-name="ro1">
          <table:table-cell office:value-type="string" calcext:value-type="string">
            <text:p>12/01/2024</text:p>
          </table:table-cell>
          <table:table-cell office:value-type="float" office:value="69694" calcext:value-type="float">
            <text:p>69694</text:p>
          </table:table-cell>
        </table:table-row>
        <table:table-row table:style-name="ro1">
          <table:table-cell office:value-type="string" calcext:value-type="string">
            <text:p>13/01/2024</text:p>
          </table:table-cell>
          <table:table-cell office:value-type="float" office:value="74502" calcext:value-type="float">
            <text:p>74502</text:p>
          </table:table-cell>
        </table:table-row>
        <table:table-row table:style-name="ro1">
          <table:table-cell office:value-type="string" calcext:value-type="string">
            <text:p>14/01/2024</text:p>
          </table:table-cell>
          <table:table-cell office:value-type="float" office:value="22753" calcext:value-type="float">
            <text:p>22753</text:p>
          </table:table-cell>
        </table:table-row>
        <table:table-row table:style-name="ro1">
          <table:table-cell office:value-type="string" calcext:value-type="string">
            <text:p>15/01/2024</text:p>
          </table:table-cell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string" calcext:value-type="string">
            <text:p>16/01/2024</text:p>
          </table:table-cell>
          <table:table-cell office:value-type="float" office:value="26955" calcext:value-type="float">
            <text:p>26955</text:p>
          </table:table-cell>
        </table:table-row>
        <table:table-row table:style-name="ro1">
          <table:table-cell office:value-type="string" calcext:value-type="string">
            <text:p>17/01/2024</text:p>
          </table:table-cell>
          <table:table-cell office:value-type="float" office:value="30827" calcext:value-type="float">
            <text:p>30827</text:p>
          </table:table-cell>
        </table:table-row>
        <table:table-row table:style-name="ro1">
          <table:table-cell office:value-type="string" calcext:value-type="string">
            <text:p>18/01/2024</text:p>
          </table:table-cell>
          <table:table-cell office:value-type="float" office:value="55715" calcext:value-type="float">
            <text:p>55715</text:p>
          </table:table-cell>
        </table:table-row>
        <table:table-row table:style-name="ro1">
          <table:table-cell office:value-type="string" calcext:value-type="string">
            <text:p>19/01/2024</text:p>
          </table:table-cell>
          <table:table-cell office:value-type="float" office:value="69581" calcext:value-type="float">
            <text:p>69581</text:p>
          </table:table-cell>
        </table:table-row>
        <table:table-row table:style-name="ro1">
          <table:table-cell office:value-type="string" calcext:value-type="string">
            <text:p>20/01/2024</text:p>
          </table:table-cell>
          <table:table-cell office:value-type="float" office:value="39088" calcext:value-type="float">
            <text:p>39088</text:p>
          </table:table-cell>
        </table:table-row>
        <table:table-row table:style-name="ro1">
          <table:table-cell office:value-type="string" calcext:value-type="string">
            <text:p>21/01/2024</text:p>
          </table:table-cell>
          <table:table-cell office:value-type="float" office:value="75331" calcext:value-type="float">
            <text:p>75331</text:p>
          </table:table-cell>
        </table:table-row>
        <table:table-row table:style-name="ro1">
          <table:table-cell office:value-type="string" calcext:value-type="string">
            <text:p>22/01/2024</text:p>
          </table:table-cell>
          <table:table-cell office:value-type="float" office:value="53675" calcext:value-type="float">
            <text:p>53675</text:p>
          </table:table-cell>
        </table:table-row>
        <table:table-row table:style-name="ro1">
          <table:table-cell office:value-type="string" calcext:value-type="string">
            <text:p>23/01/2024</text:p>
          </table:table-cell>
          <table:table-cell office:value-type="float" office:value="45914" calcext:value-type="float">
            <text:p>45914</text:p>
          </table:table-cell>
        </table:table-row>
        <table:table-row table:style-name="ro1">
          <table:table-cell office:value-type="string" calcext:value-type="string">
            <text:p>24/01/2024</text:p>
          </table:table-cell>
          <table:table-cell office:value-type="float" office:value="43769" calcext:value-type="float">
            <text:p>43769</text:p>
          </table:table-cell>
        </table:table-row>
        <table:table-row table:style-name="ro1">
          <table:table-cell office:value-type="string" calcext:value-type="string">
            <text:p>25/01/2024</text:p>
          </table:table-cell>
          <table:table-cell office:value-type="float" office:value="26639" calcext:value-type="float">
            <text:p>26639</text:p>
          </table:table-cell>
        </table:table-row>
        <table:table-row table:style-name="ro1">
          <table:table-cell office:value-type="string" calcext:value-type="string">
            <text:p>26/01/2024</text:p>
          </table:table-cell>
          <table:table-cell office:value-type="float" office:value="19013" calcext:value-type="float">
            <text:p>19013</text:p>
          </table:table-cell>
        </table:table-row>
        <table:table-row table:style-name="ro1">
          <table:table-cell office:value-type="string" calcext:value-type="string">
            <text:p>27/01/2024</text:p>
          </table:table-cell>
          <table:table-cell office:value-type="float" office:value="15082" calcext:value-type="float">
            <text:p>15082</text:p>
          </table:table-cell>
        </table:table-row>
        <table:table-row table:style-name="ro1">
          <table:table-cell office:value-type="string" calcext:value-type="string">
            <text:p>28/01/2024</text:p>
          </table:table-cell>
          <table:table-cell office:value-type="float" office:value="64942" calcext:value-type="float">
            <text:p>64942</text:p>
          </table:table-cell>
        </table:table-row>
        <table:table-row table:style-name="ro1">
          <table:table-cell office:value-type="string" calcext:value-type="string">
            <text:p>29/01/2024</text:p>
          </table:table-cell>
          <table:table-cell office:value-type="float" office:value="74547" calcext:value-type="float">
            <text:p>74547</text:p>
          </table:table-cell>
        </table:table-row>
        <table:table-row table:style-name="ro1">
          <table:table-cell office:value-type="string" calcext:value-type="string">
            <text:p>30/01/2024</text:p>
          </table:table-cell>
          <table:table-cell office:value-type="float" office:value="21941" calcext:value-type="float">
            <text:p>21941</text:p>
          </table:table-cell>
        </table:table-row>
        <table:table-row table:style-name="ro1">
          <table:table-cell office:value-type="string" calcext:value-type="string">
            <text:p>31/01/2024</text:p>
          </table:table-cell>
          <table:table-cell office:value-type="float" office:value="12006" calcext:value-type="float">
            <text:p>12006</text:p>
          </table:table-cell>
        </table:table-row>
        <table:table-row table:style-name="ro1">
          <table:table-cell office:value-type="string" calcext:value-type="string">
            <text:p>01/02/2024</text:p>
          </table:table-cell>
          <table:table-cell office:value-type="float" office:value="68476" calcext:value-type="float">
            <text:p>68476</text:p>
          </table:table-cell>
        </table:table-row>
        <table:table-row table:style-name="ro1">
          <table:table-cell office:value-type="string" calcext:value-type="string">
            <text:p>02/02/2024</text:p>
          </table:table-cell>
          <table:table-cell office:value-type="float" office:value="63134" calcext:value-type="float">
            <text:p>63134</text:p>
          </table:table-cell>
        </table:table-row>
        <table:table-row table:style-name="ro1">
          <table:table-cell office:value-type="string" calcext:value-type="string">
            <text:p>03/02/2024</text:p>
          </table:table-cell>
          <table:table-cell office:value-type="float" office:value="51662" calcext:value-type="float">
            <text:p>51662</text:p>
          </table:table-cell>
        </table:table-row>
        <table:table-row table:style-name="ro1">
          <table:table-cell office:value-type="string" calcext:value-type="string">
            <text:p>04/02/2024</text:p>
          </table:table-cell>
          <table:table-cell office:value-type="float" office:value="62869" calcext:value-type="float">
            <text:p>62869</text:p>
          </table:table-cell>
        </table:table-row>
        <table:table-row table:style-name="ro1">
          <table:table-cell office:value-type="string" calcext:value-type="string">
            <text:p>05/02/2024</text:p>
          </table:table-cell>
          <table:table-cell office:value-type="float" office:value="36079" calcext:value-type="float">
            <text:p>36079</text:p>
          </table:table-cell>
        </table:table-row>
        <table:table-row table:style-name="ro1">
          <table:table-cell office:value-type="string" calcext:value-type="string">
            <text:p>06/02/2024</text:p>
          </table:table-cell>
          <table:table-cell office:value-type="float" office:value="23925" calcext:value-type="float">
            <text:p>23925</text:p>
          </table:table-cell>
        </table:table-row>
        <table:table-row table:style-name="ro1">
          <table:table-cell office:value-type="string" calcext:value-type="string">
            <text:p>07/02/2024</text:p>
          </table:table-cell>
          <table:table-cell office:value-type="float" office:value="39123" calcext:value-type="float">
            <text:p>39123</text:p>
          </table:table-cell>
        </table:table-row>
        <table:table-row table:style-name="ro1">
          <table:table-cell office:value-type="string" calcext:value-type="string">
            <text:p>08/02/2024</text:p>
          </table:table-cell>
          <table:table-cell office:value-type="float" office:value="54236" calcext:value-type="float">
            <text:p>54236</text:p>
          </table:table-cell>
        </table:table-row>
        <table:table-row table:style-name="ro1">
          <table:table-cell office:value-type="string" calcext:value-type="string">
            <text:p>09/02/2024</text:p>
          </table:table-cell>
          <table:table-cell office:value-type="float" office:value="38346" calcext:value-type="float">
            <text:p>38346</text:p>
          </table:table-cell>
        </table:table-row>
        <table:table-row table:style-name="ro1">
          <table:table-cell office:value-type="string" calcext:value-type="string">
            <text:p>10/02/2024</text:p>
          </table:table-cell>
          <table:table-cell office:value-type="float" office:value="49681" calcext:value-type="float">
            <text:p>49681</text:p>
          </table:table-cell>
        </table:table-row>
        <table:table-row table:style-name="ro1">
          <table:table-cell office:value-type="string" calcext:value-type="string">
            <text:p>11/02/2024</text:p>
          </table:table-cell>
          <table:table-cell office:value-type="float" office:value="64578" calcext:value-type="float">
            <text:p>64578</text:p>
          </table:table-cell>
        </table:table-row>
        <table:table-row table:style-name="ro1">
          <table:table-cell office:value-type="string" calcext:value-type="string">
            <text:p>12/02/2024</text:p>
          </table:table-cell>
          <table:table-cell office:value-type="float" office:value="73705" calcext:value-type="float">
            <text:p>73705</text:p>
          </table:table-cell>
        </table:table-row>
        <table:table-row table:style-name="ro1">
          <table:table-cell office:value-type="string" calcext:value-type="string">
            <text:p>13/02/2024</text:p>
          </table:table-cell>
          <table:table-cell office:value-type="float" office:value="54493" calcext:value-type="float">
            <text:p>54493</text:p>
          </table:table-cell>
        </table:table-row>
        <table:table-row table:style-name="ro1">
          <table:table-cell office:value-type="string" calcext:value-type="string">
            <text:p>14/02/2024</text:p>
          </table:table-cell>
          <table:table-cell office:value-type="float" office:value="22710" calcext:value-type="float">
            <text:p>22710</text:p>
          </table:table-cell>
        </table:table-row>
        <table:table-row table:style-name="ro1">
          <table:table-cell office:value-type="string" calcext:value-type="string">
            <text:p>15/02/2024</text:p>
          </table:table-cell>
          <table:table-cell office:value-type="float" office:value="15761" calcext:value-type="float">
            <text:p>15761</text:p>
          </table:table-cell>
        </table:table-row>
        <table:table-row table:style-name="ro1">
          <table:table-cell office:value-type="string" calcext:value-type="string">
            <text:p>16/02/2024</text:p>
          </table:table-cell>
          <table:table-cell office:value-type="float" office:value="38043" calcext:value-type="float">
            <text:p>38043</text:p>
          </table:table-cell>
        </table:table-row>
        <table:table-row table:style-name="ro1">
          <table:table-cell office:value-type="string" calcext:value-type="string">
            <text:p>17/02/2024</text:p>
          </table:table-cell>
          <table:table-cell office:value-type="float" office:value="53459" calcext:value-type="float">
            <text:p>53459</text:p>
          </table:table-cell>
        </table:table-row>
        <table:table-row table:style-name="ro1">
          <table:table-cell office:value-type="string" calcext:value-type="string">
            <text:p>18/02/2024</text:p>
          </table:table-cell>
          <table:table-cell office:value-type="float" office:value="43797" calcext:value-type="float">
            <text:p>43797</text:p>
          </table:table-cell>
        </table:table-row>
        <table:table-row table:style-name="ro1">
          <table:table-cell office:value-type="string" calcext:value-type="string">
            <text:p>19/02/2024</text:p>
          </table:table-cell>
          <table:table-cell office:value-type="float" office:value="10772" calcext:value-type="float">
            <text:p>10772</text:p>
          </table:table-cell>
        </table:table-row>
        <table:table-row table:style-name="ro1">
          <table:table-cell office:value-type="string" calcext:value-type="string">
            <text:p>20/02/2024</text:p>
          </table:table-cell>
          <table:table-cell office:value-type="float" office:value="25056" calcext:value-type="float">
            <text:p>25056</text:p>
          </table:table-cell>
        </table:table-row>
        <table:table-row table:style-name="ro1">
          <table:table-cell office:value-type="string" calcext:value-type="string">
            <text:p>21/02/2024</text:p>
          </table:table-cell>
          <table:table-cell office:value-type="float" office:value="54249" calcext:value-type="float">
            <text:p>54249</text:p>
          </table:table-cell>
        </table:table-row>
        <table:table-row table:style-name="ro1">
          <table:table-cell office:value-type="string" calcext:value-type="string">
            <text:p>22/02/2024</text:p>
          </table:table-cell>
          <table:table-cell office:value-type="float" office:value="68519" calcext:value-type="float">
            <text:p>68519</text:p>
          </table:table-cell>
        </table:table-row>
        <table:table-row table:style-name="ro1">
          <table:table-cell office:value-type="string" calcext:value-type="string">
            <text:p>23/02/2024</text:p>
          </table:table-cell>
          <table:table-cell office:value-type="float" office:value="37272" calcext:value-type="float">
            <text:p>37272</text:p>
          </table:table-cell>
        </table:table-row>
        <table:table-row table:style-name="ro1">
          <table:table-cell office:value-type="string" calcext:value-type="string">
            <text:p>24/02/2024</text:p>
          </table:table-cell>
          <table:table-cell office:value-type="float" office:value="9643" calcext:value-type="float">
            <text:p>9643</text:p>
          </table:table-cell>
        </table:table-row>
        <table:table-row table:style-name="ro1">
          <table:table-cell office:value-type="string" calcext:value-type="string">
            <text:p>25/02/2024</text:p>
          </table:table-cell>
          <table:table-cell office:value-type="float" office:value="66425" calcext:value-type="float">
            <text:p>66425</text:p>
          </table:table-cell>
        </table:table-row>
        <table:table-row table:style-name="ro1">
          <table:table-cell office:value-type="string" calcext:value-type="string">
            <text:p>26/02/2024</text:p>
          </table:table-cell>
          <table:table-cell office:value-type="float" office:value="42252" calcext:value-type="float">
            <text:p>42252</text:p>
          </table:table-cell>
        </table:table-row>
        <table:table-row table:style-name="ro1">
          <table:table-cell office:value-type="string" calcext:value-type="string">
            <text:p>27/02/2024</text:p>
          </table:table-cell>
          <table:table-cell office:value-type="float" office:value="14962" calcext:value-type="float">
            <text:p>14962</text:p>
          </table:table-cell>
        </table:table-row>
        <table:table-row table:style-name="ro1">
          <table:table-cell office:value-type="string" calcext:value-type="string">
            <text:p>28/02/2024</text:p>
          </table:table-cell>
          <table:table-cell office:value-type="float" office:value="35004" calcext:value-type="float">
            <text:p>35004</text:p>
          </table:table-cell>
        </table:table-row>
        <table:table-row table:style-name="ro1">
          <table:table-cell office:value-type="string" calcext:value-type="string">
            <text:p>29/02/2024</text:p>
          </table:table-cell>
          <table:table-cell office:value-type="float" office:value="48815" calcext:value-type="float">
            <text:p>48815</text:p>
          </table:table-cell>
        </table:table-row>
        <table:table-row table:style-name="ro1">
          <table:table-cell office:value-type="string" calcext:value-type="string">
            <text:p>01/03/2024</text:p>
          </table:table-cell>
          <table:table-cell office:value-type="float" office:value="35722" calcext:value-type="float">
            <text:p>35722</text:p>
          </table:table-cell>
        </table:table-row>
        <table:table-row table:style-name="ro1">
          <table:table-cell office:value-type="string" calcext:value-type="string">
            <text:p>02/03/2024</text:p>
          </table:table-cell>
          <table:table-cell office:value-type="float" office:value="11363" calcext:value-type="float">
            <text:p>11363</text:p>
          </table:table-cell>
        </table:table-row>
        <table:table-row table:style-name="ro1">
          <table:table-cell office:value-type="string" calcext:value-type="string">
            <text:p>03/03/2024</text:p>
          </table:table-cell>
          <table:table-cell office:value-type="float" office:value="65763" calcext:value-type="float">
            <text:p>65763</text:p>
          </table:table-cell>
        </table:table-row>
        <table:table-row table:style-name="ro1">
          <table:table-cell office:value-type="string" calcext:value-type="string">
            <text:p>04/03/2024</text:p>
          </table:table-cell>
          <table:table-cell office:value-type="float" office:value="47245" calcext:value-type="float">
            <text:p>47245</text:p>
          </table:table-cell>
        </table:table-row>
        <table:table-row table:style-name="ro1">
          <table:table-cell office:value-type="string" calcext:value-type="string">
            <text:p>05/03/2024</text:p>
          </table:table-cell>
          <table:table-cell office:value-type="float" office:value="62349" calcext:value-type="float">
            <text:p>62349</text:p>
          </table:table-cell>
        </table:table-row>
        <table:table-row table:style-name="ro1">
          <table:table-cell office:value-type="string" calcext:value-type="string">
            <text:p>06/03/2024</text:p>
          </table:table-cell>
          <table:table-cell office:value-type="float" office:value="56726" calcext:value-type="float">
            <text:p>56726</text:p>
          </table:table-cell>
        </table:table-row>
        <table:table-row table:style-name="ro1">
          <table:table-cell office:value-type="string" calcext:value-type="string">
            <text:p>07/03/2024</text:p>
          </table:table-cell>
          <table:table-cell office:value-type="float" office:value="35254" calcext:value-type="float">
            <text:p>35254</text:p>
          </table:table-cell>
        </table:table-row>
        <table:table-row table:style-name="ro1">
          <table:table-cell office:value-type="string" calcext:value-type="string">
            <text:p>08/03/2024</text:p>
          </table:table-cell>
          <table:table-cell office:value-type="float" office:value="57437" calcext:value-type="float">
            <text:p>57437</text:p>
          </table:table-cell>
        </table:table-row>
        <table:table-row table:style-name="ro1">
          <table:table-cell office:value-type="string" calcext:value-type="string">
            <text:p>09/03/2024</text:p>
          </table:table-cell>
          <table:table-cell office:value-type="float" office:value="65140" calcext:value-type="float">
            <text:p>65140</text:p>
          </table:table-cell>
        </table:table-row>
        <table:table-row table:style-name="ro1">
          <table:table-cell office:value-type="string" calcext:value-type="string">
            <text:p>10/03/2024</text:p>
          </table:table-cell>
          <table:table-cell office:value-type="float" office:value="62219" calcext:value-type="float">
            <text:p>62219</text:p>
          </table:table-cell>
        </table:table-row>
        <table:table-row table:style-name="ro1">
          <table:table-cell office:value-type="string" calcext:value-type="string">
            <text:p>11/03/2024</text:p>
          </table:table-cell>
          <table:table-cell office:value-type="float" office:value="58629" calcext:value-type="float">
            <text:p>58629</text:p>
          </table:table-cell>
        </table:table-row>
        <table:table-row table:style-name="ro1">
          <table:table-cell office:value-type="string" calcext:value-type="string">
            <text:p>12/03/2024</text:p>
          </table:table-cell>
          <table:table-cell office:value-type="float" office:value="61710" calcext:value-type="float">
            <text:p>61710</text:p>
          </table:table-cell>
        </table:table-row>
        <table:table-row table:style-name="ro1">
          <table:table-cell office:value-type="string" calcext:value-type="string">
            <text:p>13/03/2024</text:p>
          </table:table-cell>
          <table:table-cell office:value-type="float" office:value="49483" calcext:value-type="float">
            <text:p>49483</text:p>
          </table:table-cell>
        </table:table-row>
        <table:table-row table:style-name="ro1">
          <table:table-cell office:value-type="string" calcext:value-type="string">
            <text:p>14/03/2024</text:p>
          </table:table-cell>
          <table:table-cell office:value-type="float" office:value="42762" calcext:value-type="float">
            <text:p>42762</text:p>
          </table:table-cell>
        </table:table-row>
        <table:table-row table:style-name="ro1">
          <table:table-cell office:value-type="string" calcext:value-type="string">
            <text:p>15/03/2024</text:p>
          </table:table-cell>
          <table:table-cell office:value-type="float" office:value="49533" calcext:value-type="float">
            <text:p>49533</text:p>
          </table:table-cell>
        </table:table-row>
        <table:table-row table:style-name="ro1">
          <table:table-cell office:value-type="string" calcext:value-type="string">
            <text:p>16/03/2024</text:p>
          </table:table-cell>
          <table:table-cell office:value-type="float" office:value="32667" calcext:value-type="float">
            <text:p>32667</text:p>
          </table:table-cell>
        </table:table-row>
        <table:table-row table:style-name="ro1">
          <table:table-cell office:value-type="string" calcext:value-type="string">
            <text:p>17/03/2024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string" calcext:value-type="string">
            <text:p>18/03/2024</text:p>
          </table:table-cell>
          <table:table-cell office:value-type="float" office:value="41670" calcext:value-type="float">
            <text:p>41670</text:p>
          </table:table-cell>
        </table:table-row>
        <table:table-row table:style-name="ro1">
          <table:table-cell office:value-type="string" calcext:value-type="string">
            <text:p>19/03/2024</text:p>
          </table:table-cell>
          <table:table-cell office:value-type="float" office:value="43924" calcext:value-type="float">
            <text:p>43924</text:p>
          </table:table-cell>
        </table:table-row>
        <table:table-row table:style-name="ro1">
          <table:table-cell office:value-type="string" calcext:value-type="string">
            <text:p>20/03/2024</text:p>
          </table:table-cell>
          <table:table-cell office:value-type="float" office:value="12591" calcext:value-type="float">
            <text:p>12591</text:p>
          </table:table-cell>
        </table:table-row>
        <table:table-row table:style-name="ro1">
          <table:table-cell office:value-type="string" calcext:value-type="string">
            <text:p>21/03/2024</text:p>
          </table:table-cell>
          <table:table-cell office:value-type="float" office:value="53169" calcext:value-type="float">
            <text:p>53169</text:p>
          </table:table-cell>
        </table:table-row>
        <table:table-row table:style-name="ro1">
          <table:table-cell office:value-type="string" calcext:value-type="string">
            <text:p>22/03/2024</text:p>
          </table:table-cell>
          <table:table-cell office:value-type="float" office:value="39634" calcext:value-type="float">
            <text:p>39634</text:p>
          </table:table-cell>
        </table:table-row>
        <table:table-row table:style-name="ro1">
          <table:table-cell office:value-type="string" calcext:value-type="string">
            <text:p>23/03/2024</text:p>
          </table:table-cell>
          <table:table-cell office:value-type="float" office:value="22018" calcext:value-type="float">
            <text:p>22018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2:34:57.078000000</meta:creation-date>
    <dc:date>2024-03-23T12:47:37.449000000</dc:date>
    <meta:editing-duration>PT12M40S</meta:editing-duration>
    <meta:editing-cycles>2</meta:editing-cycles>
    <meta:generator>LibreOffice/7.4.0.3$Windows_X86_64 LibreOffice_project/f85e47c08ddd19c015c0114a68350214f7066f5a</meta:generator>
    <meta:document-statistic meta:table-count="1" meta:cell-count="1934" meta:object-count="0"/>
  </office:meta>
</office:document-meta>
</file>